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sans-serif" svg:font-family="'Arial, sans-serif'"/>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48.39pt"/>
    </style:style>
    <style:style style:name="co2" style:family="table-column">
      <style:table-column-properties fo:break-before="auto" style:column-width="115.91pt"/>
    </style:style>
    <style:style style:name="co3" style:family="table-column">
      <style:table-column-properties fo:break-before="auto" style:column-width="314.31pt"/>
    </style:style>
    <style:style style:name="co4" style:family="table-column">
      <style:table-column-properties fo:break-before="auto" style:column-width="144.45pt"/>
    </style:style>
    <style:style style:name="co5" style:family="table-column">
      <style:table-column-properties fo:break-before="auto" style:column-width="574.64pt"/>
    </style:style>
    <style:style style:name="co6" style:family="table-column">
      <style:table-column-properties fo:break-before="auto" style:column-width="142.84pt"/>
    </style:style>
    <style:style style:name="co7" style:family="table-column">
      <style:table-column-properties fo:break-before="auto" style:column-width="220.59pt"/>
    </style:style>
    <style:style style:name="co8" style:family="table-column">
      <style:table-column-properties fo:break-before="auto" style:column-width="150.01pt"/>
    </style:style>
    <style:style style:name="co9" style:family="table-column">
      <style:table-column-properties fo:break-before="auto" style:column-width="170.59pt"/>
    </style:style>
    <style:style style:name="co10" style:family="table-column">
      <style:table-column-properties fo:break-before="auto" style:column-width="101.59pt"/>
    </style:style>
    <style:style style:name="co11" style:family="table-column">
      <style:table-column-properties fo:break-before="auto" style:column-width="97.65pt"/>
    </style:style>
    <style:style style:name="co12" style:family="table-column">
      <style:table-column-properties fo:break-before="auto" style:column-width="80.16pt"/>
    </style:style>
    <style:style style:name="co13" style:family="table-column">
      <style:table-column-properties fo:break-before="auto" style:column-width="149.24pt"/>
    </style:style>
    <style:style style:name="co14" style:family="table-column">
      <style:table-column-properties fo:break-before="auto" style:column-width="198.4pt"/>
    </style:style>
    <style:style style:name="co15" style:family="table-column">
      <style:table-column-properties fo:break-before="auto" style:column-width="391.29pt"/>
    </style:style>
    <style:style style:name="co16" style:family="table-column">
      <style:table-column-properties fo:break-before="auto" style:column-width="188.9pt"/>
    </style:style>
    <style:style style:name="co17" style:family="table-column">
      <style:table-column-properties fo:break-before="auto" style:column-width="666.71pt"/>
    </style:style>
    <style:style style:name="co18" style:family="table-column">
      <style:table-column-properties fo:break-before="auto" style:column-width="131.75pt"/>
    </style:style>
    <style:style style:name="co19" style:family="table-column">
      <style:table-column-properties fo:break-before="auto" style:column-width="175.41pt"/>
    </style:style>
    <style:style style:name="co20" style:family="table-column">
      <style:table-column-properties fo:break-before="auto" style:column-width="407.96pt"/>
    </style:style>
    <style:style style:name="co21" style:family="table-column">
      <style:table-column-properties fo:break-before="auto" style:column-width="181.76pt"/>
    </style:style>
    <style:style style:name="co22" style:family="table-column">
      <style:table-column-properties fo:break-before="auto" style:column-width="485.01pt"/>
    </style:style>
    <style:style style:name="ro1" style:family="table-row">
      <style:table-row-properties style:row-height="15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15pt" fo:break-before="auto" style:use-optimal-row-height="false"/>
    </style:style>
    <style:style style:name="ta1" style:family="table" style:master-page-name="PageStyle_5f_articles">
      <style:table-properties table:display="true" style:writing-mode="lr-tb"/>
    </style:style>
    <style:style style:name="ta2" style:family="table" style:master-page-name="PageStyle_5f_RQ1">
      <style:table-properties table:display="true" style:writing-mode="lr-tb"/>
    </style:style>
    <style:style style:name="ta3" style:family="table" style:master-page-name="PageStyle_5f_RQ2">
      <style:table-properties table:display="true" style:writing-mode="lr-tb"/>
    </style:style>
    <style:style style:name="ta4" style:family="table" style:master-page-name="PageStyle_5f_RQ3">
      <style:table-properties table:display="true" style:writing-mode="lr-tb"/>
    </style:style>
    <style:style style:name="ta5" style:family="table" style:master-page-name="PageStyle_5f_RQ4-RQ5">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42424"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125">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4242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4292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ackground-color="#ffffff"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fo:text-shadow="none" style:font-name="Arial" fo:font-size="11pt" fo:font-weight="normal" style:text-underline-style="none" style:text-underline-color="font-color" style:text-line-through-type="none" fo:font-style="normal" style:text-outline="false" style:text-position="0% 100%" fo:color="#000000" style:font-name-complex="Arial" style:font-size-asian="11pt" style:font-size-complex="11pt" style:font-weight-asian="normal" style:font-weight-complex="normal" style:font-style-asian="normal" style:font-style-complex="normal"/>
    </style:style>
    <style:style style:name="T2" style:family="text">
      <style:text-properties fo:text-shadow="none" style:font-name="Arial" fo:font-size="11pt" style:text-underline-style="none" style:text-underline-color="font-color" style:text-line-through-type="none" fo:font-style="normal" style:text-outline="false" style:text-position="0% 100%" fo:color="#000000" style:font-name-complex="Arial" style:font-size-asian="11pt" style:font-size-complex="11pt" style:font-style-asian="normal" style:font-style-complex="normal" fo:font-weight="bold" style:font-weight-asian="bold" style:font-weight-complex="bold"/>
    </style:style>
    <style:style style:name="T3" style:family="text">
      <style:text-properties fo:text-shadow="none" style:font-name="Arial" fo:font-size="11pt" style:text-underline-style="none" style:text-underline-color="font-color" style:text-line-through-type="none" fo:font-style="normal" style:text-outline="false" style:text-position="0% 100%" fo:color="#000000" style:font-name-complex="Arial" style:font-size-asian="11pt" style:font-size-complex="11pt" style:font-style-asian="normal" style:font-style-complex="normal" fo:font-weight="normal" style:font-weight-asian="normal" style:font-weight-complex="normal"/>
    </style:style>
    <style:style style:name="T4"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5" style:family="text">
      <style:text-properties style:font-name="Calibri" style:font-style-complex="normal"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fo:color="#000000"/>
    </style:style>
    <style:style style:name="T6" style:family="text">
      <style:text-properties style:font-name="Calibri" style:font-style-complex="normal" fo:font-size="11pt" style:text-underline-style="none" style:text-underline-color="font-color" style:text-line-through-type="none" fo:font-style="normal" style:text-outline="false" fo:text-shadow="none" style:text-position="0% 100%" style:font-size-asian="11pt" style:font-size-complex="11pt" style:font-style-asian="normal" fo:color="#000000" fo:font-weight="bold" style:font-weight-asian="bold" style:font-weight-complex="bold"/>
    </style:style>
    <style:style style:name="T7" style:family="text">
      <style:text-properties style:font-name="Calibri" style:font-style-complex="normal" fo:font-size="11pt" style:text-underline-style="none" style:text-underline-color="font-color" style:text-line-through-type="none" fo:font-style="normal" style:text-outline="false" fo:text-shadow="none" style:text-position="0% 100%" style:font-size-asian="11pt" style:font-size-complex="11pt" style:font-style-asian="normal" fo:color="#000000" fo:font-weight="normal" style:font-weight-asian="normal" style:font-weight-complex="normal"/>
    </style:style>
    <style:style style:name="T8" style:family="text">
      <style:text-properties style:font-style-complex="normal" fo:color="#000000" fo:text-shadow="none" style:font-style-asian="normal" style:font-weight-complex="normal" style:font-weight-asian="normal" style:font-size-complex="11pt" style:font-size-asian="11pt" style:font-name-complex="Arial" style:text-outline="false" fo:font-style="normal" style:text-line-through-type="none" style:text-underline-style="none" style:text-underline-color="font-color" fo:font-weight="normal" fo:font-size="11pt" style:font-name="Arial" style:text-position="0% 100%"/>
    </style:style>
    <style:style style:name="T9" style:family="text">
      <style:text-properties style:font-style-complex="normal" fo:color="#000000" fo:text-shadow="none" style:font-style-asian="normal" style:font-size-complex="11pt" style:font-size-asian="11pt" style:font-name-complex="Arial" style:text-outline="false" fo:font-style="normal" style:text-line-through-type="none" style:text-underline-style="none" style:text-underline-color="font-color" fo:font-size="11pt" style:font-name="Arial" style:text-position="0% 100%" fo:font-weight="bold" style:font-weight-asian="bold" style:font-weight-complex="bold"/>
    </style:style>
    <style:style style:name="T10" style:family="text">
      <style:text-properties style:font-style-complex="normal" fo:color="#000000" fo:text-shadow="none" style:font-style-asian="normal" style:font-size-complex="11pt" style:font-size-asian="11pt" style:font-name-complex="Arial" style:text-outline="false" fo:font-style="normal" style:text-line-through-type="none" style:text-underline-style="none" style:text-underline-color="font-color" fo:font-size="11pt" style:font-name="Arial" style:text-position="0% 100%" fo:font-weight="normal" style:font-weight-asian="normal" style:font-weight-complex="normal"/>
    </style:style>
    <style:style style:name="T11" style:family="text">
      <style:text-properties style:font-name="Arial" style:font-style-complex="normal" style:font-style-asian="normal" style:font-weight-complex="normal" style:font-weight-asian="normal" style:font-size-complex="11pt" style:font-size-asian="11pt" style:font-name-complex="Arial" fo:color="#000000" style:text-position="0% 100%" style:text-outline="false" fo:font-style="normal" style:text-line-through-type="none" style:text-underline-style="none" style:text-underline-color="font-color" fo:font-weight="normal" fo:font-size="11pt" fo:text-shadow="none"/>
    </style:style>
    <style:style style:name="T12" style:family="text">
      <style:text-properties style:font-name="Arial" style:font-style-complex="normal" style:font-style-asian="normal" style:font-size-complex="11pt" style:font-size-asian="11pt" style:font-name-complex="Arial" fo:color="#000000" style:text-position="0% 100%" style:text-outline="false" fo:font-style="normal" style:text-line-through-type="none" style:text-underline-style="none" style:text-underline-color="font-color" fo:font-size="11pt" fo:text-shadow="none" fo:font-weight="bold" style:font-weight-asian="bold" style:font-weight-complex="bold"/>
    </style:style>
    <style:style style:name="T13" style:family="text">
      <style:text-properties fo:text-shadow="none" style:font-name="Arial" fo:font-size="10pt" fo:font-weight="normal" style:text-underline-style="none" style:text-underline-color="font-color" style:text-line-through-type="none" fo:font-style="normal" style:text-outline="false" style:text-position="0% 100%" fo:color="#000000" style:font-name-complex="Arial" style:font-size-asian="10pt" style:font-size-complex="10pt" style:font-weight-asian="normal" style:font-weight-complex="normal" style:font-style-asian="normal" style:font-style-complex="normal"/>
    </style:style>
    <style:style style:name="T14" style:family="text">
      <style:text-properties fo:text-shadow="none" style:font-name="Arial" fo:font-size="10pt" style:text-underline-style="none" style:text-underline-color="font-color" style:text-line-through-type="none" fo:font-style="normal" style:text-outline="false" style:text-position="0% 100%" fo:color="#000000" style:font-name-complex="Arial" style:font-size-asian="10pt" style:font-size-complex="10pt" style:font-style-asian="normal" style:font-style-complex="normal" fo:font-weight="bold" style:font-weight-asian="bold" style:font-weight-complex="bold"/>
    </style:style>
    <style:style style:name="T15" style:family="text">
      <style:text-properties fo:text-shadow="none" style:font-name="Arial" fo:font-size="10pt" style:text-underline-style="none" style:text-underline-color="font-color" style:text-line-through-type="none" fo:font-style="normal" style:text-outline="false" style:text-position="0% 100%" fo:color="#000000" style:font-name-complex="Arial" style:font-size-asian="10pt" style:font-size-complex="10pt" style:font-style-asian="normal" style:font-style-complex="normal" fo:font-weight="normal" style:font-weight-asian="normal" style:font-weight-complex="normal"/>
    </style:style>
    <style:style style:name="T16" style:family="text">
      <style:text-properties style:font-name="Arial" style:font-style-complex="normal" style:font-style-asian="normal" style:font-weight-complex="bold" style:font-weight-asian="bold" style:font-size-complex="11pt" style:font-size-asian="11pt" style:font-name-complex="Arial" fo:color="#000000" style:text-position="0% 100%" style:text-outline="false" fo:font-style="normal" style:text-line-through-type="none" style:text-underline-style="none" style:text-underline-color="font-color" fo:font-weight="bold" fo:font-size="11pt" fo:text-shadow="none"/>
    </style:style>
    <style:style style:name="T17" style:family="text">
      <style:text-properties style:font-name="Arial" style:font-style-complex="normal" style:font-style-asian="normal" style:font-size-complex="11pt" style:font-size-asian="11pt" style:font-name-complex="Arial"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style:style style:name="T18" style:family="text">
      <style:text-properties style:font-style-complex="normal" fo:color="#000000" fo:text-shadow="none" style:font-style-asian="normal" style:font-size-complex="11pt" style:font-size-asian="11pt" style:font-name-complex="Arial" style:text-outline="false" fo:font-style="normal" style:text-line-through-type="none" style:text-underline-style="none" style:text-underline-color="font-color" fo:font-size="11pt" style:font-name="Arial" style:text-position="0% 100%" style:font-weight-complex="bold" fo:font-weight="bold" style:font-weight-asian="bold"/>
    </style:style>
    <style:style style:name="T19" style:family="text">
      <style:text-properties style:font-style-complex="normal" fo:color="#000000" fo:text-shadow="none" style:font-style-asian="normal" style:font-weight-complex="bold" style:font-weight-asian="bold" style:font-size-complex="11pt" style:font-size-asian="11pt" style:font-name-complex="Arial" style:text-outline="false" fo:font-style="normal" style:text-line-through-type="none" style:text-underline-style="none" style:text-underline-color="font-color" fo:font-weight="bold" fo:font-size="11pt" style:font-name="Arial" style:text-position="0% 100%"/>
    </style:style>
    <style:style style:name="T20" style:family="text">
      <style:text-properties style:font-style-complex="normal" fo:color="#000000" fo:text-shadow="none" style:font-style-asian="normal" style:font-size-complex="11pt" style:font-size-asian="11pt" style:font-name-complex="Arial" style:text-outline="false" fo:font-style="normal" style:text-line-through-type="none" style:text-underline-style="none" style:text-underline-color="font-color" fo:font-size="11pt" style:font-name="Arial" style:text-position="0% 100%" fo:font-weight="normal" style:font-weight-complex="normal" style:font-weight-asian="normal"/>
    </style:style>
    <style:style style:name="T21" style:family="text">
      <style:text-properties style:font-name="Arial, sans-serif" style:font-style-complex="normal" style:font-style-asian="normal" style:font-weight-complex="normal" style:font-weight-asian="normal" style:font-size-complex="11pt" style:font-size-asian="11pt" style:font-name-complex="Arial, sans-serif" fo:color="#000000" style:text-position="0% 100%" style:text-outline="false" fo:font-style="normal" style:text-line-through-type="none" style:text-underline-style="none" style:text-underline-color="font-color" fo:font-weight="normal" fo:font-size="11pt" fo:text-shadow="none"/>
    </style:style>
    <style:style style:name="T22" style:family="text">
      <style:text-properties style:font-name="Arial, sans-serif" style:font-style-complex="normal" style:font-style-asian="normal" style:font-size-complex="11pt" style:font-size-asian="11pt" style:font-name-complex="Arial, sans-serif" fo:color="#000000" style:text-position="0% 100%" style:text-outline="false" fo:font-style="normal" style:text-line-through-type="none" style:text-underline-style="none" style:text-underline-color="font-color" fo:font-size="11pt" fo:text-shadow="none" fo:font-weight="bold" style:font-weight-asian="bold" style:font-weight-complex="bold"/>
    </style:style>
    <style:style style:name="T23" style:family="text">
      <style:text-properties fo:color="#000000" style:font-name="Arial, sans-serif" fo:font-size="11pt" fo:font-weight="normal" style:text-underline-style="none" style:text-underline-color="font-color" style:text-line-through-type="none" fo:font-style="normal" style:text-outline="false" fo:text-shadow="none" style:text-position="0% 100%" style:font-name-complex="Arial, sans-serif" style:font-size-asian="11pt" style:font-size-complex="11pt" style:font-weight-asian="normal" style:font-weight-complex="normal" style:font-style-asian="normal" style:font-style-complex="normal"/>
    </style:style>
    <style:style style:name="T24" style:family="text">
      <style:text-properties fo:text-shadow="none" style:font-name="Arial, sans-serif" fo:font-size="11pt" fo:font-weight="normal" style:text-underline-style="none" style:text-underline-color="font-color" style:text-line-through-type="none" fo:font-style="normal" style:text-outline="false" style:text-position="0% 100%" fo:color="#000000" style:font-name-complex="Arial, sans-serif" style:font-size-asian="11pt" style:font-size-complex="11pt" style:font-weight-asian="normal" style:font-weight-complex="normal" style:font-style-asian="normal" style:font-style-complex="normal"/>
    </style:style>
    <style:style style:name="T25" style:family="text">
      <style:text-properties fo:text-shadow="none" style:font-name="Arial, sans-serif" fo:font-size="11pt" style:text-underline-style="none" style:text-underline-color="font-color" style:text-line-through-type="none" fo:font-style="normal" style:text-outline="false" style:text-position="0% 100%" fo:color="#000000" style:font-name-complex="Arial, sans-serif" style:font-size-asian="11pt" style:font-size-complex="11pt" style:font-style-asian="normal" style:font-style-complex="normal" fo:font-weight="bold" style:font-weight-asian="bold" style:font-weight-complex="bold"/>
    </style:style>
    <style:style style:name="T26" style:family="text">
      <style:text-properties fo:text-shadow="none" style:font-name="Arial, sans-serif" fo:font-size="11pt" style:text-underline-style="none" style:text-underline-color="font-color" style:text-line-through-type="none" fo:font-style="normal" style:text-outline="false" style:text-position="0% 100%" fo:color="#000000" style:font-name-complex="Arial, sans-serif" style:font-size-asian="11pt" style:font-size-complex="11pt" style:font-style-asian="normal" style:font-style-complex="normal" fo:font-weight="normal" style:font-weight-asian="normal" style:font-weight-complex="normal"/>
    </style:style>
    <style:style style:name="T27" style:family="text">
      <style:text-properties style:font-style-complex="normal" fo:color="#000000" fo:text-shadow="none" style:font-style-asian="normal" style:font-weight-complex="bold" style:font-weight-asian="bold" style:font-size-complex="11pt" style:font-size-asian="11pt" style:font-name-complex="Arial, sans-serif" style:text-outline="false" fo:font-style="normal" style:text-line-through-type="none" style:text-underline-style="none" style:text-underline-color="font-color" fo:font-weight="bold" fo:font-size="11pt" style:font-name="Arial, sans-serif" style:text-position="0% 100%"/>
    </style:style>
    <style:style style:name="T28" style:family="text">
      <style:text-properties style:font-style-complex="normal" fo:color="#000000" fo:text-shadow="none" style:font-style-asian="normal" style:font-size-complex="11pt" style:font-size-asian="11pt" style:font-name-complex="Arial, sans-serif" style:text-outline="false" fo:font-style="normal" style:text-line-through-type="none" style:text-underline-style="none" style:text-underline-color="font-color" fo:font-size="11pt" style:font-name="Arial, sans-serif" style:text-position="0% 100%" fo:font-weight="normal" style:font-weight-asian="normal" style:font-weight-complex="normal"/>
    </style:style>
    <style:style style:name="T29" style:family="text">
      <style:text-properties style:font-style-complex="normal" fo:color="#000000" fo:text-shadow="none" style:font-style-asian="normal" style:font-size-complex="11pt" style:font-size-asian="11pt" style:font-name-complex="Arial, sans-serif" style:text-outline="false" fo:font-style="normal" style:text-line-through-type="none" style:text-underline-style="none" style:text-underline-color="font-color" fo:font-size="11pt" style:font-name="Arial, sans-serif" style:text-position="0% 100%" fo:font-weight="bold" style:font-weight-asian="bold" style:font-weight-complex="bold"/>
    </style:style>
    <style:style style:name="T30" style:family="text">
      <style:text-properties style:font-name="Arial, sans-serif" style:font-style-complex="normal" style:font-style-asian="normal" style:font-weight-complex="bold" style:font-weight-asian="bold" style:font-size-complex="11pt" style:font-size-asian="11pt" style:font-name-complex="Arial, sans-serif" fo:color="#000000" style:text-position="0% 100%" style:text-outline="false" fo:font-style="normal" style:text-line-through-type="none" style:text-underline-style="none" style:text-underline-color="font-color" fo:font-weight="bold" fo:font-size="11pt" fo:text-shadow="none"/>
    </style:style>
    <style:style style:name="T31" style:family="text">
      <style:text-properties style:font-name="Arial, sans-serif" style:font-style-complex="normal" style:font-style-asian="normal" style:font-size-complex="11pt" style:font-size-asian="11pt" style:font-name-complex="Arial, sans-serif"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style:style style:name="T32" style:family="text">
      <style:text-properties style:font-style-complex="normal" fo:color="#000000" fo:text-shadow="none" style:font-style-asian="normal" style:font-weight-complex="normal" style:font-weight-asian="normal" style:font-size-complex="11pt" style:font-size-asian="11pt" style:font-name-complex="Arial, sans-serif" style:text-outline="false" fo:font-style="normal" style:text-line-through-type="none" style:text-underline-style="none" style:text-underline-color="font-color" fo:font-weight="normal" fo:font-size="11pt" style:font-name="Arial, sans-serif" style:text-position="0% 100%"/>
    </style:style>
    <style:style style:name="T33" style:family="text">
      <style:text-properties style:font-style-complex="normal" fo:color="#000000" fo:text-shadow="none" style:font-style-asian="normal" style:font-size-complex="11pt" style:font-size-asian="11pt" style:font-name-complex="Arial, sans-serif" style:text-outline="false" fo:font-style="normal" style:text-line-through-type="none" style:text-underline-style="none" style:text-underline-color="font-color" fo:font-size="11pt" style:font-name="Arial, sans-serif" style:text-position="0% 100%" style:font-weight-complex="bold" fo:font-weight="bold" style:font-weight-asian="bold"/>
    </style:style>
    <style:style style:name="T34" style:family="text">
      <style:text-properties fo:text-shadow="none" fo:font-size="11pt" style:font-name="Arial" style:font-style-asian="normal" style:font-weight-complex="normal" style:font-weight-asian="normal" style:font-size-complex="11pt" style:font-size-asian="11pt" style:font-name-complex="Arial" fo:color="#000000" style:font-style-complex="normal" style:text-position="0% 100%" style:text-outline="false" fo:font-style="normal" style:text-line-through-type="none" style:text-underline-style="none" style:text-underline-color="font-color" fo:font-weight="normal"/>
    </style:style>
    <style:style style:name="T35" style:family="text">
      <style:text-properties fo:text-shadow="none" fo:font-size="11pt" style:font-name="Arial" style:font-style-asian="normal" style:font-size-complex="11pt" style:font-size-asian="11pt" style:font-name-complex="Arial" fo:color="#000000" style:font-style-complex="normal" style:text-position="0% 100%" style:text-outline="false" fo:font-style="normal" style:text-line-through-type="none" style:text-underline-style="none" style:text-underline-color="font-color" style:font-weight-complex="bold" style:font-weight-asian="bold" fo:font-weight="bold"/>
    </style:style>
    <style:style style:name="T36" style:family="text">
      <style:text-properties fo:text-shadow="none" fo:font-size="11pt" style:font-name="Arial" style:font-style-asian="normal" style:font-size-complex="11pt" style:font-size-asian="11pt" style:font-name-complex="Arial" fo:color="#000000" style:font-style-complex="normal" style:text-position="0% 100%" style:text-outline="false" fo:font-style="normal" style:text-line-through-type="none" style:text-underline-style="none" style:text-underline-color="font-color" style:font-weight-complex="normal" style:font-weight-asian="normal" fo:font-weight="normal"/>
    </style:style>
    <style:style style:name="T37" style:family="text">
      <style:text-properties fo:text-shadow="none" fo:font-size="11pt" style:font-name="Arial" style:font-style-asian="normal" style:font-size-complex="11pt" style:font-size-asian="11pt" style:font-name-complex="Arial" fo:color="#000000" style:font-style-complex="normal" style:text-position="0% 100%" style:text-outline="false" fo:font-style="normal" style:text-line-through-type="none" style:text-underline-style="none" style:text-underline-color="font-color" fo:font-weight="bold" style:font-weight-asian="bold" style:font-weight-complex="bold"/>
    </style:style>
    <style:style style:name="T38" style:family="text">
      <style:text-properties fo:text-shadow="none" fo:font-size="11pt" style:font-name="Arial" style:font-style-asian="normal" style:font-size-complex="11pt" style:font-size-asian="11pt" style:font-name-complex="Arial" fo:color="#000000" style:font-style-complex="normal" style:text-position="0% 100%" style:text-outline="false" fo:font-style="normal" style:text-line-through-type="none" style:text-underline-style="none" style:text-underline-color="font-color" fo:font-weight="normal" style:font-weight-asian="normal" style:font-weight-complex="normal"/>
    </style:style>
    <style:style style:name="T39" style:family="text">
      <style:text-properties fo:color="#00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40" style:family="text">
      <style:text-properties fo:color="#000000" style:font-name="Arial" fo:font-size="11pt" fo:font-weight="normal" style:text-underline-style="none" style:text-underline-color="font-color" style:text-line-through-type="none" fo:font-style="italic" style:text-outline="false" fo:text-shadow="none" style:text-position="0% 100%" style:font-name-complex="Arial" style:font-size-asian="11pt" style:font-size-complex="11pt" style:font-weight-asian="normal" style:font-weight-complex="normal" style:font-style-asian="italic" style:font-style-complex="italic"/>
    </style:style>
    <style:style style:name="T41" style:family="text">
      <style:text-properties fo:color="#000000" style:font-name="Arial, sans-serif" fo:font-size="11pt" fo:font-weight="normal" style:text-underline-style="none" style:text-underline-color="font-color" style:text-line-through-type="none" fo:font-style="italic" style:text-outline="false" fo:text-shadow="none" style:text-position="0% 100%" style:font-name-complex="Arial, sans-serif" style:font-size-asian="11pt" style:font-size-complex="11pt" style:font-weight-asian="normal" style:font-weight-complex="normal" style:font-style-asian="italic" style:font-style-complex="italic"/>
    </style:style>
    <style:style style:name="T42" style:family="text">
      <style:text-properties style:font-style-complex="normal" style:font-name="Arial, sans-serif" style:font-style-asian="normal" style:font-weight-complex="normal" style:font-weight-asian="normal" style:font-size-complex="11pt" style:font-size-asian="11pt" style:font-name-complex="Arial, sans-serif" style:text-position="0% 100%" fo:color="#000000" style:text-outline="false" fo:font-style="normal" style:text-line-through-type="none" style:text-underline-style="none" style:text-underline-color="font-color" fo:font-weight="normal" fo:font-size="11pt" fo:text-shadow="none"/>
    </style:style>
    <style:style style:name="T43" style:family="text">
      <style:text-properties style:font-name="Arial, sans-serif" style:font-weight-complex="normal" style:font-weight-asian="normal" style:font-size-complex="11pt" style:font-size-asian="11pt" style:font-name-complex="Arial, sans-serif" style:text-position="0% 100%" fo:color="#000000" style:text-outline="false" style:text-line-through-type="none" style:text-underline-style="none" style:text-underline-color="font-color" fo:font-weight="normal" fo:font-size="11pt" fo:text-shadow="none" fo:font-style="italic" style:font-style-asian="italic" style:font-style-complex="italic"/>
    </style:style>
    <style:style style:name="T44"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45"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46" style:family="text">
      <style:text-properties fo:color="#00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style>
    <style:style style:name="T47" style:family="text">
      <style:text-properties fo:color="#000000" style:font-name="Arial, sans-serif" fo:font-size="11pt" fo:font-weight="bold" style:text-underline-style="none" style:text-underline-color="font-color" style:text-line-through-type="none" fo:font-style="normal" style:text-outline="false" fo:text-shadow="none" style:text-position="0% 100%" style:font-name-complex="Arial, sans-serif" style:font-size-asian="11pt" style:font-size-complex="11pt" style:font-weight-asian="bold" style:font-weight-complex="bold" style:font-style-asian="normal" style:font-style-complex="normal"/>
    </style:style>
    <style:style style:name="T48" style:family="text">
      <style:text-properties fo:color="#000000" style:font-name="Calibri, sans-serif"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49" style:family="text">
      <style:text-properties fo:color="#000000" style:font-name="Calibri, sans-serif"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bold" style:font-weight-asian="bold" style:font-weight-complex="bold"/>
    </style:style>
    <style:style style:name="T50" style:family="text">
      <style:text-properties style:font-style-complex="normal" fo:color="#000000" fo:text-shadow="none" style:font-style-asian="normal" style:font-size-complex="11pt" style:font-size-asian="11pt" style:font-name-complex="Arial" style:text-outline="false" fo:font-style="normal" style:text-line-through-type="none" style:text-underline-style="none" style:text-underline-color="font-color" fo:font-size="11pt" style:font-name="Arial" style:text-position="0% 100%" style:font-weight-complex="normal" fo:font-weight="normal" style:font-weight-asian="normal"/>
    </style:style>
    <style:style style:name="T51" style:family="text">
      <style:text-properties style:font-style-complex="normal" fo:color="#000000" fo:text-shadow="none" style:font-style-asian="normal" style:font-size-complex="11pt" style:font-size-asian="11pt" style:font-name-complex="Arial" style:text-outline="false" fo:font-style="normal" style:text-line-through-type="none" style:text-underline-style="none" style:text-underline-color="font-color" fo:font-size="11pt" style:font-name="Arial" style:text-position="0% 100%" fo:font-weight="bold" style:font-weight-complex="bold" style:font-weight-asian="bold"/>
    </style:style>
    <style:style style:name="T52" style:family="text">
      <style:text-properties fo:text-shadow="none" style:font-name="Arial" fo:font-size="11pt" fo:font-weight="bold" style:text-underline-style="none" style:text-underline-color="font-color" style:text-line-through-type="none" fo:font-style="normal" style:text-outline="false" style:text-position="0% 100%" fo:color="#000000" style:font-name-complex="Arial" style:font-size-asian="11pt" style:font-size-complex="11pt" style:font-weight-asian="bold" style:font-weight-complex="bold" style:font-style-asian="normal" style:font-style-complex="normal"/>
    </style:style>
    <style:style style:name="T53" style:family="text">
      <style:text-properties fo:color="#00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bold" style:font-weight-asian="bold" style:font-weight-complex="bold"/>
    </style:style>
    <style:style style:name="T54" style:family="text">
      <style:text-properties style:font-style-complex="normal" fo:text-shadow="none" fo:color="#000000" fo:font-size="11pt" fo:font-weight="normal" style:text-underline-style="none" style:text-underline-color="font-color" style:text-line-through-type="none" fo:font-style="normal" style:text-position="0% 100%" style:font-size-asian="11pt" style:font-size-complex="11pt" style:font-weight-asian="normal" style:font-weight-complex="normal" style:font-style-asian="normal" style:font-name="Calibri" style:text-outline="false"/>
    </style:style>
    <style:style style:name="T55" style:family="text">
      <style:text-properties style:font-style-complex="normal" fo:text-shadow="none" fo:color="#000000" fo:font-size="11pt" style:text-underline-style="none" style:text-underline-color="font-color" style:text-line-through-type="none" fo:font-style="normal" style:text-position="0% 100%" style:font-size-asian="11pt" style:font-size-complex="11pt" style:font-style-asian="normal" style:font-name="Calibri" style:text-outline="false" style:font-weight-asian="bold" style:font-weight-complex="bold" fo:font-weight="bold"/>
    </style:style>
    <style:style style:name="T56" style:family="text">
      <style:text-properties style:font-style-complex="normal" fo:text-shadow="none" fo:color="#000000" fo:font-size="11pt" style:text-underline-style="none" style:text-underline-color="font-color" style:text-line-through-type="none" fo:font-style="normal" style:text-position="0% 100%" style:font-size-asian="11pt" style:font-size-complex="11pt" style:font-style-asian="normal" style:font-name="Calibri" style:text-outline="false" fo:font-weight="normal" style:font-weight-asian="normal" style:font-weight-complex="normal"/>
    </style:style>
    <style:style style:name="T57" style:family="text">
      <style:text-properties style:font-style-complex="normal" fo:text-shadow="none" fo:color="#000000" fo:font-size="11pt" style:text-underline-style="none" style:text-underline-color="font-color" style:text-line-through-type="none" fo:font-style="normal" style:text-position="0% 100%" style:font-size-asian="11pt" style:font-size-complex="11pt" style:font-style-asian="normal" style:font-name="Calibri" style:text-outline="false" fo:font-weight="bold" style:font-weight-asian="bold" style:font-weight-complex="bold"/>
    </style:style>
    <style:style style:name="T58" style:family="text">
      <style:text-properties style:text-underline-style="none" style:text-underline-color="font-color" style:font-weight-asian="normal" fo:font-style="normal" style:text-line-through-type="none" style:text-position="0% 100%" fo:text-shadow="none" style:font-name="Calibri" style:font-style-asian="normal" style:font-weight-complex="normal" fo:font-weight="normal" fo:font-size="11pt" fo:color="#000000" style:font-style-complex="normal" style:text-outline="false" style:font-size-asian="11pt" style:font-size-complex="11pt"/>
    </style:style>
    <style:style style:name="T59" style:family="text">
      <style:text-properties style:text-underline-style="none" style:text-underline-color="font-color" fo:font-style="normal" style:text-line-through-type="none" style:text-position="0% 100%" fo:text-shadow="none" style:font-name="Calibri" style:font-style-asian="normal" fo:font-size="11pt" fo:color="#000000" style:font-style-complex="normal" style:text-outline="false" style:font-size-asian="11pt" style:font-size-complex="11pt" fo:font-weight="bold" style:font-weight-complex="bold" style:font-weight-asian="bold"/>
    </style:style>
    <style:style style:name="T60" style:family="text">
      <style:text-properties style:text-underline-style="none" style:text-underline-color="font-color" fo:font-style="normal" style:text-line-through-type="none" style:text-position="0% 100%" fo:text-shadow="none" style:font-name="Calibri" style:font-style-asian="normal" fo:font-size="11pt" fo:color="#000000" style:font-style-complex="normal" style:text-outline="false" style:font-size-asian="11pt" style:font-size-complex="11pt" fo:font-weight="normal" style:font-weight-complex="normal" style:font-weight-asian="normal"/>
    </style:style>
    <style:style style:name="T61" style:family="text">
      <style:text-properties style:text-underline-style="none" style:text-underline-color="font-color" fo:font-style="normal" style:text-line-through-type="none" style:text-position="0% 100%" fo:text-shadow="none" style:font-name="Calibri" style:font-style-asian="normal" fo:font-size="11pt" fo:color="#000000" style:font-style-complex="normal" style:text-outline="false" style:font-size-asian="11pt" style:font-size-complex="11pt" fo:font-weight="bold" style:font-weight-asian="bold" style:font-weight-complex="bold"/>
    </style:style>
    <style:style style:name="T62" style:family="text">
      <style:text-properties style:text-underline-style="none" style:text-underline-color="font-color" fo:font-style="normal" style:text-line-through-type="none" style:text-position="0% 100%" fo:text-shadow="none" style:font-name="Calibri" style:font-style-asian="normal" fo:font-size="11pt" fo:color="#000000" style:font-style-complex="normal" style:text-outline="false" style:font-size-asian="11pt" style:font-size-complex="11pt" style:font-weight-asian="normal" style:font-weight-complex="normal" fo:font-weight="normal"/>
    </style:style>
    <style:style style:name="T63" style:family="text">
      <style:text-properties style:text-underline-style="none" style:text-underline-color="font-color" fo:font-style="normal" style:text-line-through-type="none" style:text-position="0% 100%" fo:text-shadow="none" style:font-name="Calibri" style:font-style-asian="normal" fo:font-size="11pt" fo:color="#000000" style:font-style-complex="normal" style:text-outline="false" style:font-size-asian="11pt" style:font-size-complex="11pt" fo:font-weight="normal" style:font-weight-asian="normal" style:font-weight-complex="normal"/>
    </style:style>
    <style:style style:name="T64" style:family="text">
      <style:text-properties style:font-style-complex="normal" fo:color="#000000" fo:text-shadow="none" style:font-style-asian="normal" style:font-size-complex="11pt" style:font-size-asian="11pt" style:font-name-complex="Arial, sans-serif" style:text-outline="false" fo:font-style="normal" style:text-line-through-type="none" style:text-underline-style="none" style:text-underline-color="font-color" fo:font-size="11pt" style:font-name="Arial, sans-serif" style:text-position="0% 100%" fo:font-weight="normal" style:font-weight-complex="normal" style:font-weight-asian="normal"/>
    </style:style>
    <style:style style:name="T65" style:family="text">
      <style:text-properties style:font-style-complex="normal" fo:color="#000000" fo:text-shadow="none" style:font-style-asian="normal" style:font-size-complex="11pt" style:font-size-asian="11pt" style:font-name-complex="Arial, sans-serif" style:text-outline="false" fo:font-style="normal" style:text-line-through-type="none" style:text-underline-style="none" style:text-underline-color="font-color" fo:font-size="11pt" style:font-name="Arial, sans-serif" style:text-position="0% 100%" style:font-weight-complex="normal" fo:font-weight="normal" style:font-weight-asian="normal"/>
    </style:style>
    <style:style style:name="T66" style:family="text">
      <style:text-properties style:font-style-complex="normal" fo:color="#000000" fo:text-shadow="none" style:font-style-asian="normal" style:font-size-complex="11pt" style:font-size-asian="11pt" style:font-name-complex="Arial, sans-serif" style:text-outline="false" fo:font-style="normal" style:text-line-through-type="none" style:text-underline-style="none" style:text-underline-color="font-color" fo:font-size="11pt" style:font-name="Arial, sans-serif" style:text-position="0% 100%" fo:font-weight="bold" style:font-weight-complex="bold" style:font-weight-asian="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rticl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1"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 table:number-columns-repeated="3" table:default-cell-style-name="Default"/>
        <table:table-column table:style-name="co12" table:number-columns-repeated="1008" table:default-cell-style-name="Default"/>
        <table:table-row table:style-name="ro1">
          <table:table-cell table:style-name="ce1" table:number-columns-repeated="3"/>
          <table:table-cell table:style-name="ce1" office:value-type="string" calcext:value-type="string">
            <text:p>Words</text:p>
          </table:table-cell>
          <table:table-cell table:style-name="ce1" office:value-type="string" calcext:value-type="string">
            <text:p>Characters</text:p>
          </table:table-cell>
          <table:table-cell table:style-name="ce1" table:number-columns-repeated="5"/>
          <table:table-cell table:style-name="ce14"/>
          <table:table-cell table:style-name="ce1" table:number-columns-repeated="5"/>
          <table:table-cell table:number-columns-repeated="1008"/>
        </table:table-row>
        <table:table-row table:style-name="ro1">
          <table:table-cell table:style-name="ce1" office:value-type="string" calcext:value-type="string">
            <text:p>Id</text:p>
          </table:table-cell>
          <table:table-cell table:style-name="ce1"/>
          <table:table-cell table:style-name="ce1" office:value-type="string" calcext:value-type="string">
            <text:p>Title</text:p>
          </table:table-cell>
          <table:table-cell table:style-name="ce1" table:number-columns-repeated="2"/>
          <table:table-cell table:style-name="ce1" office:value-type="string" calcext:value-type="string">
            <text:p>Url</text:p>
          </table:table-cell>
          <table:table-cell table:style-name="ce1" office:value-type="string" calcext:value-type="string">
            <text:p>Published At</text:p>
          </table:table-cell>
          <table:table-cell table:style-name="ce1" office:value-type="string" calcext:value-type="string">
            <text:p>Tags</text:p>
          </table:table-cell>
          <table:table-cell table:style-name="ce1" office:value-type="string" calcext:value-type="string">
            <text:p>User Name</text:p>
          </table:table-cell>
          <table:table-cell table:style-name="ce1" office:value-type="string" calcext:value-type="string">
            <text:p>Location</text:p>
          </table:table-cell>
          <table:table-cell table:style-name="ce14" office:value-type="string" calcext:value-type="string">
            <text:p>Work</text:p>
          </table:table-cell>
          <table:table-cell table:style-name="ce1" office:value-type="string" calcext:value-type="string">
            <text:p>User Twitter Username</text:p>
          </table:table-cell>
          <table:table-cell table:style-name="ce1" office:value-type="string" calcext:value-type="string">
            <text:p>User Github Username</text:p>
          </table:table-cell>
          <table:table-cell table:style-name="ce1" table:number-columns-repeated="3"/>
          <table:table-cell table:number-columns-repeated="1008"/>
        </table:table-row>
        <table:table-row table:style-name="ro1">
          <table:table-cell table:style-name="ce2" office:value-type="string" calcext:value-type="string">
            <text:p>P1</text:p>
          </table:table-cell>
          <table:table-cell table:style-name="ce4" office:value-type="string" calcext:value-type="string">
            <text:p>Software Developer</text:p>
          </table:table-cell>
          <table:table-cell table:style-name="ce5" office:value-type="string" calcext:value-type="string">
            <text:p>One Way to Level Up Your Development Career</text:p>
          </table:table-cell>
          <table:table-cell table:style-name="ce7" office:value-type="float" office:value="437" calcext:value-type="float">
            <text:p>437</text:p>
          </table:table-cell>
          <table:table-cell table:style-name="ce7" office:value-type="float" office:value="2593" calcext:value-type="float">
            <text:p>2593</text:p>
          </table:table-cell>
          <table:table-cell table:style-name="ce9" office:value-type="string" calcext:value-type="string">
            <text:p><text:a xlink:href="https://dev.to/_adam_barker/one-way-to-level-up-your-development-career-4kcn" xlink:type="simple">https://dev.to/_adam_barker/one-way-to-level-up-your-development-career-4kcn</text:a></text:p>
          </table:table-cell>
          <table:table-cell table:style-name="ce13" office:value-type="string" calcext:value-type="string">
            <text:p>2019-05-26T16:05:23Z</text:p>
          </table:table-cell>
          <table:table-cell table:style-name="ce5" office:value-type="string" calcext:value-type="string">
            <text:p>career, business, perception, empathy</text:p>
          </table:table-cell>
          <table:table-cell table:style-name="ce5" office:value-type="string" calcext:value-type="string">
            <text:p>Adam Barker</text:p>
          </table:table-cell>
          <table:table-cell table:style-name="ce7" office:value-type="string" calcext:value-type="string">
            <text:p>USA</text:p>
          </table:table-cell>
          <table:table-cell table:style-name="ce15" office:value-type="string" calcext:value-type="string">
            <text:p>software developer</text:p>
          </table:table-cell>
          <table:table-cell table:style-name="ce5" office:value-type="string" calcext:value-type="string">
            <text:p>_adam_barker</text:p>
          </table:table-cell>
          <table:table-cell table:style-name="ce5" office:value-type="string" calcext:value-type="string">
            <text:p>ruthmoog</text:p>
          </table:table-cell>
          <table:table-cell table:number-columns-repeated="1011"/>
        </table:table-row>
        <table:table-row table:style-name="ro1">
          <table:table-cell table:style-name="ce3" office:value-type="string" calcext:value-type="string">
            <text:p>P2</text:p>
          </table:table-cell>
          <table:table-cell table:style-name="ce4" office:value-type="string" calcext:value-type="string">
            <text:p>Software Engineer</text:p>
          </table:table-cell>
          <table:table-cell table:style-name="ce6" office:value-type="string" calcext:value-type="string">
            <text:p>Coding with empathy</text:p>
          </table:table-cell>
          <table:table-cell table:style-name="ce8" office:value-type="float" office:value="1300" calcext:value-type="float">
            <text:p>1300</text:p>
          </table:table-cell>
          <table:table-cell table:style-name="ce6" office:value-type="float" office:value="7716" calcext:value-type="float">
            <text:p>7716</text:p>
          </table:table-cell>
          <table:table-cell table:style-name="ce10" office:value-type="string" calcext:value-type="string">
            <text:p><text:a xlink:href="https://dev.to/benjamminj/coding-with-empathy-2f5a" xlink:type="simple">https://dev.to/benjamminj/coding-with-empathy-2f5a</text:a></text:p>
          </table:table-cell>
          <table:table-cell table:style-name="ce5" table:number-columns-repeated="2"/>
          <table:table-cell table:style-name="ce6" office:value-type="string" calcext:value-type="string">
            <text:p>Benjamin Johnson</text:p>
          </table:table-cell>
          <table:table-cell table:style-name="ce7" office:value-type="string" calcext:value-type="string">
            <text:p>USA</text:p>
          </table:table-cell>
          <table:table-cell table:style-name="ce16" office:value-type="string" calcext:value-type="string">
            <text:p>Software Engineer</text:p>
          </table:table-cell>
          <table:table-cell table:style-name="ce5" table:number-columns-repeated="2"/>
          <table:table-cell table:style-name="ce20" table:number-columns-repeated="3"/>
          <table:table-cell table:number-columns-repeated="1008"/>
        </table:table-row>
        <table:table-row table:style-name="ro1">
          <table:table-cell table:style-name="ce2" office:value-type="string" calcext:value-type="string">
            <text:p>P3</text:p>
          </table:table-cell>
          <table:table-cell table:style-name="ce4" office:value-type="string" calcext:value-type="string">
            <text:p>Software Developer</text:p>
          </table:table-cell>
          <table:table-cell table:style-name="ce5" office:value-type="string" calcext:value-type="string">
            <text:p>Fellow developer: The lack of empathy may be killing your career</text:p>
          </table:table-cell>
          <table:table-cell table:style-name="ce7" office:value-type="float" office:value="541" calcext:value-type="float">
            <text:p>541</text:p>
          </table:table-cell>
          <table:table-cell table:style-name="ce7" office:value-type="float" office:value="3110" calcext:value-type="float">
            <text:p>3110</text:p>
          </table:table-cell>
          <table:table-cell table:style-name="ce9" office:value-type="string" calcext:value-type="string">
            <text:p><text:a xlink:href="https://dev.to/davidsonsousa/fellow-developer-the-lack-of-empathy-may-be-killing-your-career-4j4l" xlink:type="simple">https://dev.to/davidsonsousa/fellow-developer-the-lack-of-empathy-may-be-killing-your-career-4j4l</text:a></text:p>
          </table:table-cell>
          <table:table-cell table:style-name="ce5" office:value-type="string" calcext:value-type="string">
            <text:p>2018-05-13T19:32:00Z</text:p>
          </table:table-cell>
          <table:table-cell table:style-name="ce5" office:value-type="string" calcext:value-type="string">
            <text:p>developer, career, empathy</text:p>
          </table:table-cell>
          <table:table-cell table:style-name="ce5" office:value-type="string" calcext:value-type="string">
            <text:p>Davidson Sousa</text:p>
          </table:table-cell>
          <table:table-cell table:style-name="ce6" office:value-type="string" calcext:value-type="string">
            <text:p>Czech Republic</text:p>
          </table:table-cell>
          <table:table-cell table:style-name="ce17" office:value-type="string" calcext:value-type="string">
            <text:p>Software Engineer</text:p>
          </table:table-cell>
          <table:table-cell table:style-name="ce5" office:value-type="string" calcext:value-type="string">
            <text:p>DavidsonSousa</text:p>
          </table:table-cell>
          <table:table-cell table:style-name="ce5" office:value-type="string" calcext:value-type="string">
            <text:p>davidsonsousa</text:p>
          </table:table-cell>
          <table:table-cell table:style-name="ce21" table:number-columns-repeated="3"/>
          <table:table-cell table:number-columns-repeated="1008"/>
        </table:table-row>
        <table:table-row table:style-name="ro1">
          <table:table-cell table:style-name="ce2" office:value-type="string" calcext:value-type="string">
            <text:p>P4</text:p>
          </table:table-cell>
          <table:table-cell table:style-name="ce4" office:value-type="string" calcext:value-type="string">
            <text:p>Software Engineer</text:p>
          </table:table-cell>
          <table:table-cell table:style-name="ce6" office:value-type="string" calcext:value-type="string">
            <text:p>Why do Software Developers need to be More Empathetic?</text:p>
          </table:table-cell>
          <table:table-cell table:style-name="ce6" office:value-type="float" office:value="1134" calcext:value-type="float">
            <text:p>1134</text:p>
          </table:table-cell>
          <table:table-cell table:style-name="ce8" office:value-type="float" office:value="6719" calcext:value-type="float">
            <text:p>6719</text:p>
          </table:table-cell>
          <table:table-cell table:style-name="ce10" office:value-type="string" calcext:value-type="string">
            <text:p><text:a xlink:href="https://dev.to/inovizz/why-do-software-developers-need-to-be-more-empathetic-27m" xlink:type="simple">https://dev.to/inovizz/why-do-software-developers-need-to-be-more-empathetic-27m</text:a></text:p>
          </table:table-cell>
          <table:table-cell table:style-name="ce13"/>
          <table:table-cell table:style-name="ce5"/>
          <table:table-cell table:style-name="ce6" office:value-type="string" calcext:value-type="string">
            <text:p>Sanchit Balchandani</text:p>
          </table:table-cell>
          <table:table-cell table:style-name="ce6" office:value-type="string" calcext:value-type="string">
            <text:p>India</text:p>
          </table:table-cell>
          <table:table-cell table:style-name="ce16" office:value-type="string" calcext:value-type="string">
            <text:p>Software Engineer</text:p>
          </table:table-cell>
          <table:table-cell/>
          <table:table-cell table:style-name="ce5"/>
          <table:table-cell table:number-columns-repeated="1011"/>
        </table:table-row>
        <table:table-row table:style-name="ro1">
          <table:table-cell table:style-name="ce2" office:value-type="string" calcext:value-type="string">
            <text:p>P5</text:p>
          </table:table-cell>
          <table:table-cell table:style-name="ce4" office:value-type="string" calcext:value-type="string">
            <text:p>Executive Director</text:p>
          </table:table-cell>
          <table:table-cell table:style-name="ce6" office:value-type="string" calcext:value-type="string">
            <text:p>Ownership, Empathy and Efficiency</text:p>
          </table:table-cell>
          <table:table-cell table:style-name="ce6" office:value-type="float" office:value="1634" calcext:value-type="float">
            <text:p>1634</text:p>
          </table:table-cell>
          <table:table-cell table:style-name="ce6" office:value-type="float" office:value="10134" calcext:value-type="float">
            <text:p>10134</text:p>
          </table:table-cell>
          <table:table-cell table:style-name="ce10" office:value-type="string" calcext:value-type="string">
            <text:p><text:a xlink:href="https://dev.to/cheetah100/ownership-empathy-and-efficiency-15em" xlink:type="simple">https://dev.to/cheetah100/ownership-empathy-and-efficiency-15em</text:a></text:p>
          </table:table-cell>
          <table:table-cell table:style-name="ce13"/>
          <table:table-cell table:style-name="ce5"/>
          <table:table-cell table:style-name="ce6" office:value-type="string" calcext:value-type="string">
            <text:p>Peter Harrison</text:p>
          </table:table-cell>
          <table:table-cell table:style-name="ce6" office:value-type="string" calcext:value-type="string">
            <text:p>New Zeland</text:p>
          </table:table-cell>
          <table:table-cell table:style-name="ce17" office:value-type="string" calcext:value-type="string">
            <text:p>Executive Director</text:p>
          </table:table-cell>
          <table:table-cell/>
          <table:table-cell table:style-name="ce5"/>
          <table:table-cell table:number-columns-repeated="1011"/>
        </table:table-row>
        <table:table-row table:style-name="ro1">
          <table:table-cell table:style-name="ce2" office:value-type="string" calcext:value-type="string">
            <text:p>P6</text:p>
          </table:table-cell>
          <table:table-cell table:style-name="ce4" office:value-type="string" calcext:value-type="string">
            <text:p>Software Engineer</text:p>
          </table:table-cell>
          <table:table-cell table:style-name="ce5" office:value-type="string" calcext:value-type="string">
            <text:p>Nonviolent Communication in Code Review: Receiving Comments</text:p>
          </table:table-cell>
          <table:table-cell table:style-name="ce7" office:value-type="float" office:value="1721" calcext:value-type="float">
            <text:p>1721</text:p>
          </table:table-cell>
          <table:table-cell table:style-name="ce7" office:value-type="float" office:value="10128" calcext:value-type="float">
            <text:p>10128</text:p>
          </table:table-cell>
          <table:table-cell table:style-name="ce9" office:value-type="string" calcext:value-type="string">
            <text:p><text:a xlink:href="https://dev.to/dkassen/nonviolent-communication-in-code-reviews-3jh2" xlink:type="simple">https://dev.to/dkassen/nonviolent-communication-in-code-reviews-3jh2</text:a></text:p>
          </table:table-cell>
          <table:table-cell table:style-name="ce13" office:value-type="string" calcext:value-type="string">
            <text:p>2019-10-21T23:11:15Z</text:p>
          </table:table-cell>
          <table:table-cell table:style-name="ce5" office:value-type="string" calcext:value-type="string">
            <text:p>eq, communication, empathy</text:p>
          </table:table-cell>
          <table:table-cell table:style-name="ce5" office:value-type="string" calcext:value-type="string">
            <text:p>Daniel Kassen</text:p>
          </table:table-cell>
          <table:table-cell table:style-name="ce7" office:value-type="string" calcext:value-type="string">
            <text:p>USA</text:p>
          </table:table-cell>
          <table:table-cell table:style-name="ce15" office:value-type="string" calcext:value-type="string">
            <text:p>Software Engineer </text:p>
          </table:table-cell>
          <table:table-cell table:style-name="ce5" office:value-type="string" calcext:value-type="string">
            <text:p>inovizz</text:p>
          </table:table-cell>
          <table:table-cell table:style-name="ce5" office:value-type="string" calcext:value-type="string">
            <text:p>dkassen</text:p>
          </table:table-cell>
          <table:table-cell table:number-columns-repeated="1011"/>
        </table:table-row>
        <table:table-row table:style-name="ro1">
          <table:table-cell table:style-name="ce2" office:value-type="string" calcext:value-type="string">
            <text:p>P7</text:p>
          </table:table-cell>
          <table:table-cell table:style-name="ce4" office:value-type="string" calcext:value-type="string">
            <text:p>Software Engineer</text:p>
          </table:table-cell>
          <table:table-cell table:style-name="ce5" office:value-type="string" calcext:value-type="string">
            <text:p>Under-Appreciated Skills of a Software Developer </text:p>
          </table:table-cell>
          <table:table-cell table:style-name="ce7" office:value-type="float" office:value="858" calcext:value-type="float">
            <text:p>858</text:p>
          </table:table-cell>
          <table:table-cell table:style-name="ce7" office:value-type="float" office:value="5094" calcext:value-type="float">
            <text:p>5094</text:p>
          </table:table-cell>
          <table:table-cell table:style-name="ce9" office:value-type="string" calcext:value-type="string">
            <text:p><text:a xlink:href="https://dev.to/varenya/under-appreciated-skills-of-a-software-developer-39jn" xlink:type="simple">https://dev.to/varenya/under-appreciated-skills-of-a-software-developer-39jn</text:a></text:p>
          </table:table-cell>
          <table:table-cell table:style-name="ce13" office:value-type="string" calcext:value-type="string">
            <text:p>2021-03-14T00:00:00Z</text:p>
          </table:table-cell>
          <table:table-cell table:style-name="ce5" office:value-type="string" calcext:value-type="string">
            <text:p>javascript, softskills, empathy</text:p>
          </table:table-cell>
          <table:table-cell table:style-name="ce5" office:value-type="string" calcext:value-type="string">
            <text:p>Varenya Thyagaraj</text:p>
          </table:table-cell>
          <table:table-cell table:style-name="ce6" office:value-type="string" calcext:value-type="string">
            <text:p>India</text:p>
          </table:table-cell>
          <table:table-cell table:style-name="ce15" office:value-type="string" calcext:value-type="string">
            <text:p>Senior Software Engineer</text:p>
          </table:table-cell>
          <table:table-cell table:style-name="ce5" office:value-type="string" calcext:value-type="string">
            <text:p>varenya90</text:p>
          </table:table-cell>
          <table:table-cell table:style-name="ce5" office:value-type="string" calcext:value-type="string">
            <text:p>varenya</text:p>
          </table:table-cell>
          <table:table-cell table:number-columns-repeated="1011"/>
        </table:table-row>
        <table:table-row table:style-name="ro1">
          <table:table-cell table:style-name="ce2" office:value-type="string" calcext:value-type="string">
            <text:p>P8</text:p>
          </table:table-cell>
          <table:table-cell table:style-name="ce4" office:value-type="string" calcext:value-type="string">
            <text:p>Engineering Manager</text:p>
          </table:table-cell>
          <table:table-cell table:style-name="ce5" office:value-type="string" calcext:value-type="string">
            <text:p>Motivating Software Engineering Teams</text:p>
          </table:table-cell>
          <table:table-cell table:style-name="ce7" office:value-type="float" office:value="872" calcext:value-type="float">
            <text:p>872</text:p>
          </table:table-cell>
          <table:table-cell table:style-name="ce7" office:value-type="float" office:value="5521" calcext:value-type="float">
            <text:p>5521</text:p>
          </table:table-cell>
          <table:table-cell table:style-name="ce9" office:value-type="string" calcext:value-type="string">
            <text:p><text:a xlink:href="https://dev.to/tstromberg/motivating-software-engineering-teams-n1n" xlink:type="simple">https://dev.to/tstromberg/motivating-software-engineering-teams-n1n</text:a></text:p>
          </table:table-cell>
          <table:table-cell table:style-name="ce13" office:value-type="string" calcext:value-type="string">
            <text:p>2021-03-09T22:52:54Z</text:p>
          </table:table-cell>
          <table:table-cell table:style-name="ce5" office:value-type="string" calcext:value-type="string">
            <text:p>management, empathy, purpose, craftsmanship</text:p>
          </table:table-cell>
          <table:table-cell table:style-name="ce5" office:value-type="string" calcext:value-type="string">
            <text:p>Thomas Strömberg</text:p>
          </table:table-cell>
          <table:table-cell table:style-name="ce7" office:value-type="string" calcext:value-type="string">
            <text:p>USA</text:p>
          </table:table-cell>
          <table:table-cell table:style-name="ce15" office:value-type="string" calcext:value-type="string">
            <text:p>Engineering Manager</text:p>
          </table:table-cell>
          <table:table-cell table:style-name="ce5" office:value-type="string" calcext:value-type="string">
            <text:p>thomrstrom</text:p>
          </table:table-cell>
          <table:table-cell table:style-name="ce5" office:value-type="string" calcext:value-type="string">
            <text:p>tstromberg</text:p>
          </table:table-cell>
          <table:table-cell table:number-columns-repeated="1011"/>
        </table:table-row>
        <table:table-row table:style-name="ro1">
          <table:table-cell table:style-name="ce2" office:value-type="string" calcext:value-type="string">
            <text:p>P9</text:p>
          </table:table-cell>
          <table:table-cell table:style-name="ce4" office:value-type="string" calcext:value-type="string">
            <text:p>Developer Advocate</text:p>
          </table:table-cell>
          <table:table-cell table:style-name="ce5" office:value-type="string" calcext:value-type="string">
            <text:p>Develop empathy</text:p>
          </table:table-cell>
          <table:table-cell table:style-name="ce7" office:value-type="float" office:value="288" calcext:value-type="float">
            <text:p>288</text:p>
          </table:table-cell>
          <table:table-cell table:style-name="ce7" office:value-type="float" office:value="1758" calcext:value-type="float">
            <text:p>1758</text:p>
          </table:table-cell>
          <table:table-cell table:style-name="ce9" office:value-type="string" calcext:value-type="string">
            <text:p><text:a xlink:href="https://dev.to/mooreds/develop-empathy-1d0g" xlink:type="simple">https://dev.to/mooreds/develop-empathy-1d0g</text:a></text:p>
          </table:table-cell>
          <table:table-cell table:style-name="ce13" office:value-type="string" calcext:value-type="string">
            <text:p>2020-02-03T13:56:02Z</text:p>
          </table:table-cell>
          <table:table-cell table:style-name="ce5" office:value-type="string" calcext:value-type="string">
            <text:p>letterstoanewdev, empathy, frustration, beginners</text:p>
          </table:table-cell>
          <table:table-cell table:style-name="ce5" office:value-type="string" calcext:value-type="string">
            <text:p>Dan Moore</text:p>
          </table:table-cell>
          <table:table-cell table:style-name="ce7" office:value-type="string" calcext:value-type="string">
            <text:p>USA</text:p>
          </table:table-cell>
          <table:table-cell table:style-name="ce15" office:value-type="string" calcext:value-type="string">
            <text:p>Software Developer </text:p>
          </table:table-cell>
          <table:table-cell table:style-name="ce5" office:value-type="string" calcext:value-type="string">
            <text:p>CraigBuchek</text:p>
          </table:table-cell>
          <table:table-cell table:style-name="ce5" office:value-type="string" calcext:value-type="string">
            <text:p>mooreds</text:p>
          </table:table-cell>
          <table:table-cell table:number-columns-repeated="1011"/>
        </table:table-row>
        <table:table-row table:style-name="ro1">
          <table:table-cell table:style-name="ce2" office:value-type="string" calcext:value-type="string">
            <text:p>P10</text:p>
          </table:table-cell>
          <table:table-cell table:style-name="ce4" office:value-type="string" calcext:value-type="string">
            <text:p>Software Developer</text:p>
          </table:table-cell>
          <table:table-cell table:style-name="ce5" office:value-type="string" calcext:value-type="string">
            <text:p>Improving Tech with Compassionate Coding</text:p>
          </table:table-cell>
          <table:table-cell table:style-name="ce7" office:value-type="float" office:value="2332" calcext:value-type="float">
            <text:p>2332</text:p>
          </table:table-cell>
          <table:table-cell table:style-name="ce7" office:value-type="float" office:value="14033" calcext:value-type="float">
            <text:p>14033</text:p>
          </table:table-cell>
          <table:table-cell table:style-name="ce11" office:value-type="string" calcext:value-type="string">
            <text:p><text:a xlink:href="https://dev.to/pesse/improving-tech-with-compassionate-coding-188g" xlink:type="simple">https://dev.to/pesse/improving-tech-with-compassionate-coding-188g</text:a></text:p>
          </table:table-cell>
          <table:table-cell table:style-name="ce13" office:value-type="string" calcext:value-type="string">
            <text:p>2019-05-08T14:55:00Z</text:p>
          </table:table-cell>
          <table:table-cell table:style-name="ce5" office:value-type="string" calcext:value-type="string">
            <text:p>compassionecoding, empathy, reflection</text:p>
          </table:table-cell>
          <table:table-cell table:style-name="ce5" office:value-type="string" calcext:value-type="string">
            <text:p>Samuel Nitsche</text:p>
          </table:table-cell>
          <table:table-cell table:style-name="ce7" office:value-type="string" calcext:value-type="string">
            <text:p>Germany</text:p>
          </table:table-cell>
          <table:table-cell table:style-name="ce15" office:value-type="string" calcext:value-type="string">
            <text:p>Software Engineer</text:p>
          </table:table-cell>
          <table:table-cell table:style-name="ce5" office:value-type="string" calcext:value-type="string">
            <text:p>Der_Pesse</text:p>
          </table:table-cell>
          <table:table-cell table:style-name="ce5" office:value-type="string" calcext:value-type="string">
            <text:p>pesse</text:p>
          </table:table-cell>
          <table:table-cell table:number-columns-repeated="1011"/>
        </table:table-row>
        <table:table-row table:style-name="ro1">
          <table:table-cell table:style-name="ce3" office:value-type="string" calcext:value-type="string">
            <text:p>P11</text:p>
          </table:table-cell>
          <table:table-cell table:style-name="ce4" office:value-type="string" calcext:value-type="string">
            <text:p>Software Engineer</text:p>
          </table:table-cell>
          <table:table-cell table:style-name="ce5" office:value-type="string" calcext:value-type="string">
            <text:p>Coding without Ego</text:p>
          </table:table-cell>
          <table:table-cell table:style-name="ce7" office:value-type="float" office:value="1031" calcext:value-type="float">
            <text:p>1031</text:p>
          </table:table-cell>
          <table:table-cell table:style-name="ce7" office:value-type="float" office:value="5766" calcext:value-type="float">
            <text:p>5766</text:p>
          </table:table-cell>
          <table:table-cell table:style-name="ce9" office:value-type="string" calcext:value-type="string">
            <text:p><text:a xlink:href="https://dev.to/sturdynut/coding-without-ego-503k" xlink:type="simple">https://dev.to/sturdynut/coding-without-ego-503k</text:a></text:p>
          </table:table-cell>
          <table:table-cell table:style-name="ce13" office:value-type="string" calcext:value-type="string">
            <text:p>2020-03-01T19:03:31Z</text:p>
          </table:table-cell>
          <table:table-cell table:style-name="ce5" office:value-type="string" calcext:value-type="string">
            <text:p>ego, empathy, coding, softwaredevelopment</text:p>
          </table:table-cell>
          <table:table-cell table:style-name="ce5" office:value-type="string" calcext:value-type="string">
            <text:p>Matti Salokangas</text:p>
          </table:table-cell>
          <table:table-cell table:style-name="ce7" office:value-type="string" calcext:value-type="string">
            <text:p>USA</text:p>
          </table:table-cell>
          <table:table-cell table:style-name="ce15" office:value-type="string" calcext:value-type="string">
            <text:p>Software Engineer</text:p>
          </table:table-cell>
          <table:table-cell table:number-columns-repeated="2" table:style-name="ce5" office:value-type="string" calcext:value-type="string">
            <text:p>sturdynut</text:p>
          </table:table-cell>
          <table:table-cell table:number-columns-repeated="1011"/>
        </table:table-row>
        <table:table-row table:style-name="ro1">
          <table:table-cell table:style-name="ce2" office:value-type="string" calcext:value-type="string">
            <text:p>P12</text:p>
          </table:table-cell>
          <table:table-cell table:style-name="ce4" office:value-type="string" calcext:value-type="string">
            <text:p>Software Engineer</text:p>
          </table:table-cell>
          <table:table-cell table:style-name="ce5" office:value-type="string" calcext:value-type="string">
            <text:p>User Tests Will Make You a Better Developer</text:p>
          </table:table-cell>
          <table:table-cell table:style-name="ce7" office:value-type="float" office:value="741" calcext:value-type="float">
            <text:p>741</text:p>
          </table:table-cell>
          <table:table-cell table:style-name="ce7" office:value-type="float" office:value="4569" calcext:value-type="float">
            <text:p>4569</text:p>
          </table:table-cell>
          <table:table-cell table:style-name="ce9" office:value-type="string" calcext:value-type="string">
            <text:p><text:a xlink:href="https://dev.to/aprilwensel/user-tests-will-make-you-a-better-developer" xlink:type="simple">https://dev.to/aprilwensel/user-tests-will-make-you-a-better-developer</text:a></text:p>
          </table:table-cell>
          <table:table-cell table:style-name="ce13" office:value-type="string" calcext:value-type="string">
            <text:p>2017-02-16T19:13:32Z</text:p>
          </table:table-cell>
          <table:table-cell table:style-name="ce5" office:value-type="string" calcext:value-type="string">
            <text:p>ux, agile, empathy, design</text:p>
          </table:table-cell>
          <table:table-cell table:style-name="ce5" office:value-type="string" calcext:value-type="string">
            <text:p>April Wensel</text:p>
          </table:table-cell>
          <table:table-cell table:style-name="ce7" office:value-type="string" calcext:value-type="string">
            <text:p>USA</text:p>
          </table:table-cell>
          <table:table-cell table:style-name="ce15" office:value-type="string" calcext:value-type="string">
            <text:p>software engineer, technical leader </text:p>
          </table:table-cell>
          <table:table-cell table:style-name="ce5" office:value-type="string" calcext:value-type="string">
            <text:p>aprilwensel</text:p>
          </table:table-cell>
          <table:table-cell table:style-name="ce5" office:value-type="string" calcext:value-type="string">
            <text:p>aprilw</text:p>
          </table:table-cell>
          <table:table-cell table:number-columns-repeated="1011"/>
        </table:table-row>
        <table:table-row table:style-name="ro1">
          <table:table-cell table:style-name="ce2" office:value-type="string" calcext:value-type="string">
            <text:p>P13</text:p>
          </table:table-cell>
          <table:table-cell table:style-name="ce4" office:value-type="string" calcext:value-type="string">
            <text:p>Software Developer</text:p>
          </table:table-cell>
          <table:table-cell table:style-name="ce6" office:value-type="string" calcext:value-type="string">
            <text:p>Empathy with another dev's code</text:p>
          </table:table-cell>
          <table:table-cell table:style-name="ce6" office:value-type="float" office:value="154" calcext:value-type="float">
            <text:p>154</text:p>
          </table:table-cell>
          <table:table-cell table:style-name="ce6" office:value-type="float" office:value="947" calcext:value-type="float">
            <text:p>947</text:p>
          </table:table-cell>
          <table:table-cell table:style-name="ce12" office:value-type="string" calcext:value-type="string">
            <text:p><text:a xlink:href="https://dev.to/luciunknown/empathy-with-another-dev-s-code-4abm" xlink:type="simple">https://dev.to/luciunknown/empathy-with-another-dev-s-code-4abm</text:a></text:p>
          </table:table-cell>
          <table:table-cell table:style-name="ce6" office:value-type="string" calcext:value-type="string">
            <text:p>Jun 29 '19</text:p>
          </table:table-cell>
          <table:table-cell table:style-name="ce6" office:value-type="string" calcext:value-type="string">
            <text:p>discuss dev begginers carrers</text:p>
          </table:table-cell>
          <table:table-cell table:style-name="ce6" office:value-type="string" calcext:value-type="string">
            <text:p>Luciano Cardoso</text:p>
          </table:table-cell>
          <table:table-cell table:style-name="ce6" office:value-type="string" calcext:value-type="string">
            <text:p>Brazil</text:p>
          </table:table-cell>
          <table:table-cell table:style-name="ce15" office:value-type="string" calcext:value-type="string">
            <text:p>software developer</text:p>
          </table:table-cell>
          <table:table-cell table:number-columns-repeated="1013"/>
        </table:table-row>
        <table:table-row table:style-name="ro1">
          <table:table-cell table:style-name="ce2" office:value-type="string" calcext:value-type="string">
            <text:p>P14</text:p>
          </table:table-cell>
          <table:table-cell table:style-name="ce4" office:value-type="string" calcext:value-type="string">
            <text:p>Software Developer</text:p>
          </table:table-cell>
          <table:table-cell table:style-name="ce6" office:value-type="string" calcext:value-type="string">
            <text:p>Empathy the skill I want to have to be become a good software developer</text:p>
          </table:table-cell>
          <table:table-cell table:style-name="ce6" office:value-type="float" office:value="1472" calcext:value-type="float">
            <text:p>1472</text:p>
          </table:table-cell>
          <table:table-cell table:style-name="ce6" office:value-type="float" office:value="8736" calcext:value-type="float">
            <text:p>8736</text:p>
          </table:table-cell>
          <table:table-cell table:style-name="ce12" office:value-type="string" calcext:value-type="string">
            <text:p><text:a xlink:href="https://dev.to/psaillesh/empathy-the-skill-i-want-to-have-to-be-become-a-good-software-developer-11i0" xlink:type="simple">https://dev.to/psaillesh/empathy-the-skill-i-want-to-have-to-be-become-a-good-software-developer-11i0</text:a></text:p>
          </table:table-cell>
          <table:table-cell table:style-name="ce6" office:value-type="string" calcext:value-type="string">
            <text:p>Apr 5 '20</text:p>
          </table:table-cell>
          <table:table-cell table:style-name="ce6"/>
          <table:table-cell table:style-name="ce6" office:value-type="string" calcext:value-type="string">
            <text:p>Saillesh pawar</text:p>
          </table:table-cell>
          <table:table-cell table:style-name="ce6" office:value-type="string" calcext:value-type="string">
            <text:p>India</text:p>
          </table:table-cell>
          <table:table-cell table:style-name="ce18" office:value-type="string" calcext:value-type="string">
            <text:p>Software Developer</text:p>
          </table:table-cell>
          <table:table-cell table:number-columns-repeated="1013"/>
        </table:table-row>
        <table:table-row table:style-name="ro1">
          <table:table-cell table:style-name="ce2" office:value-type="string" calcext:value-type="string">
            <text:p>P15</text:p>
          </table:table-cell>
          <table:table-cell table:style-name="ce4" office:value-type="string" calcext:value-type="string">
            <text:p>Developer Advocate</text:p>
          </table:table-cell>
          <table:table-cell table:style-name="ce6" office:value-type="string" calcext:value-type="string">
            <text:p>Leading SRE with Empathy</text:p>
          </table:table-cell>
          <table:table-cell table:style-name="ce6" office:value-type="float" office:value="1622" calcext:value-type="float">
            <text:p>1622</text:p>
          </table:table-cell>
          <table:table-cell table:style-name="ce6" office:value-type="float" office:value="7265" calcext:value-type="float">
            <text:p>7265</text:p>
          </table:table-cell>
          <table:table-cell table:style-name="ce12" office:value-type="string" calcext:value-type="string">
            <text:p><text:a xlink:href="https://dev.to/lightstep/leading-sre-with-empathy-1g6b" xlink:type="simple">https://dev.to/lightstep/leading-sre-with-empathy-1g6b</text:a></text:p>
          </table:table-cell>
          <table:table-cell table:style-name="ce6" office:value-type="string" calcext:value-type="string">
            <text:p>Aug 15</text:p>
          </table:table-cell>
          <table:table-cell table:style-name="ce6" office:value-type="string" calcext:value-type="string">
            <text:p>sre devops cloud architecture</text:p>
          </table:table-cell>
          <table:table-cell table:style-name="ce6" office:value-type="string" calcext:value-type="string">
            <text:p>Ana Margarita Medina for Lightstep</text:p>
          </table:table-cell>
          <table:table-cell table:style-name="ce6" office:value-type="string" calcext:value-type="string">
            <text:p>USA</text:p>
          </table:table-cell>
          <table:table-cell table:style-name="ce19" office:value-type="string" calcext:value-type="string">
            <text:p>Staff Developer Advocate</text:p>
          </table:table-cell>
          <table:table-cell table:number-columns-repeated="1013"/>
        </table:table-row>
        <table:table-row table:style-name="ro1">
          <table:table-cell table:style-name="ce2" office:value-type="string" calcext:value-type="string">
            <text:p>P16</text:p>
          </table:table-cell>
          <table:table-cell table:style-name="ce4" office:value-type="string" calcext:value-type="string">
            <text:p>Software Developer</text:p>
          </table:table-cell>
          <table:table-cell table:style-name="ce6" office:value-type="string" calcext:value-type="string">
            <text:p>Building empathy as a software developer</text:p>
          </table:table-cell>
          <table:table-cell table:style-name="ce6" office:value-type="float" office:value="2110" calcext:value-type="float">
            <text:p>2110</text:p>
          </table:table-cell>
          <table:table-cell table:style-name="ce6" office:value-type="float" office:value="12487" calcext:value-type="float">
            <text:p>12487</text:p>
          </table:table-cell>
          <table:table-cell table:style-name="ce12" office:value-type="string" calcext:value-type="string">
            <text:p><text:a xlink:href="https://dev.to/chenmike/building-empathy-as-a-software-developer-3leb" xlink:type="simple">https://dev.to/chenmike/building-empathy-as-a-software-developer-3leb</text:a></text:p>
          </table:table-cell>
          <table:table-cell table:style-name="ce6" office:value-type="string" calcext:value-type="string">
            <text:p>Jun 2 '20</text:p>
          </table:table-cell>
          <table:table-cell table:style-name="ce6" office:value-type="string" calcext:value-type="string">
            <text:p>beginners softskills career</text:p>
          </table:table-cell>
          <table:table-cell table:style-name="ce6" office:value-type="string" calcext:value-type="string">
            <text:p>Mike Chen</text:p>
          </table:table-cell>
          <table:table-cell table:style-name="ce6" office:value-type="string" calcext:value-type="string">
            <text:p>USA</text:p>
          </table:table-cell>
          <table:table-cell table:style-name="ce18" office:value-type="string" calcext:value-type="string">
            <text:p>Software Developer</text:p>
          </table:table-cell>
          <table:table-cell table:number-columns-repeated="1013"/>
        </table:table-row>
        <table:table-row table:style-name="ro1">
          <table:table-cell table:style-name="ce2" office:value-type="string" calcext:value-type="string">
            <text:p>P17</text:p>
          </table:table-cell>
          <table:table-cell table:style-name="ce4" office:value-type="string" calcext:value-type="string">
            <text:p>Software developer/Developer Advocate</text:p>
          </table:table-cell>
          <table:table-cell table:style-name="ce6" office:value-type="string" calcext:value-type="string">
            <text:p>Global Developer Relations with Empathy and Compassion</text:p>
          </table:table-cell>
          <table:table-cell table:style-name="ce6" office:value-type="float" office:value="3033" calcext:value-type="float">
            <text:p>3033</text:p>
          </table:table-cell>
          <table:table-cell table:style-name="ce6" office:value-type="float" office:value="18456" calcext:value-type="float">
            <text:p>18456</text:p>
          </table:table-cell>
          <table:table-cell table:style-name="ce12" office:value-type="string" calcext:value-type="string">
            <text:p><text:a xlink:href="https://dev.to/drnugent/global-developer-relations-with-empathy-and-compassion-1e60" xlink:type="simple">https://dev.to/drnugent/global-developer-relations-with-empathy-and-compassion-1e60</text:a></text:p>
          </table:table-cell>
          <table:table-cell table:style-name="ce6" office:value-type="string" calcext:value-type="string">
            <text:p>Sep 8 '20</text:p>
          </table:table-cell>
          <table:table-cell table:style-name="ce6" office:value-type="string" calcext:value-type="string">
            <text:p>devrel opensource leadership gratitude</text:p>
          </table:table-cell>
          <table:table-cell table:style-name="ce6" office:value-type="string" calcext:value-type="string">
            <text:p>Dave Nugent/Johanna Koester</text:p>
          </table:table-cell>
          <table:table-cell table:style-name="ce6" office:value-type="string" calcext:value-type="string">
            <text:p>USA</text:p>
          </table:table-cell>
          <table:table-cell table:style-name="ce17" office:value-type="string" calcext:value-type="string">
            <text:p>software developer/Developer Advocate</text:p>
          </table:table-cell>
          <table:table-cell table:number-columns-repeated="1013"/>
        </table:table-row>
        <table:table-row table:style-name="ro1">
          <table:table-cell table:style-name="ce2" office:value-type="string" calcext:value-type="string">
            <text:p>P18</text:p>
          </table:table-cell>
          <table:table-cell table:style-name="ce4" office:value-type="string" calcext:value-type="string">
            <text:p>Site Reliability Engineer</text:p>
          </table:table-cell>
          <table:table-cell table:style-name="ce6" office:value-type="string" calcext:value-type="string">
            <text:p>Empathy in Dev and Ops</text:p>
          </table:table-cell>
          <table:table-cell table:style-name="ce6" office:value-type="float" office:value="614" calcext:value-type="float">
            <text:p>614</text:p>
          </table:table-cell>
          <table:table-cell table:style-name="ce6" office:value-type="float" office:value="3704" calcext:value-type="float">
            <text:p>3704</text:p>
          </table:table-cell>
          <table:table-cell table:style-name="ce12" office:value-type="string" calcext:value-type="string">
            <text:p><text:a xlink:href="https://dev.to/liquid_chickens/empathy-in-dev-and-ops" xlink:type="simple">https://dev.to/liquid_chickens/empathy-in-dev-and-ops</text:a></text:p>
          </table:table-cell>
          <table:table-cell table:style-name="ce6" office:value-type="string" calcext:value-type="string">
            <text:p>Apr 13 '17</text:p>
          </table:table-cell>
          <table:table-cell table:style-name="ce6" office:value-type="string" calcext:value-type="string">
            <text:p>devops</text:p>
          </table:table-cell>
          <table:table-cell table:style-name="ce6" office:value-type="string" calcext:value-type="string">
            <text:p>Chris Dodds</text:p>
          </table:table-cell>
          <table:table-cell table:style-name="ce6" office:value-type="string" calcext:value-type="string">
            <text:p>USA</text:p>
          </table:table-cell>
          <table:table-cell table:style-name="ce17" office:value-type="string" calcext:value-type="string">
            <text:p>Site Reliability Engineer</text:p>
          </table:table-cell>
          <table:table-cell table:number-columns-repeated="1013"/>
        </table:table-row>
        <table:table-row table:style-name="ro1">
          <table:table-cell table:style-name="ce2" office:value-type="string" calcext:value-type="string">
            <text:p>P19</text:p>
          </table:table-cell>
          <table:table-cell table:style-name="ce4" office:value-type="string" calcext:value-type="string">
            <text:p>Software Engineer</text:p>
          </table:table-cell>
          <table:table-cell table:style-name="ce6" office:value-type="string" calcext:value-type="string">
            <text:p>Developing with Empathy: Introduction</text:p>
          </table:table-cell>
          <table:table-cell table:style-name="ce6" office:value-type="float" office:value="776" calcext:value-type="float">
            <text:p>776</text:p>
          </table:table-cell>
          <table:table-cell table:style-name="ce6" office:value-type="float" office:value="4572" calcext:value-type="float">
            <text:p>4572</text:p>
          </table:table-cell>
          <table:table-cell table:style-name="ce12" office:value-type="string" calcext:value-type="string">
            <text:p><text:a xlink:href="https://dev.to/clairebaire/developing-with-empathy-introduction-92m" xlink:type="simple">https://dev.to/clairebaire/developing-with-empathy-introduction-92m</text:a></text:p>
          </table:table-cell>
          <table:table-cell table:style-name="ce6" office:value-type="string" calcext:value-type="string">
            <text:p>Jul 8 '20</text:p>
          </table:table-cell>
          <table:table-cell table:style-name="ce6" office:value-type="string" calcext:value-type="string">
            <text:p>webdev javascript typescript</text:p>
          </table:table-cell>
          <table:table-cell table:style-name="ce6" office:value-type="string" calcext:value-type="string">
            <text:p>Claire Lipskey</text:p>
          </table:table-cell>
          <table:table-cell table:style-name="ce6" office:value-type="string" calcext:value-type="string">
            <text:p>USA</text:p>
          </table:table-cell>
          <table:table-cell table:style-name="ce17" office:value-type="string" calcext:value-type="string">
            <text:p>Software Engineer</text:p>
          </table:table-cell>
          <table:table-cell table:number-columns-repeated="1013"/>
        </table:table-row>
        <table:table-row table:style-name="ro1">
          <table:table-cell table:style-name="ce3" office:value-type="string" calcext:value-type="string">
            <text:p>P20</text:p>
          </table:table-cell>
          <table:table-cell table:style-name="ce4" office:value-type="string" calcext:value-type="string">
            <text:p>Software Engineer</text:p>
          </table:table-cell>
          <table:table-cell table:style-name="ce6" office:value-type="string" calcext:value-type="string">
            <text:p>Developing with Empathy: Single Responsibility</text:p>
          </table:table-cell>
          <table:table-cell table:style-name="ce6" office:value-type="float" office:value="1149" calcext:value-type="float">
            <text:p>1149</text:p>
          </table:table-cell>
          <table:table-cell table:style-name="ce6" office:value-type="float" office:value="6981" calcext:value-type="float">
            <text:p>6981</text:p>
          </table:table-cell>
          <table:table-cell table:style-name="ce12" office:value-type="string" calcext:value-type="string">
            <text:p><text:a xlink:href="https://dev.to/clairebaire/developing-with-empathy-single-responsibility-359" xlink:type="simple">https://dev.to/clairebaire/developing-with-empathy-single-responsibility-359</text:a></text:p>
          </table:table-cell>
          <table:table-cell table:style-name="ce6" office:value-type="string" calcext:value-type="string">
            <text:p>Jul 12 '20</text:p>
          </table:table-cell>
          <table:table-cell table:style-name="ce6" office:value-type="string" calcext:value-type="string">
            <text:p>javascript typescript webdev</text:p>
          </table:table-cell>
          <table:table-cell table:style-name="ce6" office:value-type="string" calcext:value-type="string">
            <text:p>Claire Lipskey</text:p>
          </table:table-cell>
          <table:table-cell table:style-name="ce6" office:value-type="string" calcext:value-type="string">
            <text:p>USA</text:p>
          </table:table-cell>
          <table:table-cell table:style-name="ce17" office:value-type="string" calcext:value-type="string">
            <text:p>Software Engineer</text:p>
          </table:table-cell>
          <table:table-cell table:number-columns-repeated="1013"/>
        </table:table-row>
        <table:table-row table:style-name="ro1">
          <table:table-cell table:style-name="ce2" office:value-type="string" calcext:value-type="string">
            <text:p>P21</text:p>
          </table:table-cell>
          <table:table-cell table:style-name="ce4" office:value-type="string" calcext:value-type="string">
            <text:p>Software Engineer</text:p>
          </table:table-cell>
          <table:table-cell table:style-name="ce6" office:value-type="string" calcext:value-type="string">
            <text:p>Developing with Empathy: Reusability</text:p>
          </table:table-cell>
          <table:table-cell table:style-name="ce6" office:value-type="float" office:value="336" calcext:value-type="float">
            <text:p>336</text:p>
          </table:table-cell>
          <table:table-cell table:style-name="ce6" office:value-type="float" office:value="2334" calcext:value-type="float">
            <text:p>2334</text:p>
          </table:table-cell>
          <table:table-cell table:style-name="ce12" office:value-type="string" calcext:value-type="string">
            <text:p><text:a xlink:href="https://dev.to/clairebaire/developing-with-empathy-reusability-b6a" xlink:type="simple">https://dev.to/clairebaire/developing-with-empathy-reusability-b6a</text:a></text:p>
          </table:table-cell>
          <table:table-cell table:style-name="ce6" office:value-type="string" calcext:value-type="string">
            <text:p>Sep 10 '20</text:p>
          </table:table-cell>
          <table:table-cell table:style-name="ce6" office:value-type="string" calcext:value-type="string">
            <text:p>javascript webdev</text:p>
          </table:table-cell>
          <table:table-cell table:style-name="ce6" office:value-type="string" calcext:value-type="string">
            <text:p>Claire Lipskey</text:p>
          </table:table-cell>
          <table:table-cell table:style-name="ce6" office:value-type="string" calcext:value-type="string">
            <text:p>USA</text:p>
          </table:table-cell>
          <table:table-cell table:style-name="ce17" office:value-type="string" calcext:value-type="string">
            <text:p>Software Engineer</text:p>
          </table:table-cell>
          <table:table-cell table:number-columns-repeated="1013"/>
        </table:table-row>
        <table:table-row table:style-name="ro2">
          <table:table-cell table:style-name="ce2" office:value-type="string" calcext:value-type="string">
            <text:p>P22</text:p>
          </table:table-cell>
          <table:table-cell table:style-name="ce4" office:value-type="string" calcext:value-type="string">
            <text:p>Software Engineer</text:p>
          </table:table-cell>
          <table:table-cell table:style-name="ce6" office:value-type="string" calcext:value-type="string">
            <text:p>Developing with Empathy: Using a Code Style Guide</text:p>
          </table:table-cell>
          <table:table-cell table:style-name="ce6" office:value-type="float" office:value="410" calcext:value-type="float">
            <text:p>410</text:p>
          </table:table-cell>
          <table:table-cell table:style-name="ce6" office:value-type="float" office:value="2659" calcext:value-type="float">
            <text:p>2659</text:p>
          </table:table-cell>
          <table:table-cell table:style-name="ce12" office:value-type="string" calcext:value-type="string">
            <text:p><text:a xlink:href="https://dev.to/clairebaire/developing-with-empathy-using-a-code-style-guide-48j4" xlink:type="simple">https://dev.to/clairebaire/developing-with-empathy-using-a-code-style-guide-48j4</text:a></text:p>
          </table:table-cell>
          <table:table-cell table:style-name="ce6" office:value-type="string" calcext:value-type="string">
            <text:p>Sep 12 '20</text:p>
          </table:table-cell>
          <table:table-cell table:style-name="ce6" office:value-type="string" calcext:value-type="string">
            <text:p>javascript css typescript webdev</text:p>
          </table:table-cell>
          <table:table-cell table:style-name="ce6" office:value-type="string" calcext:value-type="string">
            <text:p>Claire Lipskey</text:p>
          </table:table-cell>
          <table:table-cell table:style-name="ce6" office:value-type="string" calcext:value-type="string">
            <text:p>USA</text:p>
          </table:table-cell>
          <table:table-cell table:style-name="ce17" office:value-type="string" calcext:value-type="string">
            <text:p>Software Engineer</text:p>
          </table:table-cell>
          <table:table-cell table:number-columns-repeated="1013"/>
        </table:table-row>
        <table:table-row table:style-name="ro2">
          <table:table-cell table:style-name="ce3"/>
          <table:table-cell table:number-columns-repeated="2"/>
          <table:table-cell table:style-name="ce1" table:number-columns-repeated="2"/>
          <table:table-cell table:number-columns-repeated="5"/>
          <table:table-cell table:style-name="ce15"/>
          <table:table-cell table:number-columns-repeated="1013"/>
        </table:table-row>
        <table:table-row table:style-name="ro2" table:number-rows-repeated="979">
          <table:table-cell table:style-name="ce3"/>
          <table:table-cell table:number-columns-repeated="9"/>
          <table:table-cell table:style-name="ce15"/>
          <table:table-cell table:number-columns-repeated="1013"/>
        </table:table-row>
        <table:table-row table:style-name="ro3" table:number-rows-repeated="1047571">
          <table:table-cell table:number-columns-repeated="1024"/>
        </table:table-row>
        <table:table-row table:style-name="ro3">
          <table:table-cell table:number-columns-repeated="1024"/>
        </table:table-row>
      </table:table>
      <table:table table:name="RQ1" table:style-name="ta2">
        <table:table-column table:style-name="co1" table:default-cell-style-name="Default"/>
        <table:table-column table:style-name="co13" table:number-columns-repeated="2" table:default-cell-style-name="Default"/>
        <table:table-column table:style-name="co14" table:default-cell-style-name="Default"/>
        <table:table-column table:style-name="co12" table:number-columns-repeated="1020" table:default-cell-style-name="Default"/>
        <table:table-row table:style-name="ro1">
          <table:table-cell table:style-name="ce22" office:value-type="string" calcext:value-type="string">
            <text:p>Id</text:p>
          </table:table-cell>
          <table:table-cell table:style-name="ce1" office:value-type="string" calcext:value-type="string">
            <text:p>Category</text:p>
          </table:table-cell>
          <table:table-cell table:style-name="ce1" office:value-type="string" calcext:value-type="string">
            <text:p>Themes</text:p>
          </table:table-cell>
          <table:table-cell table:style-name="ce1" office:value-type="string" calcext:value-type="string">
            <text:p>Quotes - Q1</text:p>
          </table:table-cell>
          <table:table-cell table:number-columns-repeated="1020"/>
        </table:table-row>
        <table:table-row table:style-name="ro1">
          <table:table-cell table:style-name="ce23" office:value-type="string" calcext:value-type="string">
            <text:p>P1</text:p>
          </table:table-cell>
          <table:table-cell table:style-name="ce24" office:value-type="string" calcext:value-type="string">
            <text:p> </text:p>
            <text:p>                 </text:p>
            <text:p>Cognitive empathy</text:p>
            <text:p/>
          </table:table-cell>
          <table:table-cell table:style-name="ce25" office:value-type="string" calcext:value-type="string">
            <text:p>Perspective taking</text:p>
          </table:table-cell>
          <table:table-cell table:style-name="ce24" office:value-type="string" calcext:value-type="string">
            <text:p><text:span text:style-name="T1">"spend time</text:span><text:span text:style-name="T2"> thinking about how what you and your team works</text:span><text:span text:style-name="T3"> on benefits the company or client you’re working for."</text:span></text:p>
          </table:table-cell>
          <table:table-cell table:number-columns-repeated="1020"/>
        </table:table-row>
        <table:table-row table:style-name="ro1">
          <table:table-cell table:style-name="ce23" office:value-type="string" calcext:value-type="string">
            <text:p>P2</text:p>
          </table:table-cell>
          <table:table-cell table:style-name="ce24" office:value-type="string" calcext:value-type="string">
            <text:p> </text:p>
            <text:p>                 </text:p>
            <text:p>Cognitive empathy</text:p>
            <text:p/>
          </table:table-cell>
          <table:table-cell table:style-name="ce25" office:value-type="string" calcext:value-type="string">
            <text:p>Perspective taking</text:p>
          </table:table-cell>
          <table:table-cell table:style-name="ce24" office:value-type="string" calcext:value-type="string">
            <text:p><text:span text:style-name="T4">"as authors of the code we write, we have an opportunity to practice empathy for our code's future maintainers"</text:span></text:p>
            <text:p><text:span text:style-name="T4"/></text:p>
            <text:p><text:span text:style-name="T1">"When we write code that </text:span><text:span text:style-name="T2">takes into account how future maintainers will feel reading it</text:span><text:span text:style-name="T3">"</text:span></text:p>
          </table:table-cell>
          <table:table-cell table:number-columns-repeated="1020"/>
        </table:table-row>
        <table:table-row table:style-name="ro1">
          <table:table-cell table:style-name="ce23" office:value-type="string" calcext:value-type="string">
            <text:p>P3</text:p>
          </table:table-cell>
          <table:table-cell table:number-columns-repeated="2" table:style-name="ce25" office:value-type="string" calcext:value-type="string">
            <text:p>Compassion</text:p>
          </table:table-cell>
          <table:table-cell table:style-name="ce25" office:value-type="string" calcext:value-type="string">
            <text:p><text:span text:style-name="T5">"The key for cultivating deep understanding is to create empathy and try </text:span><text:span text:style-name="T6">to care about what is important for the client </text:span><text:span text:style-name="T7">as we care about what is important for us but, unfortunately, the development culture is wrong."</text:span></text:p>
          </table:table-cell>
          <table:table-cell table:number-columns-repeated="1020"/>
        </table:table-row>
        <table:table-row table:style-name="ro1">
          <table:table-cell table:style-name="ce23" office:value-type="string" calcext:value-type="string">
            <text:p>P4</text:p>
          </table:table-cell>
          <table:table-cell table:style-name="ce24" office:value-type="string" calcext:value-type="string">
            <text:p>Cognitive empathy</text:p>
            <text:p/>
          </table:table-cell>
          <table:table-cell table:style-name="ce24" office:value-type="string" calcext:value-type="string">
            <text:p>Understanding</text:p>
          </table:table-cell>
          <table:table-cell table:style-name="ce24" office:value-type="string" calcext:value-type="string">
            <text:p><text:span text:style-name="T1">"However, Empathy is about actually </text:span><text:span text:style-name="T2">understanding someone else's pain/suffering</text:span><text:span text:style-name="T3">."</text:span></text:p>
          </table:table-cell>
          <table:table-cell table:number-columns-repeated="1020"/>
        </table:table-row>
        <table:table-row table:style-name="ro1">
          <table:table-cell table:style-name="ce23" office:value-type="string" calcext:value-type="string">
            <text:p>P5</text:p>
          </table:table-cell>
          <table:table-cell table:style-name="ce24" office:value-type="string" calcext:value-type="string">
            <text:p>Cognitive empathy</text:p>
          </table:table-cell>
          <table:table-cell table:style-name="ce24" office:value-type="string" calcext:value-type="string">
            <text:p>Understanding</text:p>
          </table:table-cell>
          <table:table-cell table:style-name="ce24" office:value-type="string" calcext:value-type="string">
            <text:p><text:span text:style-name="T1">"Rather than simply reading tickets and implementing them exactly according to the description we should be aiming to gain </text:span><text:span text:style-name="T2">a deep understanding of the problem to be solved</text:span><text:span text:style-name="T3">. Often a set of requirements or even tasks are the result of preconceived notions about how something should be done."</text:span></text:p>
            <text:p><text:span text:style-name="T4"/></text:p>
            <text:p><text:span text:style-name="T1">"The first is that the connections between the customer and the developer are broken. Without these links it is impossible for the developer to </text:span><text:span text:style-name="T2">establish a deeper understanding of the needs of the customer</text:span><text:span text:style-name="T3">"</text:span></text:p>
          </table:table-cell>
          <table:table-cell table:number-columns-repeated="1020"/>
        </table:table-row>
        <table:table-row table:style-name="ro1">
          <table:table-cell table:style-name="ce23" office:value-type="string" calcext:value-type="string">
            <text:p>P6</text:p>
          </table:table-cell>
          <table:table-cell table:style-name="ce24" office:value-type="string" calcext:value-type="string">
            <text:p>Cognitive empathy</text:p>
          </table:table-cell>
          <table:table-cell table:style-name="ce24" office:value-type="string" calcext:value-type="string">
            <text:p>Understanding</text:p>
          </table:table-cell>
          <table:table-cell table:style-name="ce24" office:value-type="string" calcext:value-type="string">
            <text:p><text:span text:style-name="T4">The fourth option is empathetic towards the commenter. </text:span></text:p>
            <text:p><text:span text:style-name="T8"> You can only guess, and </text:span><text:span text:style-name="T9">understanding </text:span><text:span text:style-name="T10">that you do not know where they are coming from when they make such comments is the first step to empathy. We can show compassion towards the commenter, and </text:span><text:span text:style-name="T9">try to understand their feelings and needs.</text:span></text:p>
          </table:table-cell>
          <table:table-cell table:number-columns-repeated="1020"/>
        </table:table-row>
        <table:table-row table:style-name="ro1">
          <table:table-cell table:style-name="ce23" office:value-type="string" calcext:value-type="string">
            <text:p>P6</text:p>
          </table:table-cell>
          <table:table-cell table:number-columns-repeated="2" table:style-name="ce24" office:value-type="string" calcext:value-type="string">
            <text:p>Compassion</text:p>
          </table:table-cell>
          <table:table-cell table:style-name="ce24" office:value-type="string" calcext:value-type="string">
            <text:p><text:span text:style-name="T4">The fourth option is empathetic towards the commenter. </text:span></text:p>
            <text:p><text:span text:style-name="T1"> You can only guess, and understanding that you do not know where they are coming from when they make such comments is the first step to empathy. We can </text:span><text:span text:style-name="T2">show compassion towards the commenter</text:span><text:span text:style-name="T3">, and try to understand their feelings and needs.</text:span></text:p>
          </table:table-cell>
          <table:table-cell table:number-columns-repeated="1020"/>
        </table:table-row>
        <table:table-row table:style-name="ro1">
          <table:table-cell table:style-name="ce23" office:value-type="string" calcext:value-type="string">
            <text:p>P7</text:p>
          </table:table-cell>
          <table:table-cell table:style-name="ce24" office:value-type="string" calcext:value-type="string">
            <text:p>Cognitive empathy</text:p>
          </table:table-cell>
          <table:table-cell table:style-name="ce24" office:value-type="string" calcext:value-type="string">
            <text:p>Embodiment</text:p>
          </table:table-cell>
          <table:table-cell table:style-name="ce24" office:value-type="string" calcext:value-type="string">
            <text:p><text:span text:style-name="T1">As a beginner, I used to have a knee-jerk reaction when exposed to a new codebase. I would judge it... But the truth is it's very likely that</text:span><text:span text:style-name="T2"> if I had been in the place of the original devs</text:span><text:span text:style-name="T3"> who built it, I may not have done a better job. The constraints of the time and place might have resulted in such a codebase</text:span></text:p>
            <text:p><text:span text:style-name="T4"> Don't judge too quickly.</text:span></text:p>
          </table:table-cell>
          <table:table-cell table:number-columns-repeated="1020"/>
        </table:table-row>
        <table:table-row table:style-name="ro1">
          <table:table-cell table:style-name="ce23" office:value-type="string" calcext:value-type="string">
            <text:p>P8</text:p>
          </table:table-cell>
          <table:table-cell table:style-name="ce24" office:value-type="string" calcext:value-type="string">
            <text:p>Cognitive empathy</text:p>
          </table:table-cell>
          <table:table-cell table:style-name="ce24" office:value-type="string" calcext:value-type="string">
            <text:p>Embodiment</text:p>
          </table:table-cell>
          <table:table-cell table:style-name="ce24" office:value-type="string" calcext:value-type="string">
            <text:p><text:span text:style-name="T1">"The key to motivating a team is to identify what motivates the people that make up the team, with enough empathy</text:span><text:span text:style-name="T2"> to put yourself in their shoes</text:span><text:span text:style-name="T3">."</text:span></text:p>
          </table:table-cell>
          <table:table-cell table:number-columns-repeated="1020"/>
        </table:table-row>
        <table:table-row table:style-name="ro1">
          <table:table-cell table:style-name="ce23" office:value-type="string" calcext:value-type="string">
            <text:p>P8</text:p>
          </table:table-cell>
          <table:table-cell table:style-name="ce24" office:value-type="string" calcext:value-type="string">
            <text:p>Cognitive empathy</text:p>
          </table:table-cell>
          <table:table-cell table:style-name="ce24" office:value-type="string" calcext:value-type="string">
            <text:p>Understanding</text:p>
          </table:table-cell>
          <table:table-cell table:style-name="ce24" office:value-type="string" calcext:value-type="string">
            <text:p><text:span text:style-name="T1">With time, you should achieve the empathy and respect necessary to </text:span><text:span text:style-name="T2">understand each other's personal and professional motivation</text:span><text:span text:style-name="T3">.</text:span></text:p>
          </table:table-cell>
          <table:table-cell table:number-columns-repeated="1020"/>
        </table:table-row>
        <table:table-row table:style-name="ro1">
          <table:table-cell table:style-name="ce23" office:value-type="string" calcext:value-type="string">
            <text:p>P9</text:p>
          </table:table-cell>
          <table:table-cell table:style-name="ce24" office:value-type="string" calcext:value-type="string">
            <text:p>Cognitive empathy</text:p>
          </table:table-cell>
          <table:table-cell table:style-name="ce24" office:value-type="string" calcext:value-type="string">
            <text:p>Understanding</text:p>
          </table:table-cell>
          <table:table-cell table:style-name="ce24" office:value-type="string" calcext:value-type="string">
            <text:p><text:span text:style-name="T1">"Each person has to act with empathy toward their frustrated users. </text:span><text:span text:style-name="T2">Understand them.</text:span><text:span text:style-name="T3"> Care about them."</text:span></text:p>
          </table:table-cell>
          <table:table-cell table:number-columns-repeated="1020"/>
        </table:table-row>
        <table:table-row table:style-name="ro1">
          <table:table-cell table:style-name="ce23" office:value-type="string" calcext:value-type="string">
            <text:p>P9</text:p>
          </table:table-cell>
          <table:table-cell table:style-name="ce24" office:value-type="string" calcext:value-type="string">
            <text:p/>
            <text:p>Compassion</text:p>
          </table:table-cell>
          <table:table-cell table:style-name="ce24" office:value-type="string" calcext:value-type="string">
            <text:p>Compassion</text:p>
          </table:table-cell>
          <table:table-cell table:style-name="ce24" office:value-type="string" calcext:value-type="string">
            <text:p><text:span text:style-name="T1">"Each person has to act with empathy toward their frustrated users. Understand them. </text:span><text:span text:style-name="T2">Care about them.</text:span><text:span text:style-name="T3">"</text:span></text:p>
          </table:table-cell>
          <table:table-cell table:number-columns-repeated="1020"/>
        </table:table-row>
        <table:table-row table:style-name="ro1">
          <table:table-cell table:style-name="ce23" office:value-type="string" calcext:value-type="string">
            <text:p>P10</text:p>
          </table:table-cell>
          <table:table-cell table:style-name="ce24" office:value-type="string" calcext:value-type="string">
            <text:p>Cognitive empathy</text:p>
          </table:table-cell>
          <table:table-cell table:style-name="ce24" office:value-type="string" calcext:value-type="string">
            <text:p>Embodiment</text:p>
          </table:table-cell>
          <table:table-cell table:style-name="ce24" office:value-type="string" calcext:value-type="string">
            <text:p><text:span text:style-name="T1">This often means </text:span><text:span text:style-name="T2">walking in each other’s shoes</text:span><text:span text:style-name="T3">, it means to develop a sense for how other people feel and experience situations. It also means to understand why we feel the way we do</text:span></text:p>
          </table:table-cell>
          <table:table-cell table:number-columns-repeated="1020"/>
        </table:table-row>
        <table:table-row table:style-name="ro1">
          <table:table-cell table:style-name="ce23" office:value-type="string" calcext:value-type="string">
            <text:p>P10</text:p>
          </table:table-cell>
          <table:table-cell table:style-name="ce24" office:value-type="string" calcext:value-type="string">
            <text:p>Cognitive empathy</text:p>
          </table:table-cell>
          <table:table-cell table:style-name="ce24" office:value-type="string" calcext:value-type="string">
            <text:p>Understanding</text:p>
          </table:table-cell>
          <table:table-cell table:style-name="ce24" office:value-type="string" calcext:value-type="string">
            <text:p><text:span text:style-name="T11">This often means walking in each other’s shoes, it means to develop a sense for how other people feel and experience situations. It also means to </text:span><text:span text:style-name="T12">understand why we feel the way we do</text:span></text:p>
          </table:table-cell>
          <table:table-cell table:number-columns-repeated="1020"/>
        </table:table-row>
        <table:table-row table:style-name="ro1">
          <table:table-cell table:style-name="ce23" office:value-type="string" calcext:value-type="string">
            <text:p>P10</text:p>
          </table:table-cell>
          <table:table-cell table:style-name="ce26" office:value-type="string" calcext:value-type="string">
            <text:p>Emotional empathy</text:p>
          </table:table-cell>
          <table:table-cell table:style-name="ce24" office:value-type="string" calcext:value-type="string">
            <text:p>Emotional sharing</text:p>
          </table:table-cell>
          <table:table-cell table:style-name="ce24" office:value-type="string" calcext:value-type="string">
            <text:p><text:span text:style-name="T1">This often means walking in each other’s shoes, it means to develop a </text:span><text:span text:style-name="T2">sense for how other people feel and experience situations</text:span><text:span text:style-name="T3">. It also means to understand why we feel the way we do</text:span></text:p>
          </table:table-cell>
          <table:table-cell table:number-columns-repeated="1020"/>
        </table:table-row>
        <table:table-row table:style-name="ro1">
          <table:table-cell table:style-name="ce23" office:value-type="string" calcext:value-type="string">
            <text:p>P10</text:p>
          </table:table-cell>
          <table:table-cell table:style-name="ce26" office:value-type="string" calcext:value-type="string">
            <text:p>Compassion</text:p>
          </table:table-cell>
          <table:table-cell table:style-name="ce24" office:value-type="string" calcext:value-type="string">
            <text:p>Compassion</text:p>
          </table:table-cell>
          <table:table-cell table:style-name="ce28" office:value-type="string" calcext:value-type="string">
            <text:p><text:span text:style-name="T13">"In short, </text:span><text:span text:style-name="T14">compassion is about reducing suffering</text:span><text:span text:style-name="T15"> and compassionate coding is about reducing suffering in tech."</text:span></text:p>
          </table:table-cell>
          <table:table-cell table:number-columns-repeated="1020"/>
        </table:table-row>
        <table:table-row table:style-name="ro1">
          <table:table-cell table:style-name="ce23" office:value-type="string" calcext:value-type="string">
            <text:p>P11</text:p>
          </table:table-cell>
          <table:table-cell table:style-name="ce24" office:value-type="string" calcext:value-type="string">
            <text:p>Cognitive empathy</text:p>
            <text:p/>
          </table:table-cell>
          <table:table-cell table:style-name="ce24" office:value-type="string" calcext:value-type="string">
            <text:p>Understanding</text:p>
          </table:table-cell>
          <table:table-cell table:style-name="ce24" office:value-type="string" calcext:value-type="string">
            <text:p><text:span text:style-name="T1">- "the ability to </text:span><text:span text:style-name="T2">understand </text:span><text:span text:style-name="T3">and share the feelings of another."</text:span></text:p>
          </table:table-cell>
          <table:table-cell table:number-columns-repeated="1020"/>
        </table:table-row>
        <table:table-row table:style-name="ro1">
          <table:table-cell table:style-name="ce23" office:value-type="string" calcext:value-type="string">
            <text:p>P11</text:p>
          </table:table-cell>
          <table:table-cell table:style-name="ce24" office:value-type="string" calcext:value-type="string">
            <text:p/>
            <text:p>Emotional empathy</text:p>
          </table:table-cell>
          <table:table-cell table:style-name="ce24" office:value-type="string" calcext:value-type="string">
            <text:p>Emotional sharing</text:p>
          </table:table-cell>
          <table:table-cell table:style-name="ce24" office:value-type="string" calcext:value-type="string">
            <text:p><text:span text:style-name="T11">the ability to understand and</text:span><text:span text:style-name="T12"> share the feelings of another</text:span></text:p>
          </table:table-cell>
          <table:table-cell table:number-columns-repeated="1020"/>
        </table:table-row>
        <table:table-row table:style-name="ro1">
          <table:table-cell table:style-name="ce23" office:value-type="string" calcext:value-type="string">
            <text:p>P12</text:p>
          </table:table-cell>
          <table:table-cell table:style-name="ce24" office:value-type="string" calcext:value-type="string">
            <text:p> </text:p>
            <text:p>Cognitive empathy</text:p>
          </table:table-cell>
          <table:table-cell table:style-name="ce24" office:value-type="string" calcext:value-type="string">
            <text:p>Understanding</text:p>
          </table:table-cell>
          <table:table-cell table:style-name="ce24" office:value-type="string" calcext:value-type="string">
            <text:p><text:span text:style-name="T1">"Empathy means </text:span><text:span text:style-name="T2">understanding how someone else is thinking and feeling</text:span><text:span text:style-name="T3">"</text:span></text:p>
          </table:table-cell>
          <table:table-cell table:number-columns-repeated="1020"/>
        </table:table-row>
        <table:table-row table:style-name="ro1">
          <table:table-cell table:style-name="ce23" office:value-type="string" calcext:value-type="string">
            <text:p>P12</text:p>
          </table:table-cell>
          <table:table-cell table:style-name="ce24" office:value-type="string" calcext:value-type="string">
            <text:p>Compassion <text:s text:c="4"/></text:p>
          </table:table-cell>
          <table:table-cell table:style-name="ce24" office:value-type="string" calcext:value-type="string">
            <text:p>Compassion</text:p>
          </table:table-cell>
          <table:table-cell table:style-name="ce24" office:value-type="string" calcext:value-type="string">
            <text:p><text:span text:style-name="T1">We write software to help human beings, and to write better software, we need to start </text:span><text:span text:style-name="T2">caring about those human beings</text:span><text:span text:style-name="T3"> and their messy, illogical, and confusing feelings. </text:span></text:p>
          </table:table-cell>
          <table:table-cell table:number-columns-repeated="1020"/>
        </table:table-row>
        <table:table-row table:style-name="ro1">
          <table:table-cell table:style-name="ce23" office:value-type="string" calcext:value-type="string">
            <text:p>P13</text:p>
          </table:table-cell>
          <table:table-cell table:style-name="ce24" office:value-type="string" calcext:value-type="string">
            <text:p>Cognitive empathy</text:p>
            <text:p/>
          </table:table-cell>
          <table:table-cell table:style-name="ce24" office:value-type="string" calcext:value-type="string">
            <text:p>Perspective taking</text:p>
          </table:table-cell>
          <table:table-cell table:style-name="ce24" office:value-type="string" calcext:value-type="string">
            <text:p><text:span text:style-name="T1">Something that I learned as the time passes was to have empathy with another developer's code.</text:span><text:span text:style-name="T2"> Each person has your own backgrounds, convictions, policies and mental model</text:span><text:span text:style-name="T3">, as long that their code follows the team/company conventions and not present some real issue there is nothing to worry about.</text:span></text:p>
          </table:table-cell>
          <table:table-cell table:number-columns-repeated="1020"/>
        </table:table-row>
        <table:table-row table:style-name="ro1">
          <table:table-cell table:style-name="ce23" office:value-type="string" calcext:value-type="string">
            <text:p>P14</text:p>
          </table:table-cell>
          <table:table-cell table:style-name="ce24" office:value-type="string" calcext:value-type="string">
            <text:p>Cognitive empathy</text:p>
            <text:p/>
          </table:table-cell>
          <table:table-cell table:style-name="ce24" office:value-type="string" calcext:value-type="string">
            <text:p>Understanding</text:p>
          </table:table-cell>
          <table:table-cell table:style-name="ce24" office:value-type="string" calcext:value-type="string">
            <text:p><text:span text:style-name="T1">"Empathy is </text:span><text:span text:style-name="T2">the capacity to understand</text:span><text:span text:style-name="T3"> or feel what another person is experiencing from within their frame of reference, that is, the capacity to place oneself in another's position."</text:span></text:p>
            <text:p><text:span text:style-name="T4"/></text:p>
          </table:table-cell>
          <table:table-cell table:number-columns-repeated="1020"/>
        </table:table-row>
        <table:table-row table:style-name="ro1">
          <table:table-cell table:style-name="ce23" office:value-type="string" calcext:value-type="string">
            <text:p>P14</text:p>
          </table:table-cell>
          <table:table-cell table:style-name="ce24" office:value-type="string" calcext:value-type="string">
            <text:p>Cognitive empathy</text:p>
            <text:p/>
          </table:table-cell>
          <table:table-cell table:style-name="ce6" office:value-type="string" calcext:value-type="string">
            <text:p>Embodiment</text:p>
          </table:table-cell>
          <table:table-cell table:style-name="ce24" office:value-type="string" calcext:value-type="string">
            <text:p><text:span text:style-name="T1">"Empathy is the capacity to understand or feel what another person is experiencing from within their frame of reference, that is, the capacity to </text:span><text:span text:style-name="T2">place oneself in another's position</text:span><text:span text:style-name="T3">."</text:span></text:p>
            <text:p><text:span text:style-name="T4"/></text:p>
          </table:table-cell>
          <table:table-cell table:number-columns-repeated="1020"/>
        </table:table-row>
        <table:table-row table:style-name="ro1">
          <table:table-cell table:style-name="ce23" office:value-type="string" calcext:value-type="string">
            <text:p>P14</text:p>
          </table:table-cell>
          <table:table-cell table:style-name="ce24" office:value-type="string" calcext:value-type="string">
            <text:p>Emotional empathy</text:p>
            <text:p/>
          </table:table-cell>
          <table:table-cell table:style-name="ce6" office:value-type="string" calcext:value-type="string">
            <text:p>Emotional sharing</text:p>
          </table:table-cell>
          <table:table-cell table:style-name="ce24" office:value-type="string" calcext:value-type="string">
            <text:p><text:span text:style-name="T1">"Empathy is the capacity to understand or </text:span><text:span text:style-name="T2">feel what another person is experiencing</text:span><text:span text:style-name="T3"> from within their frame of reference, that is, the capacity to place oneself in another's position."</text:span></text:p>
            <text:p><text:span text:style-name="T4"/></text:p>
          </table:table-cell>
          <table:table-cell table:number-columns-repeated="1020"/>
        </table:table-row>
        <table:table-row table:style-name="ro1">
          <table:table-cell table:style-name="ce23" office:value-type="string" calcext:value-type="string">
            <text:p>P15</text:p>
          </table:table-cell>
          <table:table-cell table:style-name="ce24" office:value-type="string" calcext:value-type="string">
            <text:p>Cognitive empathy</text:p>
            <text:p/>
          </table:table-cell>
          <table:table-cell table:style-name="ce6" office:value-type="string" calcext:value-type="string">
            <text:p>Perspective taking</text:p>
          </table:table-cell>
          <table:table-cell table:style-name="ce29" office:value-type="string" calcext:value-type="string">
            <text:p><text:span text:style-name="T1">"empathy comes into picture where we should try to to </text:span><text:span text:style-name="T2">see it from other person point of view</text:span><text:span text:style-name="T3">."</text:span></text:p>
          </table:table-cell>
          <table:table-cell table:number-columns-repeated="1020"/>
        </table:table-row>
        <table:table-row table:style-name="ro1">
          <table:table-cell table:style-name="ce23" office:value-type="string" calcext:value-type="string">
            <text:p>P15</text:p>
          </table:table-cell>
          <table:table-cell table:style-name="ce24" office:value-type="string" calcext:value-type="string">
            <text:p>Cognitive empathy</text:p>
          </table:table-cell>
          <table:table-cell table:style-name="ce6" office:value-type="string" calcext:value-type="string">
            <text:p>Understanding</text:p>
          </table:table-cell>
          <table:table-cell table:style-name="ce29" office:value-type="string" calcext:value-type="string">
            <text:p><text:span text:style-name="T16">Understanding other people</text:span><text:span text:style-name="T17"> and being in someone else’s shoes eventually catches up to you.</text:span></text:p>
          </table:table-cell>
          <table:table-cell table:number-columns-repeated="1020"/>
        </table:table-row>
        <table:table-row table:style-name="ro1">
          <table:table-cell table:style-name="ce23" office:value-type="string" calcext:value-type="string">
            <text:p>P15</text:p>
          </table:table-cell>
          <table:table-cell table:style-name="ce24" office:value-type="string" calcext:value-type="string">
            <text:p>Cognitive empathy</text:p>
          </table:table-cell>
          <table:table-cell table:style-name="ce24" office:value-type="string" calcext:value-type="string">
            <text:p>Embodiment</text:p>
          </table:table-cell>
          <table:table-cell table:style-name="ce29" office:value-type="string" calcext:value-type="string">
            <text:p><text:span text:style-name="T1">"Understanding other people and </text:span><text:span text:style-name="T2">being in someone else’s shoes</text:span><text:span text:style-name="T3"> eventually catches up to you."</text:span></text:p>
          </table:table-cell>
          <table:table-cell table:number-columns-repeated="1020"/>
        </table:table-row>
        <table:table-row table:style-name="ro1">
          <table:table-cell table:style-name="ce23" office:value-type="string" calcext:value-type="string">
            <text:p>P16</text:p>
          </table:table-cell>
          <table:table-cell table:style-name="ce24" office:value-type="string" calcext:value-type="string">
            <text:p>Cognitive empathy</text:p>
            <text:p/>
            <text:p/>
          </table:table-cell>
          <table:table-cell table:style-name="ce24" office:value-type="string" calcext:value-type="string">
            <text:p>Embodiment</text:p>
          </table:table-cell>
          <table:table-cell table:style-name="ce24" office:value-type="string" calcext:value-type="string">
            <text:p><text:span text:style-name="T1">"empathy is simply the ability to </text:span><text:span text:style-name="T2">put yourself in the shoes of another human being</text:span><text:span text:style-name="T3">, to feel their feelings and to imagine what it would be like to have their problems and their goals."</text:span></text:p>
          </table:table-cell>
          <table:table-cell table:number-columns-repeated="1020"/>
        </table:table-row>
        <table:table-row table:style-name="ro1">
          <table:table-cell table:style-name="ce23" office:value-type="string" calcext:value-type="string">
            <text:p>P16</text:p>
          </table:table-cell>
          <table:table-cell table:style-name="ce24" office:value-type="string" calcext:value-type="string">
            <text:p>Cognitive empathy</text:p>
            <text:p/>
            <text:p/>
          </table:table-cell>
          <table:table-cell table:style-name="ce6" office:value-type="string" calcext:value-type="string">
            <text:p>Perspective taking</text:p>
          </table:table-cell>
          <table:table-cell table:style-name="ce24" office:value-type="string" calcext:value-type="string">
            <text:p><text:span text:style-name="T1">"empathy is simply the ability to put yourself in the shoes of another human being, to feel their feelings and to </text:span><text:span text:style-name="T2">imagine what it would be like to have their problems and their goals</text:span><text:span text:style-name="T3">."</text:span></text:p>
          </table:table-cell>
          <table:table-cell table:number-columns-repeated="1020"/>
        </table:table-row>
        <table:table-row table:style-name="ro1">
          <table:table-cell table:style-name="ce23" office:value-type="string" calcext:value-type="string">
            <text:p>P16</text:p>
          </table:table-cell>
          <table:table-cell table:style-name="ce27" office:value-type="string" calcext:value-type="string">
            <text:p>Emotional empathy</text:p>
          </table:table-cell>
          <table:table-cell table:style-name="ce6" office:value-type="string" calcext:value-type="string">
            <text:p>Emotional sharing</text:p>
          </table:table-cell>
          <table:table-cell table:style-name="ce29" office:value-type="string" calcext:value-type="string">
            <text:p><text:span text:style-name="T1">empathy is simply the ability to put yourself in the shoes of another human being, </text:span><text:span text:style-name="T2">to feel their feelings</text:span><text:span text:style-name="T3"> and to imagine what it would be like to have their problems and their goals.</text:span></text:p>
          </table:table-cell>
          <table:table-cell table:number-columns-repeated="1020"/>
        </table:table-row>
        <table:table-row table:style-name="ro1">
          <table:table-cell table:style-name="ce23" office:value-type="string" calcext:value-type="string">
            <text:p>P17</text:p>
          </table:table-cell>
          <table:table-cell table:number-columns-repeated="2" table:style-name="ce24" office:value-type="string" calcext:value-type="string">
            <text:p>Compassion</text:p>
          </table:table-cell>
          <table:table-cell table:style-name="ce24" office:value-type="string" calcext:value-type="string">
            <text:p><text:span text:style-name="T1">"There is no big secret here: if you </text:span><text:span text:style-name="T2">take care of the team</text:span><text:span text:style-name="T3">, truly, honestly and empathetically, your team will show up and take care of the business."</text:span></text:p>
          </table:table-cell>
          <table:table-cell table:number-columns-repeated="1020"/>
        </table:table-row>
        <table:table-row table:style-name="ro1">
          <table:table-cell table:style-name="ce23" office:value-type="string" calcext:value-type="string">
            <text:p>P18</text:p>
          </table:table-cell>
          <table:table-cell table:style-name="ce24" office:value-type="string" calcext:value-type="string">
            <text:p>Cognitive empathy</text:p>
          </table:table-cell>
          <table:table-cell table:style-name="ce6" office:value-type="string" calcext:value-type="string">
            <text:p>Perspective taking</text:p>
          </table:table-cell>
          <table:table-cell table:style-name="ce24" office:value-type="string" calcext:value-type="string">
            <text:p><text:span text:style-name="T8">"When we run across goofy looking code and configs, </text:span><text:span text:style-name="T18">we need to respect the constraints</text:span><text:span text:style-name="T10"> </text:span><text:span text:style-name="T9">and context the person who wrote them faced</text:span><text:span text:style-name="T10">."</text:span></text:p>
            <text:p><text:span text:style-name="T4">"The code might be stupid, but there’s usually a reason."</text:span></text:p>
            <text:p><text:span text:style-name="T4">"How many times has the past version of you done something stupid that harmed future you? How many times have you looked at something you made a year ago and thought “What was I thinking?”"</text:span></text:p>
            <text:p><text:span text:style-name="T4"/></text:p>
          </table:table-cell>
          <table:table-cell table:number-columns-repeated="1020"/>
        </table:table-row>
        <table:table-row table:style-name="ro1">
          <table:table-cell table:style-name="ce23" office:value-type="string" calcext:value-type="string">
            <text:p>P19</text:p>
          </table:table-cell>
          <table:table-cell table:style-name="ce24" office:value-type="string" calcext:value-type="string">
            <text:p>Cognitive empathy</text:p>
          </table:table-cell>
          <table:table-cell table:style-name="ce6" office:value-type="string" calcext:value-type="string">
            <text:p>Perspective taking</text:p>
          </table:table-cell>
          <table:table-cell table:style-name="ce24" office:value-type="string" calcext:value-type="string">
            <text:p><text:span text:style-name="T1">we must always be </text:span><text:span text:style-name="T2">thinking of who the customer is </text:span><text:span text:style-name="T3">- and the customer is not just the end user. Developers - yes, you! - are also the customers.</text:span></text:p>
          </table:table-cell>
          <table:table-cell table:number-columns-repeated="1020"/>
        </table:table-row>
        <table:table-row table:style-name="ro1">
          <table:table-cell table:style-name="ce23" office:value-type="string" calcext:value-type="string">
            <text:p>P20</text:p>
          </table:table-cell>
          <table:table-cell table:style-name="ce24" office:value-type="string" calcext:value-type="string">
            <text:p>Compassion</text:p>
            <text:p>Cognitive empathy</text:p>
            <text:p/>
          </table:table-cell>
          <table:table-cell table:style-name="ce6" office:value-type="string" calcext:value-type="string">
            <text:p>Perspective taking</text:p>
          </table:table-cell>
          <table:table-cell table:style-name="ce24" office:value-type="string" calcext:value-type="string">
            <text:p><text:span text:style-name="T4">"Developing with empathy means that you keep the following in mind:</text:span></text:p>
            <text:p><text:span text:style-name="T4"/></text:p>
            <text:p><text:span text:style-name="T16">the person before you may not have</text:span><text:span text:style-name="T17"> had the time to think about the bigger picture.</text:span></text:p>
            <text:p><text:span text:style-name="T16">the person before you </text:span><text:span text:style-name="T17">may not have had the technical know-how to always think about the most common denominator.</text:span></text:p>
            <text:p><text:span text:style-name="T4">you should leave the codebase in a better state than it was before you arrived.</text:span></text:p>
            <text:p><text:span text:style-name="T4">the people you work with now are likely to need your help in keeping the codebase healthy.</text:span></text:p>
            <text:p><text:span text:style-name="T4">you can’t solve everything.</text:span></text:p>
            <text:p><text:span text:style-name="T4">the person after you could very well be in the same position you are in right now if you don’t fix what you can."</text:span></text:p>
            <text:p><text:span text:style-name="T4"/></text:p>
          </table:table-cell>
          <table:table-cell table:number-columns-repeated="1020"/>
        </table:table-row>
        <table:table-row table:style-name="ro1">
          <table:table-cell table:style-name="ce23" office:value-type="string" calcext:value-type="string">
            <text:p>P20</text:p>
          </table:table-cell>
          <table:table-cell table:style-name="ce24" office:value-type="string" calcext:value-type="string">
            <text:p>Compassion        </text:p>
            <text:p/>
            <text:p/>
          </table:table-cell>
          <table:table-cell table:style-name="ce6" office:value-type="string" calcext:value-type="string">
            <text:p>Compassion</text:p>
          </table:table-cell>
          <table:table-cell table:style-name="ce24" office:value-type="string" calcext:value-type="string">
            <text:p><text:span text:style-name="T4">Developing with empathy means that you keep the following in mind:</text:span></text:p>
            <text:p><text:span text:style-name="T4"> </text:span></text:p>
            <text:p><text:span text:style-name="T4"> the person before you may not have had the time to think about the bigger picture.</text:span></text:p>
            <text:p><text:span text:style-name="T4"> the person before you may not have had the technical know-how to always think about the most common denominator.</text:span></text:p>
            <text:p><text:span text:style-name="T4"> you should leave the codebase in a better state than it was before you arrived.</text:span></text:p>
            <text:p><text:span text:style-name="T1"> </text:span><text:span text:style-name="T2">the people you work with now are likely to need your help</text:span><text:span text:style-name="T3"> in keeping the codebase healthy.</text:span></text:p>
            <text:p><text:span text:style-name="T4"> you can’t solve everything.</text:span></text:p>
            <text:p><text:span text:style-name="T4"> the person after you could very well be in the same position you are in right now if you don’t fix what you can.</text:span></text:p>
          </table:table-cell>
          <table:table-cell table:number-columns-repeated="1020"/>
        </table:table-row>
        <table:table-row table:style-name="ro1">
          <table:table-cell table:style-name="ce23" office:value-type="string" calcext:value-type="string">
            <text:p>P21</text:p>
          </table:table-cell>
          <table:table-cell table:style-name="ce24" office:value-type="string" calcext:value-type="string">
            <text:p>Compassion</text:p>
          </table:table-cell>
          <table:table-cell table:style-name="ce6" office:value-type="string" calcext:value-type="string">
            <text:p>Compassion</text:p>
          </table:table-cell>
          <table:table-cell table:style-name="ce24" office:value-type="string" calcext:value-type="string">
            <text:p><text:span text:style-name="T1">"Writing code in a way that is very easy to read is </text:span><text:span text:style-name="T2">caring for your fellow developer</text:span><text:span text:style-name="T3">, and it makes it easier for you to come back to in a few months and not want to pull your hair out!"</text:span></text:p>
            <text:p><text:span text:style-name="T4"/></text:p>
          </table:table-cell>
          <table:table-cell table:number-columns-repeated="1020"/>
        </table:table-row>
        <table:table-row table:style-name="ro1">
          <table:table-cell table:style-name="ce23" office:value-type="string" calcext:value-type="string">
            <text:p>P22</text:p>
          </table:table-cell>
          <table:table-cell table:style-name="ce24" office:value-type="string" calcext:value-type="string">
            <text:p>Compassion</text:p>
          </table:table-cell>
          <table:table-cell table:style-name="ce6" office:value-type="string" calcext:value-type="string">
            <text:p>Compassion</text:p>
          </table:table-cell>
          <table:table-cell table:style-name="ce24" office:value-type="string" calcext:value-type="string">
            <text:p><text:span text:style-name="T1">"In my various development experiences, I've found that setting expectations of what "good code" or "clean code" looks like </text:span><text:span text:style-name="T2">is a great way to help folks</text:span><text:span text:style-name="T3"> who do not necessarily know what questions to ask or if they even have any questions."</text:span></text:p>
            <text:p><text:span text:style-name="T4"/></text:p>
            <text:p><text:span text:style-name="T4"/></text:p>
          </table:table-cell>
          <table:table-cell table:number-columns-repeated="1020"/>
        </table:table-row>
        <table:table-row table:style-name="ro1">
          <table:table-cell table:style-name="ce23"/>
          <table:table-cell table:style-name="ce24"/>
          <table:table-cell table:style-name="ce6" table:number-columns-repeated="2"/>
          <table:table-cell table:number-columns-repeated="1020"/>
        </table:table-row>
        <table:table-row table:style-name="ro1" table:number-rows-repeated="23">
          <table:table-cell table:style-name="ce6" table:number-columns-repeated="4"/>
          <table:table-cell table:number-columns-repeated="1020"/>
        </table:table-row>
        <table:table-row table:style-name="ro1" table:number-rows-repeated="951">
          <table:table-cell table:style-name="ce23"/>
          <table:table-cell table:number-columns-repeated="1023"/>
        </table:table-row>
        <table:table-row table:style-name="ro3" table:number-rows-repeated="1047562">
          <table:table-cell table:number-columns-repeated="1024"/>
        </table:table-row>
        <table:table-row table:style-name="ro3">
          <table:table-cell table:number-columns-repeated="1024"/>
        </table:table-row>
        <table:named-expressions>
          <table:named-range table:name="_xlnm._FilterDatabase" table:base-cell-address="$articles.$A$1" table:cell-range-address="$RQ1.$A$1:.$D$38"/>
        </table:named-expressions>
      </table:table>
      <table:table table:name="RQ2" table:style-name="ta3">
        <table:table-column table:style-name="co12" table:default-cell-style-name="Default"/>
        <table:table-column table:style-name="co15" table:number-columns-repeated="2" table:default-cell-style-name="Default"/>
        <table:table-column table:style-name="co12" table:number-columns-repeated="1021" table:default-cell-style-name="Default"/>
        <table:table-row table:style-name="ro1">
          <table:table-cell table:style-name="ce30" table:number-columns-repeated="3"/>
          <table:table-cell table:number-columns-repeated="1021"/>
        </table:table-row>
        <table:table-row table:style-name="ro1">
          <table:table-cell table:style-name="ce31" office:value-type="string" calcext:value-type="string">
            <text:p>Id</text:p>
          </table:table-cell>
          <table:table-cell table:style-name="ce32" office:value-type="string" calcext:value-type="string">
            <text:p>Codes</text:p>
          </table:table-cell>
          <table:table-cell table:style-name="ce32" office:value-type="string" calcext:value-type="string">
            <text:p>Quotes</text:p>
          </table:table-cell>
          <table:table-cell table:number-columns-repeated="1021"/>
        </table:table-row>
        <table:table-row table:style-name="ro1">
          <table:table-cell table:style-name="ce3" office:value-type="string" calcext:value-type="string">
            <text:p>P1</text:p>
          </table:table-cell>
          <table:table-cell table:style-name="ce30" table:number-columns-repeated="2"/>
          <table:table-cell table:number-columns-repeated="1021"/>
        </table:table-row>
        <table:table-row table:style-name="ro1">
          <table:table-cell table:style-name="ce3" office:value-type="string" calcext:value-type="string">
            <text:p>P2</text:p>
          </table:table-cell>
          <table:table-cell table:style-name="ce30" table:number-columns-repeated="2"/>
          <table:table-cell table:number-columns-repeated="1021"/>
        </table:table-row>
        <table:table-row table:style-name="ro1">
          <table:table-cell table:style-name="ce3" office:value-type="string" calcext:value-type="string">
            <text:p>P3</text:p>
          </table:table-cell>
          <table:table-cell table:style-name="ce30" table:number-columns-repeated="2"/>
          <table:table-cell table:number-columns-repeated="1021"/>
        </table:table-row>
        <table:table-row table:style-name="ro1">
          <table:table-cell table:style-name="ce3" office:value-type="string" calcext:value-type="string">
            <text:p>P4</text:p>
          </table:table-cell>
          <table:table-cell table:style-name="ce24" office:value-type="string" calcext:value-type="string">
            <text:p>important</text:p>
          </table:table-cell>
          <table:table-cell table:style-name="ce24" office:value-type="string" calcext:value-type="string">
            <text:p><text:span text:style-name="T1">"empathy can play </text:span><text:span text:style-name="T2">a key role</text:span><text:span text:style-name="T3">. It can help you create better client relations, create better products, retain employees &amp; help you build a great team.</text:span></text:p>
            <text:p><text:span text:style-name="T4"/></text:p>
          </table:table-cell>
          <table:table-cell table:number-columns-repeated="1021"/>
        </table:table-row>
        <table:table-row table:style-name="ro1">
          <table:table-cell table:style-name="ce3" office:value-type="string" calcext:value-type="string">
            <text:p>P4</text:p>
          </table:table-cell>
          <table:table-cell table:style-name="ce24" office:value-type="string" calcext:value-type="string">
            <text:p>important</text:p>
          </table:table-cell>
          <table:table-cell table:style-name="ce24" office:value-type="string" calcext:value-type="string">
            <text:p><text:span text:style-name="T1">"That's where Empathy plays </text:span><text:span text:style-name="T2">a very important role</text:span><text:span text:style-name="T3">. </text:span></text:p>
            <text:p><text:span text:style-name="T4"/></text:p>
            <text:p><text:span text:style-name="T4"/></text:p>
          </table:table-cell>
          <table:table-cell table:number-columns-repeated="1021"/>
        </table:table-row>
        <table:table-row table:style-name="ro1">
          <table:table-cell table:style-name="ce3" office:value-type="string" calcext:value-type="string">
            <text:p>P4</text:p>
          </table:table-cell>
          <table:table-cell table:style-name="ce24" office:value-type="string" calcext:value-type="string">
            <text:p>important</text:p>
          </table:table-cell>
          <table:table-cell table:style-name="ce24" office:value-type="string" calcext:value-type="string">
            <text:p><text:span text:style-name="T1">When you take an interview, Empathy also can play</text:span><text:span text:style-name="T2"> a great role</text:span><text:span text:style-name="T3"> for the interviewer to identify the candidate's potential.</text:span></text:p>
          </table:table-cell>
          <table:table-cell table:number-columns-repeated="1021"/>
        </table:table-row>
        <table:table-row table:style-name="ro1">
          <table:table-cell table:style-name="ce3" office:value-type="string" calcext:value-type="string">
            <text:p>P4</text:p>
          </table:table-cell>
          <table:table-cell table:style-name="ce24" office:value-type="string" calcext:value-type="string">
            <text:p>needed skill</text:p>
          </table:table-cell>
          <table:table-cell table:style-name="ce24" office:value-type="string" calcext:value-type="string">
            <text:p><text:span text:style-name="T1">If you are reading till this point, I hope it is evident and clear that empathy is not only a feeling but </text:span><text:span text:style-name="T2">a very much needed skill in today's software developer's profile </text:span><text:span text:style-name="T3">:) and any skill can be learned and practised.</text:span></text:p>
            <text:p><text:span text:style-name="T4"/></text:p>
            <text:p><text:span text:style-name="T4"/></text:p>
          </table:table-cell>
          <table:table-cell table:number-columns-repeated="1021"/>
        </table:table-row>
        <table:table-row table:style-name="ro1">
          <table:table-cell table:style-name="ce3" office:value-type="string" calcext:value-type="string">
            <text:p>P4</text:p>
          </table:table-cell>
          <table:table-cell table:style-name="ce24" office:value-type="string" calcext:value-type="string">
            <text:p>needed skill</text:p>
          </table:table-cell>
          <table:table-cell table:style-name="ce33" office:value-type="string" calcext:value-type="string">
            <text:p><text:span text:style-name="T19">Empathy is</text:span><text:span text:style-name="T10"> </text:span><text:span text:style-name="T9">a must-have quality</text:span><text:span text:style-name="T10"> in the modern-day industry leaders and many companies are focusing on these qualities as well while hiring them.</text:span></text:p>
          </table:table-cell>
          <table:table-cell table:number-columns-repeated="1021"/>
        </table:table-row>
        <table:table-row table:style-name="ro1">
          <table:table-cell table:style-name="ce3" office:value-type="string" calcext:value-type="string">
            <text:p>P4</text:p>
          </table:table-cell>
          <table:table-cell table:style-name="ce24" office:value-type="string" calcext:value-type="string">
            <text:p>important</text:p>
          </table:table-cell>
          <table:table-cell table:style-name="ce24" office:value-type="string" calcext:value-type="string">
            <text:p><text:span text:style-name="T11">I hope that I was able to convince you that Empathy is </text:span><text:span text:style-name="T12">critically very important.</text:span></text:p>
            <text:p><text:span text:style-name="T4"/></text:p>
            <text:p><text:span text:style-name="T4"/></text:p>
          </table:table-cell>
          <table:table-cell table:number-columns-repeated="1021"/>
        </table:table-row>
        <table:table-row table:style-name="ro1">
          <table:table-cell table:style-name="ce3" office:value-type="string" calcext:value-type="string">
            <text:p>P4</text:p>
          </table:table-cell>
          <table:table-cell table:style-name="ce24" office:value-type="string" calcext:value-type="string">
            <text:p>undervalued</text:p>
          </table:table-cell>
          <table:table-cell table:style-name="ce24" office:value-type="string" calcext:value-type="string">
            <text:p><text:span text:style-name="T1">I feel times have changed and </text:span><text:span text:style-name="T2">Empathy should be given a lot of value as a skillset</text:span><text:span text:style-name="T3"> and there shall be efforts to train engineers about it."</text:span></text:p>
            <text:p><text:span text:style-name="T4"/></text:p>
            <text:p><text:span text:style-name="T4"/></text:p>
          </table:table-cell>
          <table:table-cell table:number-columns-repeated="1021"/>
        </table:table-row>
        <table:table-row table:style-name="ro1">
          <table:table-cell table:style-name="ce3" office:value-type="string" calcext:value-type="string">
            <text:p>P5</text:p>
          </table:table-cell>
          <table:table-cell table:style-name="ce24" office:value-type="string" calcext:value-type="string">
            <text:p>important</text:p>
          </table:table-cell>
          <table:table-cell table:style-name="ce24" office:value-type="string" calcext:value-type="string">
            <text:p><text:span text:style-name="T16">Part of the importance of gaining empathy is so that the developer can operate without excessive communication</text:span><text:span text:style-name="T17">, able to answer their own questions when issues come up based on that deeper understanding of what the customer is trying to accomplish.</text:span></text:p>
          </table:table-cell>
          <table:table-cell table:number-columns-repeated="1021"/>
        </table:table-row>
        <table:table-row table:style-name="ro1">
          <table:table-cell table:style-name="ce3" office:value-type="string" calcext:value-type="string">
            <text:p>P6</text:p>
          </table:table-cell>
          <table:table-cell table:style-name="ce30" table:number-columns-repeated="2"/>
          <table:table-cell table:number-columns-repeated="1021"/>
        </table:table-row>
        <table:table-row table:style-name="ro1">
          <table:table-cell table:style-name="ce3" office:value-type="string" calcext:value-type="string">
            <text:p>P7</text:p>
          </table:table-cell>
          <table:table-cell table:style-name="ce24" office:value-type="string" calcext:value-type="string">
            <text:p>important</text:p>
          </table:table-cell>
          <table:table-cell table:style-name="ce24" office:value-type="string" calcext:value-type="string">
            <text:p><text:span text:style-name="T1">This time I wanted to talk about certain skills I have noticed within myself and fellow devs that</text:span><text:span text:style-name="T2"> I think are crucial </text:span><text:span text:style-name="T3">yet very much underappreciated.</text:span></text:p>
          </table:table-cell>
          <table:table-cell table:number-columns-repeated="1021"/>
        </table:table-row>
        <table:table-row table:style-name="ro1">
          <table:table-cell table:style-name="ce3" office:value-type="string" calcext:value-type="string">
            <text:p>P7</text:p>
          </table:table-cell>
          <table:table-cell table:style-name="ce24" office:value-type="string" calcext:value-type="string">
            <text:p>undervalued</text:p>
          </table:table-cell>
          <table:table-cell table:style-name="ce24" office:value-type="string" calcext:value-type="string">
            <text:p><text:span text:style-name="T8">This time I wanted to talk about certain skills I have noticed within myself and fellow devs that</text:span><text:span text:style-name="T9"> </text:span><text:span text:style-name="T10">I think are crucial</text:span><text:span text:style-name="T9"> yet very much underappreciated.</text:span></text:p>
          </table:table-cell>
          <table:table-cell table:number-columns-repeated="1021"/>
        </table:table-row>
        <table:table-row table:style-name="ro1">
          <table:table-cell table:style-name="ce3" office:value-type="string" calcext:value-type="string">
            <text:p>P8</text:p>
          </table:table-cell>
          <table:table-cell table:style-name="ce24" office:value-type="string" calcext:value-type="string">
            <text:p>important</text:p>
          </table:table-cell>
          <table:table-cell table:style-name="ce24" office:value-type="string" calcext:value-type="string">
            <text:p><text:span text:style-name="T16">The key to motivating a team</text:span><text:span text:style-name="T17"> is to identify what motivates the people that make up the team, with enough empathy to put yourself in their shoes.</text:span></text:p>
            <text:p><text:span text:style-name="T4"/></text:p>
            <text:p><text:span text:style-name="T4">With time, you should achieve the empathy and respect necessary to understand each other's personal and professional motivation.</text:span></text:p>
            <text:p><text:span text:style-name="T4"/></text:p>
          </table:table-cell>
          <table:table-cell table:number-columns-repeated="1021"/>
        </table:table-row>
        <table:table-row table:style-name="ro1">
          <table:table-cell table:style-name="ce3" office:value-type="string" calcext:value-type="string">
            <text:p>P9</text:p>
          </table:table-cell>
          <table:table-cell table:style-name="ce30" table:number-columns-repeated="2"/>
          <table:table-cell table:number-columns-repeated="1021"/>
        </table:table-row>
        <table:table-row table:style-name="ro1">
          <table:table-cell table:style-name="ce3" office:value-type="string" calcext:value-type="string">
            <text:p>P10</text:p>
          </table:table-cell>
          <table:table-cell table:style-name="ce30" table:number-columns-repeated="2"/>
          <table:table-cell table:number-columns-repeated="1021"/>
        </table:table-row>
        <table:table-row table:style-name="ro1">
          <table:table-cell table:style-name="ce3" office:value-type="string" calcext:value-type="string">
            <text:p>P11</text:p>
          </table:table-cell>
          <table:table-cell table:style-name="ce24" office:value-type="string" calcext:value-type="string">
            <text:p>important</text:p>
          </table:table-cell>
          <table:table-cell table:style-name="ce24" office:value-type="string" calcext:value-type="string">
            <text:p><text:span text:style-name="T11">I do believe that empathy is gaining more and more momentum </text:span><text:span text:style-name="T12">as a fundamental skill for a software developer. </text:span></text:p>
          </table:table-cell>
          <table:table-cell table:number-columns-repeated="1021"/>
        </table:table-row>
        <table:table-row table:style-name="ro1">
          <table:table-cell table:style-name="ce3" office:value-type="string" calcext:value-type="string">
            <text:p>P11</text:p>
          </table:table-cell>
          <table:table-cell table:style-name="ce24" office:value-type="string" calcext:value-type="string">
            <text:p>important</text:p>
          </table:table-cell>
          <table:table-cell table:style-name="ce24" office:value-type="string" calcext:value-type="string">
            <text:p><text:span text:style-name="T11">When pairing empathy </text:span><text:span text:style-name="T12">is paramount</text:span></text:p>
          </table:table-cell>
          <table:table-cell table:number-columns-repeated="1021"/>
        </table:table-row>
        <table:table-row table:style-name="ro1">
          <table:table-cell table:style-name="ce3" office:value-type="string" calcext:value-type="string">
            <text:p>P12</text:p>
          </table:table-cell>
          <table:table-cell table:style-name="ce30" table:number-columns-repeated="2"/>
          <table:table-cell table:number-columns-repeated="1021"/>
        </table:table-row>
        <table:table-row table:style-name="ro1">
          <table:table-cell table:style-name="ce3" office:value-type="string" calcext:value-type="string">
            <text:p>P13</text:p>
          </table:table-cell>
          <table:table-cell table:style-name="ce30" table:number-columns-repeated="2"/>
          <table:table-cell table:number-columns-repeated="1021"/>
        </table:table-row>
        <table:table-row table:style-name="ro1">
          <table:table-cell table:style-name="ce3" office:value-type="string" calcext:value-type="string">
            <text:p>P14</text:p>
          </table:table-cell>
          <table:table-cell table:style-name="ce24" office:value-type="string" calcext:value-type="string">
            <text:p>important</text:p>
          </table:table-cell>
          <table:table-cell table:style-name="ce24" office:value-type="string" calcext:value-type="string">
            <text:p><text:span text:style-name="T11">"That is where I say empathy </text:span><text:span text:style-name="T12">is really important when you are working in a big team."</text:span></text:p>
            <text:p><text:span text:style-name="T4"/></text:p>
            <text:p><text:span text:style-name="T4"/></text:p>
          </table:table-cell>
          <table:table-cell table:number-columns-repeated="1021"/>
        </table:table-row>
        <table:table-row table:style-name="ro1">
          <table:table-cell table:style-name="ce3" office:value-type="string" calcext:value-type="string">
            <text:p>P14</text:p>
          </table:table-cell>
          <table:table-cell table:style-name="ce24" office:value-type="string" calcext:value-type="string">
            <text:p>wanted </text:p>
          </table:table-cell>
          <table:table-cell table:style-name="ce24" office:value-type="string" calcext:value-type="string">
            <text:p><text:span text:style-name="T4"/></text:p>
            <text:p><text:span text:style-name="T11">Empathy t</text:span><text:span text:style-name="T12">he skill I want to have to be become a good software developer</text:span></text:p>
            <text:p><text:span text:style-name="T4"/></text:p>
            <text:p><text:span text:style-name="T4"/></text:p>
          </table:table-cell>
          <table:table-cell table:number-columns-repeated="1021"/>
        </table:table-row>
        <table:table-row table:style-name="ro1">
          <table:table-cell table:style-name="ce3" office:value-type="string" calcext:value-type="string">
            <text:p>P15</text:p>
          </table:table-cell>
          <table:table-cell table:style-name="ce24" office:value-type="string" calcext:value-type="string">
            <text:p>important</text:p>
          </table:table-cell>
          <table:table-cell table:style-name="ce24" office:value-type="string" calcext:value-type="string">
            <text:p><text:span text:style-name="T8">As we think about building distributed systems across distributed teams, we see that over-communication helps build empathy. This helps build trust and allows room for failure. After all, we are humans working on complex systems. Additionally, the ability to be vulnerable, open, honest, and transparent with our peers </text:span><text:span text:style-name="T18">is important</text:span><text:span text:style-name="T20">. Our systems are changing rapidly, and our mental models will be outdated. Cultivating a culture where failure is embraced and a culture of experimentation is cultivated </text:span><text:span text:style-name="T9">is important and essential.</text:span><text:span text:style-name="T10"> When we talk to seasoned SREs, we learn that their </text:span><text:span text:style-name="T9">empathy has allowed them to be more successful. </text:span></text:p>
            <text:p><text:span text:style-name="T4"/></text:p>
          </table:table-cell>
          <table:table-cell table:number-columns-repeated="1021"/>
        </table:table-row>
        <table:table-row table:style-name="ro1">
          <table:table-cell table:style-name="ce6" office:value-type="string" calcext:value-type="string">
            <text:p>P15</text:p>
          </table:table-cell>
          <table:table-cell table:style-name="ce24" office:value-type="string" calcext:value-type="string">
            <text:p>important</text:p>
          </table:table-cell>
          <table:table-cell table:style-name="ce24" office:value-type="string" calcext:value-type="string">
            <text:p><text:span text:style-name="T8">As we think about building distributed systems across distributed teams, we see that over-communication helps build empathy. This helps build trust and allows room for failure. After all, we are humans working on complex systems. Additionally, the ability to be vulnerable, open, honest, and transparent with our peers </text:span><text:span text:style-name="T18">is important</text:span><text:span text:style-name="T20">. Our systems are changing rapidly, and our mental models will be outdated. Cultivating a culture where failure is embraced and a culture of experimentation is cultivated </text:span><text:span text:style-name="T9">is important and essential.</text:span><text:span text:style-name="T10"> When we talk to seasoned SREs, we learn that their </text:span><text:span text:style-name="T9">empathy has allowed them to be more successful. </text:span></text:p>
            <text:p><text:span text:style-name="T4"/></text:p>
          </table:table-cell>
          <table:table-cell table:number-columns-repeated="1021"/>
        </table:table-row>
        <table:table-row table:style-name="ro1">
          <table:table-cell table:style-name="ce3"/>
          <table:table-cell table:style-name="ce24" table:number-columns-repeated="2"/>
          <table:table-cell table:number-columns-repeated="1021"/>
        </table:table-row>
        <table:table-row table:style-name="ro1">
          <table:table-cell table:style-name="ce3" office:value-type="string" calcext:value-type="string">
            <text:p>P16</text:p>
          </table:table-cell>
          <table:table-cell table:style-name="ce24" office:value-type="string" calcext:value-type="string">
            <text:p>important</text:p>
          </table:table-cell>
          <table:table-cell table:style-name="ce24" office:value-type="string" calcext:value-type="string">
            <text:p><text:span text:style-name="T1">With rare exceptions, we as humans are wired to feel empathy instinctively, but by being mindful of situations where empathy </text:span><text:span text:style-name="T2">is important, we can all develop this vital quality</text:span><text:span text:style-name="T3">. </text:span></text:p>
            <text:p><text:span text:style-name="T4"/></text:p>
          </table:table-cell>
          <table:table-cell table:number-columns-repeated="1021"/>
        </table:table-row>
        <table:table-row table:style-name="ro1">
          <table:table-cell table:style-name="ce3" office:value-type="string" calcext:value-type="string">
            <text:p>P16</text:p>
          </table:table-cell>
          <table:table-cell table:style-name="ce30" office:value-type="string" calcext:value-type="string">
            <text:p>undervalued</text:p>
          </table:table-cell>
          <table:table-cell table:style-name="ce24" office:value-type="string" calcext:value-type="string">
            <text:p><text:span text:style-name="T1">From my years working at major Silicon Valley tech companies as a software developer,</text:span><text:span text:style-name="T2"> I observed empathy to be among most underrated and </text:span><text:span text:style-name="T3">important skills. </text:span></text:p>
          </table:table-cell>
          <table:table-cell table:number-columns-repeated="1021"/>
        </table:table-row>
        <table:table-row table:style-name="ro1">
          <table:table-cell table:style-name="ce3" office:value-type="string" calcext:value-type="string">
            <text:p>P16</text:p>
          </table:table-cell>
          <table:table-cell table:style-name="ce30" office:value-type="string" calcext:value-type="string">
            <text:p>important</text:p>
          </table:table-cell>
          <table:table-cell table:style-name="ce24" office:value-type="string" calcext:value-type="string">
            <text:p><text:span text:style-name="T11">From my years working at major Silicon Valley tech companies as a software developer, I observed empathy to be among most underrated </text:span><text:span text:style-name="T12">and important skills. </text:span></text:p>
          </table:table-cell>
          <table:table-cell table:number-columns-repeated="1021"/>
        </table:table-row>
        <table:table-row table:style-name="ro1">
          <table:table-cell table:style-name="ce3" office:value-type="string" calcext:value-type="string">
            <text:p>P17</text:p>
          </table:table-cell>
          <table:table-cell table:style-name="ce30" table:number-columns-repeated="2"/>
          <table:table-cell table:number-columns-repeated="1021"/>
        </table:table-row>
        <table:table-row table:style-name="ro1">
          <table:table-cell table:style-name="ce3" office:value-type="string" calcext:value-type="string">
            <text:p>P18</text:p>
          </table:table-cell>
          <table:table-cell table:style-name="ce30" table:number-columns-repeated="2"/>
          <table:table-cell table:number-columns-repeated="1021"/>
        </table:table-row>
        <table:table-row table:style-name="ro1">
          <table:table-cell table:style-name="ce3" office:value-type="string" calcext:value-type="string">
            <text:p>P19</text:p>
          </table:table-cell>
          <table:table-cell table:style-name="ce30" table:number-columns-repeated="2"/>
          <table:table-cell table:number-columns-repeated="1021"/>
        </table:table-row>
        <table:table-row table:style-name="ro1">
          <table:table-cell table:style-name="ce3" office:value-type="string" calcext:value-type="string">
            <text:p>P20</text:p>
          </table:table-cell>
          <table:table-cell table:style-name="ce30" table:number-columns-repeated="2"/>
          <table:table-cell table:number-columns-repeated="1021"/>
        </table:table-row>
        <table:table-row table:style-name="ro1">
          <table:table-cell table:style-name="ce3" office:value-type="string" calcext:value-type="string">
            <text:p>P21</text:p>
          </table:table-cell>
          <table:table-cell table:style-name="ce30" table:number-columns-repeated="2"/>
          <table:table-cell table:number-columns-repeated="1021"/>
        </table:table-row>
        <table:table-row table:style-name="ro1">
          <table:table-cell table:style-name="ce3" office:value-type="string" calcext:value-type="string">
            <text:p>P22</text:p>
          </table:table-cell>
          <table:table-cell table:style-name="ce30" table:number-columns-repeated="2"/>
          <table:table-cell table:number-columns-repeated="1021"/>
        </table:table-row>
        <table:table-row table:style-name="ro1" table:number-rows-repeated="979">
          <table:table-cell table:style-name="ce30" table:number-columns-repeated="3"/>
          <table:table-cell table:number-columns-repeated="1021"/>
        </table:table-row>
        <table:table-row table:style-name="ro3" table:number-rows-repeated="1047559">
          <table:table-cell table:number-columns-repeated="1024"/>
        </table:table-row>
        <table:table-row table:style-name="ro3">
          <table:table-cell table:number-columns-repeated="1024"/>
        </table:table-row>
      </table:table>
      <table:table table:name="RQ3" table:style-name="ta4">
        <table:table-column table:style-name="co1" table:default-cell-style-name="Default"/>
        <table:table-column table:style-name="co16" table:default-cell-style-name="Default"/>
        <table:table-column table:style-name="co17" table:default-cell-style-name="Default"/>
        <table:table-column table:style-name="co12" table:number-columns-repeated="1021" table:default-cell-style-name="Default"/>
        <table:table-row table:style-name="ro1">
          <table:table-cell table:style-name="ce22"/>
          <table:table-cell table:number-columns-repeated="1023"/>
        </table:table-row>
        <table:table-row table:style-name="ro1">
          <table:table-cell table:style-name="ce22" office:value-type="string" calcext:value-type="string">
            <text:p>Id</text:p>
          </table:table-cell>
          <table:table-cell table:style-name="ce1" office:value-type="string" calcext:value-type="string">
            <text:p>RQ3 - Codes</text:p>
          </table:table-cell>
          <table:table-cell table:style-name="ce1" office:value-type="string" calcext:value-type="string">
            <text:p>Quotes - Q3</text:p>
          </table:table-cell>
          <table:table-cell table:number-columns-repeated="1021"/>
        </table:table-row>
        <table:table-row table:style-name="ro1">
          <table:table-cell table:style-name="ce23" office:value-type="string" calcext:value-type="string">
            <text:p>P1</text:p>
          </table:table-cell>
          <table:table-cell table:style-name="ce25" office:value-type="string" calcext:value-type="string">
            <text:p>Communication and Collaboration</text:p>
          </table:table-cell>
          <table:table-cell table:style-name="ce24" office:value-type="string" calcext:value-type="string">
            <text:p>A non-technical CEO or manager will far more appreciate your value if you’re empathetic to the bigger picture than just operating in siloed sprints, features or bug-fixes that we’re used to in the day to day.</text:p>
            <text:p/>
            <text:p>Sure, your manager or tech lead may have already decided on the best solution for a given problem but if you can display empathy for the same decision making process, they’ll see you as someone invested in helping them solve the same problems, someone operating on the same level, and someone who helps them do their job as well as your own.</text:p>
          </table:table-cell>
          <table:table-cell table:number-columns-repeated="1021"/>
        </table:table-row>
        <table:table-row table:style-name="ro1">
          <table:table-cell table:style-name="ce23" office:value-type="string" calcext:value-type="string">
            <text:p>P2</text:p>
          </table:table-cell>
          <table:table-cell table:style-name="ce24" office:value-type="string" calcext:value-type="string">
            <text:p>Communication and Collaboration</text:p>
          </table:table-cell>
          <table:table-cell table:style-name="ce24" office:value-type="string" calcext:value-type="string">
            <text:p><text:span text:style-name="T1">At the end of the day, </text:span><text:span text:style-name="T2">engineering is about communication</text:span><text:span text:style-name="T3">—we tell the computer what operations to execute, and we tell our teammates what the code is supposed to do.</text:span></text:p>
          </table:table-cell>
          <table:table-cell table:number-columns-repeated="1021"/>
        </table:table-row>
        <table:table-row table:style-name="ro1">
          <table:table-cell table:style-name="ce23" office:value-type="string" calcext:value-type="string">
            <text:p>P2</text:p>
          </table:table-cell>
          <table:table-cell table:style-name="ce24" office:value-type="string" calcext:value-type="string">
            <text:p/>
            <text:p>Coding</text:p>
          </table:table-cell>
          <table:table-cell table:style-name="ce24" office:value-type="string" calcext:value-type="string">
            <text:p><text:span text:style-name="T1">By </text:span><text:span text:style-name="T2">focusing on empathy in the code we write, </text:span><text:span text:style-name="T3">we will produce higher quality software as a byproduct</text:span></text:p>
          </table:table-cell>
          <table:table-cell table:number-columns-repeated="1021"/>
        </table:table-row>
        <table:table-row table:style-name="ro1">
          <table:table-cell table:style-name="ce23" office:value-type="string" calcext:value-type="string">
            <text:p>P3</text:p>
          </table:table-cell>
          <table:table-cell table:style-name="ce24" office:value-type="string" calcext:value-type="string">
            <text:p>Communication and Collaboration</text:p>
            <text:p>Coding</text:p>
          </table:table-cell>
          <table:table-cell table:style-name="ce24" office:value-type="string" calcext:value-type="string">
            <text:p><text:span text:style-name="T1">The real heroes in software development are those who actually try and succeed to </text:span><text:span text:style-name="T2">understand what the client wants and are able to translate this into a well written code</text:span><text:span text:style-name="T3">. Understand the client is not difficult, we just need to empathize with them. Just like we should empathize with everybody else.</text:span></text:p>
            <text:p><text:span text:style-name="T4"/></text:p>
          </table:table-cell>
          <table:table-cell table:number-columns-repeated="1021"/>
        </table:table-row>
        <table:table-row table:style-name="ro1">
          <table:table-cell table:style-name="ce23" office:value-type="string" calcext:value-type="string">
            <text:p>P4</text:p>
          </table:table-cell>
          <table:table-cell table:style-name="ce24" office:value-type="string" calcext:value-type="string">
            <text:p>Communication and Collaboration</text:p>
          </table:table-cell>
          <table:table-cell table:style-name="ce24" office:value-type="string" calcext:value-type="string">
            <text:p><text:span text:style-name="T11">Software Developer is a generic term or title and I assume that software developers play different roles in their organizations - Business Analysis, Coding, Testing, Leadership, DevOps, Maintenance etc. Each of these roles would involve </text:span><text:span text:style-name="T12">talking to people and wherever you need to deal with people, empathy can play a key role.</text:span></text:p>
            <text:p><text:span text:style-name="T4"/></text:p>
            <text:p><text:span text:style-name="T8">I've seen a lot of back n forths happening because of</text:span><text:span text:style-name="T18"> small communication gap</text:span><text:span text:style-name="T10">s, it can be frustrating for both sides. The simple solution is when </text:span><text:span text:style-name="T9">you go to these discussions try and be empathetic</text:span><text:span text:style-name="T10">""</text:span></text:p>
            <text:p><text:span text:style-name="T4"/></text:p>
            <text:p><text:span text:style-name="T4">1 - when software developers need to talk to people</text:span></text:p>
            <text:p><text:span text:style-name="T4">2 - working with a coleague</text:span></text:p>
            <text:p><text:span text:style-name="T4">3 - taking an interview</text:span></text:p>
            <text:p><text:span text:style-name="T4">4 - during customer interactions</text:span></text:p>
            <text:p><text:span text:style-name="T4"/></text:p>
          </table:table-cell>
          <table:table-cell table:number-columns-repeated="1021"/>
        </table:table-row>
        <table:table-row table:style-name="ro1">
          <table:table-cell table:style-name="ce23" office:value-type="string" calcext:value-type="string">
            <text:p>P4</text:p>
          </table:table-cell>
          <table:table-cell table:style-name="ce24" office:value-type="string" calcext:value-type="string">
            <text:p>Management and Leadership</text:p>
            <text:p/>
          </table:table-cell>
          <table:table-cell table:style-name="ce33" office:value-type="string" calcext:value-type="string">
            <text:p><text:span text:style-name="T16">If you are a leader - Empathy is a must-have quality</text:span><text:span text:style-name="T17"> in the modern-day industry leaders and many companies are focusing on these qualities as well while hiring them.</text:span></text:p>
          </table:table-cell>
          <table:table-cell table:number-columns-repeated="1021"/>
        </table:table-row>
        <table:table-row table:style-name="ro1">
          <table:table-cell table:style-name="ce23" office:value-type="string" calcext:value-type="string">
            <text:p>P5</text:p>
          </table:table-cell>
          <table:table-cell table:style-name="ce24" office:value-type="string" calcext:value-type="string">
            <text:p>Communication and Collaboration</text:p>
          </table:table-cell>
          <table:table-cell table:style-name="ce24" office:value-type="string" calcext:value-type="string">
            <text:p><text:span text:style-name="T21">The </text:span><text:span text:style-name="T22">less direct communication there is the less empathy and understanding is established</text:span></text:p>
            <text:p><text:span text:style-name="T23"> </text:span></text:p>
            <text:p><text:span text:style-name="T24"> Part of the importance of gaining empathy is so that the developer can operate </text:span><text:span text:style-name="T25">without excessive communication</text:span><text:span text:style-name="T26">, able to answer their own questions when issues come up based on that deeper understanding of what the customer is trying to accomplish.</text:span></text:p>
          </table:table-cell>
          <table:table-cell table:number-columns-repeated="1021"/>
        </table:table-row>
        <table:table-row table:style-name="ro1">
          <table:table-cell table:style-name="ce23" office:value-type="string" calcext:value-type="string">
            <text:p>P6</text:p>
          </table:table-cell>
          <table:table-cell table:style-name="ce24" office:value-type="string" calcext:value-type="string">
            <text:p>Communication and Collaboration</text:p>
          </table:table-cell>
          <table:table-cell table:style-name="ce24" office:value-type="string" calcext:value-type="string">
            <text:p><text:span text:style-name="T24">This post is about </text:span><text:span text:style-name="T25">communicating with humans</text:span><text:span text:style-name="T26">, and sorting through the complexities of our day-to-day lives, such that we start to think about the ways to communicate with others to enrich those experiences.</text:span></text:p>
          </table:table-cell>
          <table:table-cell table:number-columns-repeated="1021"/>
        </table:table-row>
        <table:table-row table:style-name="ro1">
          <table:table-cell table:style-name="ce23" office:value-type="string" calcext:value-type="string">
            <text:p>P6</text:p>
          </table:table-cell>
          <table:table-cell table:style-name="ce24" office:value-type="string" calcext:value-type="string">
            <text:p>Code review</text:p>
          </table:table-cell>
          <table:table-cell table:style-name="ce24" office:value-type="string" calcext:value-type="string">
            <text:p><text:span text:style-name="T24">I decided to write this post because I was reading a different blog post about </text:span><text:span text:style-name="T25">code review, and what things we should and should not say</text:span><text:span text:style-name="T26">. The post listed a few examples of comments that could raise negative feelings in the author;</text:span></text:p>
            <text:p><text:span text:style-name="T21">Let's spend some time analyzing this comment, and show how it and other comments like it can open into to </text:span><text:span text:style-name="T22">a rich and fulfilling experience between author and commenter.</text:span></text:p>
          </table:table-cell>
          <table:table-cell table:number-columns-repeated="1021"/>
        </table:table-row>
        <table:table-row table:style-name="ro1">
          <table:table-cell table:style-name="ce23" office:value-type="string" calcext:value-type="string">
            <text:p>P7</text:p>
          </table:table-cell>
          <table:table-cell table:style-name="ce34" office:value-type="string" calcext:value-type="string">
            <text:p>Coding</text:p>
          </table:table-cell>
          <table:table-cell table:style-name="ce24" office:value-type="string" calcext:value-type="string">
            <text:p><text:span text:style-name="T21">I spend most of my time reading and </text:span><text:span text:style-name="T22">understanding code rather than actually writing it.</text:span></text:p>
            <text:p><text:span text:style-name="T23"> </text:span></text:p>
            <text:p><text:span text:style-name="T21"> And to be able to write it well,</text:span><text:span text:style-name="T22"> I need to be good at reading and understanding the codebase.</text:span></text:p>
            <text:p><text:span text:style-name="T23"/></text:p>
            <text:p><text:span text:style-name="T21">Well, every codebase has a rhythm/style to it. And one must make sure </text:span><text:span text:style-name="T22">to adhere to the style already present in the existing codebase.</text:span></text:p>
          </table:table-cell>
          <table:table-cell table:number-columns-repeated="1021"/>
        </table:table-row>
        <table:table-row table:style-name="ro1">
          <table:table-cell table:style-name="ce23" office:value-type="string" calcext:value-type="string">
            <text:p>P8</text:p>
          </table:table-cell>
          <table:table-cell table:style-name="ce24" office:value-type="string" calcext:value-type="string">
            <text:p>Management and Leadership</text:p>
            <text:p/>
          </table:table-cell>
          <table:table-cell table:style-name="ce24" office:value-type="string" calcext:value-type="string">
            <text:p><text:span text:style-name="T24">As a </text:span><text:span text:style-name="T25">manager </text:span><text:span text:style-name="T26">trying to build a high-functioning team Everyone wants to be happy, but everyone has their unique path to happiness. Learning the career and life goals of everyone on the team allows you to prime the right tasks for them at the right time</text:span></text:p>
          </table:table-cell>
          <table:table-cell table:number-columns-repeated="1021"/>
        </table:table-row>
        <table:table-row table:style-name="ro1">
          <table:table-cell table:style-name="ce23" office:value-type="string" calcext:value-type="string">
            <text:p>P9</text:p>
          </table:table-cell>
          <table:table-cell table:style-name="ce24" office:value-type="string" calcext:value-type="string">
            <text:p>Coding</text:p>
          </table:table-cell>
          <table:table-cell table:style-name="ce24" office:value-type="string" calcext:value-type="string">
            <text:p><text:span text:style-name="T21">Whether they are a business employee or a person trying to use your app for personal reasons. They are just trying to finish a task and get on with their life. </text:span><text:span text:style-name="T22">The software you are writing is the tool they are using to do that.</text:span></text:p>
          </table:table-cell>
          <table:table-cell table:number-columns-repeated="1021"/>
        </table:table-row>
        <table:table-row table:style-name="ro1">
          <table:table-cell table:style-name="ce23" office:value-type="string" calcext:value-type="string">
            <text:p>P10</text:p>
          </table:table-cell>
          <table:table-cell table:style-name="ce24" office:value-type="string" calcext:value-type="string">
            <text:p>Coding</text:p>
          </table:table-cell>
          <table:table-cell table:style-name="ce24" office:value-type="string" calcext:value-type="string">
            <text:p><text:span text:style-name="T21">I see the suffering of new colleagues </text:span><text:span text:style-name="T22">when they need to understand my code and take action by documenting it.</text:span></text:p>
            <text:p><text:span text:style-name="T21">I see the suffering of people who have to maintain my code – which can also be my future self – and take action by </text:span><text:span text:style-name="T22">applying good coding practices and simple design.</text:span></text:p>
            <text:p><text:span text:style-name="T23">I see the suffering of my customer when facing bugs in my software and take action by establishing automated self-tests. (Oh yes, testing is compassionate!)</text:span></text:p>
            <text:p><text:span text:style-name="T23"/></text:p>
            <text:p><text:span text:style-name="T21">I see and understand the underlying suffering of that specific request of my customer, which helps me to take the right action </text:span><text:span text:style-name="T22">and develop a fitting solution.</text:span></text:p>
          </table:table-cell>
          <table:table-cell table:number-columns-repeated="1021"/>
        </table:table-row>
        <table:table-row table:style-name="ro1">
          <table:table-cell table:style-name="ce23" office:value-type="string" calcext:value-type="string">
            <text:p>P11</text:p>
          </table:table-cell>
          <table:table-cell table:style-name="ce24" office:value-type="string" calcext:value-type="string">
            <text:p>Coding</text:p>
            <text:p>Communication and Collaboration</text:p>
          </table:table-cell>
          <table:table-cell table:style-name="ce24" office:value-type="string" calcext:value-type="string">
            <text:p><text:span text:style-name="T27">When pairing empathy is paramount</text:span><text:span text:style-name="T28">, especially if you are in a position of seniority, it can be quite threatening to your pair. In these scenarios your collective result will be colored by the subtle tension between you and your pair; </text:span><text:span text:style-name="T29">the code will simply not be as good as it could have been</text:span><text:span text:style-name="T28">.</text:span></text:p>
          </table:table-cell>
          <table:table-cell table:number-columns-repeated="1021"/>
        </table:table-row>
        <table:table-row table:style-name="ro1">
          <table:table-cell table:style-name="ce23" office:value-type="string" calcext:value-type="string">
            <text:p>P12</text:p>
          </table:table-cell>
          <table:table-cell table:style-name="ce24" office:value-type="string" calcext:value-type="string">
            <text:p>Coding</text:p>
            <text:p/>
          </table:table-cell>
          <table:table-cell table:style-name="ce24" office:value-type="string" calcext:value-type="string">
            <text:p><text:span text:style-name="T30">We write software to help human beings, and to write better software</text:span><text:span text:style-name="T31">, we need to start caring about those human beings and their messy, illogical, and confusing feelings. That's why I propose that every developer at least occasionally participate in user tests of their product. There are a number of benefits for the developer, the user, and for the rest of the team.</text:span></text:p>
            <text:p><text:span text:style-name="T23"/></text:p>
          </table:table-cell>
          <table:table-cell table:number-columns-repeated="1021"/>
        </table:table-row>
        <table:table-row table:style-name="ro1">
          <table:table-cell table:style-name="ce23" office:value-type="string" calcext:value-type="string">
            <text:p>P12</text:p>
          </table:table-cell>
          <table:table-cell table:style-name="ce24" office:value-type="string" calcext:value-type="string">
            <text:p>Communication and Collaboration</text:p>
          </table:table-cell>
          <table:table-cell table:style-name="ce24" office:value-type="string" calcext:value-type="string">
            <text:p><text:span text:style-name="T24">2. You Will </text:span><text:span text:style-name="T25">Communicate More Effectively</text:span><text:span text:style-name="T26"> With Designers and Product Owners</text:span></text:p>
            <text:p><text:span text:style-name="T32">Much of the </text:span><text:span text:style-name="T33">conflict between developers</text:span><text:span text:style-name="T28"> and those working in design and product </text:span><text:span text:style-name="T29">involves misunderstandings and mismatched priorities</text:span><text:span text:style-name="T28">. </text:span></text:p>
          </table:table-cell>
          <table:table-cell table:number-columns-repeated="1021"/>
        </table:table-row>
        <table:table-row table:style-name="ro1">
          <table:table-cell table:style-name="ce23" office:value-type="string" calcext:value-type="string">
            <text:p>P13</text:p>
          </table:table-cell>
          <table:table-cell table:style-name="ce30" office:value-type="string" calcext:value-type="string">
            <text:p>Coding</text:p>
            <text:p>Communication and Collaboration</text:p>
          </table:table-cell>
          <table:table-cell table:style-name="ce24" office:value-type="string" calcext:value-type="string">
            <text:p><text:span text:style-name="T1">"By the time I started it was not rare to listen me </text:span><text:span text:style-name="T2">criticizing the code that someone else wrote </text:span><text:span text:style-name="T3">even if that code was working fine and in most cases based on personal preferences and choices. Something that I learned as the time passes was to have empathy with another developer's code."</text:span></text:p>
            <text:p><text:span text:style-name="T11"> I have worked as a software developer for few years now, and the most common thing that I had to deal with, </text:span><text:span text:style-name="T12">was figure how works some code that another dev wrote.</text:span></text:p>
          </table:table-cell>
          <table:table-cell table:number-columns-repeated="1021"/>
        </table:table-row>
        <table:table-row table:style-name="ro1">
          <table:table-cell table:style-name="ce23" office:value-type="string" calcext:value-type="string">
            <text:p>P14</text:p>
          </table:table-cell>
          <table:table-cell table:style-name="ce24" office:value-type="string" calcext:value-type="string">
            <text:p>Communication and Collaboration</text:p>
          </table:table-cell>
          <table:table-cell table:style-name="ce24" office:value-type="string" calcext:value-type="string">
            <text:p><text:span text:style-name="T1">As I said earlier I work with different team members working from different companies where</text:span><text:span text:style-name="T2"> I found juggling or struggling with because some doesn't want you succeed they just want you to fail</text:span><text:span text:style-name="T3"> that is where empathy comes into picture </text:span></text:p>
            <text:p><text:span text:style-name="T4"> </text:span></text:p>
            <text:p><text:span text:style-name="T34"> In code review task I have seens this a lot of time where other team member are </text:span><text:span text:style-name="T35">having a huge argument fight</text:span><text:span text:style-name="T36"> in pull request where one is trying to say I am the one who knows and other is trying to defend or just accept those respecting other person opinions. </text:span><text:span text:style-name="T37">People giving harsh comments</text:span><text:span text:style-name="T38">, rejecting the Pull request, reviewing your Pull request despite knowing that other person is alrady doing that makes me feel how insecure they are with other person that they are constantly trying to bring people down. We always talk about extreme empathy where we like to say that we should put ourselves in the other person shoes, but we never can. </text:span><text:span text:style-name="T37">But it's is really important to help them,</text:span><text:span text:style-name="T38"> I know it's difficult and it takes a lot of energy.</text:span></text:p>
          </table:table-cell>
          <table:table-cell table:number-columns-repeated="1021"/>
        </table:table-row>
        <table:table-row table:style-name="ro1">
          <table:table-cell table:style-name="ce23" office:value-type="string" calcext:value-type="string">
            <text:p>P14</text:p>
          </table:table-cell>
          <table:table-cell table:style-name="ce30" office:value-type="string" calcext:value-type="string">
            <text:p>Code review</text:p>
          </table:table-cell>
          <table:table-cell table:style-name="ce24" office:value-type="string" calcext:value-type="string">
            <text:p><text:span text:style-name="T1"> In </text:span><text:span text:style-name="T2">code review task</text:span><text:span text:style-name="T3"> I have seens this a lot of time where other team member are having a huge argument fight in pull request where one is trying to say I am the one who knows and other is trying to defend or just accept those respecting other person opinions. People giving harsh comments, rejecting the Pull request, reviewing your Pull request despite knowing that other person is alrady doing that makes me feel how insecure they are with other person that they are constantly trying to bring people down. We always talk about extreme empathy where we like to say that we should put ourselves in the other person shoes, but we never can. But it's is really important to help them, I know it's difficult and it takes a lot of energy.</text:span></text:p>
          </table:table-cell>
          <table:table-cell table:number-columns-repeated="1021"/>
        </table:table-row>
        <table:table-row table:style-name="ro1">
          <table:table-cell table:style-name="ce23" office:value-type="string" calcext:value-type="string">
            <text:p>P15</text:p>
          </table:table-cell>
          <table:table-cell table:style-name="ce24" office:value-type="string" calcext:value-type="string">
            <text:p>Communication and Collaboration</text:p>
          </table:table-cell>
          <table:table-cell table:style-name="ce24" office:value-type="string" calcext:value-type="string">
            <text:p><text:span text:style-name="T8">"Additionally, like any work or personal relationship, </text:span><text:span text:style-name="T18">the more one can communicate</text:span><text:span text:style-name="T10">, the better; providing data with this is helpful, especially when dealing with incidents. </text:span><text:span text:style-name="T9">Over-communication is appreciated</text:span><text:span text:style-name="T10"> and goes a long way."</text:span></text:p>
          </table:table-cell>
          <table:table-cell table:number-columns-repeated="1021"/>
        </table:table-row>
        <table:table-row table:style-name="ro1">
          <table:table-cell table:style-name="ce23" office:value-type="string" calcext:value-type="string">
            <text:p>P15</text:p>
          </table:table-cell>
          <table:table-cell table:style-name="ce30" office:value-type="string" calcext:value-type="string">
            <text:p/>
            <text:p>Management and Leadership</text:p>
            <text:p/>
          </table:table-cell>
          <table:table-cell table:style-name="ce24" office:value-type="string" calcext:value-type="string">
            <text:p><text:span text:style-name="T1">"This is because, as an SRE, </text:span><text:span text:style-name="T2">you have empathy for the service teams </text:span><text:span text:style-name="T3">one supports and understands that they are doing their work to the best of their ability.</text:span></text:p>
            <text:p><text:span text:style-name="T4"> </text:span></text:p>
            <text:p><text:span text:style-name="T1"> Within their teams, this might mean being able to support one another when trading on-call shifts, triaging bugs, dealing with incidents, or </text:span><text:span text:style-name="T2">leading incident review meetings</text:span><text:span text:style-name="T3">. </text:span></text:p>
            <text:p><text:span text:style-name="T4"> </text:span></text:p>
            <text:p><text:span text:style-name="T1"> What if we train SREs</text:span><text:span text:style-name="T2"> to lead with empathy</text:span><text:span text:style-name="T3">? It’s not just about keeping servers healthy and green and our users and CTOs happy.</text:span></text:p>
            <text:p><text:span text:style-name="T4"/></text:p>
            <text:p><text:span text:style-name="T11">To make an impact, our SRE leaders need to</text:span><text:span text:style-name="T12"> lead with empathy and help the rest of the organization engineer with empathy.</text:span></text:p>
            <text:p><text:span text:style-name="T4">"</text:span></text:p>
          </table:table-cell>
          <table:table-cell table:number-columns-repeated="1021"/>
        </table:table-row>
        <table:table-row table:style-name="ro1">
          <table:table-cell table:style-name="ce23" office:value-type="string" calcext:value-type="string">
            <text:p>P16</text:p>
          </table:table-cell>
          <table:table-cell table:style-name="ce24" office:value-type="string" calcext:value-type="string">
            <text:p>Communication and Collaboration</text:p>
          </table:table-cell>
          <table:table-cell table:style-name="ce24" office:value-type="string" calcext:value-type="string">
            <text:p><text:span text:style-name="T4">"Empathy for other engineers</text:span></text:p>
            <text:p><text:span text:style-name="T8"> Unless you’re only engineer on your team, you’ll almost certainly be spending a lot of time </text:span><text:span text:style-name="T18">communicating with other engineers in the form of technical discussions, design docs, and most of all, code reviews. </text:span><text:span text:style-name="T10">Depending on the size of your team, </text:span><text:span text:style-name="T9">all this interaction can easily be one of the most time-consuming parts of the job</text:span><text:span text:style-name="T10">.</text:span></text:p>
            <text:p><text:span text:style-name="T4"> </text:span></text:p>
            <text:p><text:span text:style-name="T4"> Empathy for other teams</text:span></text:p>
            <text:p><text:span text:style-name="T1"> You’ll invariably end up spending a lot of time with </text:span><text:span text:style-name="T2">cross-functional teams as well, e.g. coordinating with design teams</text:span><text:span text:style-name="T3"> to provide constraints and direction for their mocks, working with product managers to understand specs, working with marketing to build a landing page, etc.</text:span></text:p>
            <text:p><text:span text:style-name="T4"> </text:span></text:p>
            <text:p><text:span text:style-name="T4"> Empathy for your users</text:span></text:p>
            <text:p><text:span text:style-name="T1"> Last and certainly not least is that you should ideally feel the pain of your users as much as possible. Our users can often be an abstraction to </text:span><text:span text:style-name="T2">us, hidden away by several layers of communication</text:span><text:span text:style-name="T3"> (e.g. customer service -&gt; product managers -&gt; us)."</text:span></text:p>
            <text:p><text:span text:style-name="T4"> </text:span></text:p>
            <text:p><text:span text:style-name="T4"> I observed empathy to be among most underrated and important skills. Here’s what empathy might look like in your career as an engineer</text:span></text:p>
          </table:table-cell>
          <table:table-cell table:number-columns-repeated="1021"/>
        </table:table-row>
        <table:table-row table:style-name="ro1">
          <table:table-cell table:style-name="ce23" office:value-type="string" calcext:value-type="string">
            <text:p>P16</text:p>
          </table:table-cell>
          <table:table-cell table:style-name="ce30" office:value-type="string" calcext:value-type="string">
            <text:p>Code review</text:p>
          </table:table-cell>
          <table:table-cell table:style-name="ce24" office:value-type="string" calcext:value-type="string">
            <text:p><text:span text:style-name="T1">Be mindful that even though responding to your comments and </text:span><text:span text:style-name="T2">doing code reviews</text:span><text:span text:style-name="T3"> for you is a part of your fellow engineers’ jobs, asking for their input is essentially asking them for their time.</text:span></text:p>
          </table:table-cell>
          <table:table-cell table:number-columns-repeated="1021"/>
        </table:table-row>
        <table:table-row table:style-name="ro1">
          <table:table-cell table:style-name="ce23" office:value-type="string" calcext:value-type="string">
            <text:p>P17</text:p>
          </table:table-cell>
          <table:table-cell table:style-name="ce30" office:value-type="string" calcext:value-type="string">
            <text:p>Management and Leadership</text:p>
            <text:p>Communication and Collaboration</text:p>
          </table:table-cell>
          <table:table-cell table:style-name="ce24" office:value-type="string" calcext:value-type="string">
            <text:p><text:span text:style-name="T8">You </text:span><text:span text:style-name="T18">run a very large team</text:span><text:span text:style-name="T20">, and something that always comes through in your </text:span><text:span text:style-name="T9">communications </text:span><text:span text:style-name="T10">is empathy and compassion. Why do you devote so much time to </text:span><text:span text:style-name="T9">messaging these topics?</text:span></text:p>
            <text:p><text:span text:style-name="T4"> </text:span></text:p>
            <text:p><text:span text:style-name="T8"> I find that empathy is an interesting formula: t</text:span><text:span text:style-name="T18">he more you lean in to your teams with empathy</text:span><text:span text:style-name="T10"> and urge them to take care of themselves, with the mindset of "you come first" and "you're the most important part of our business," the more you create a healthy culture and as a result the more the team wants to lean back in to help the organization.</text:span><text:span text:style-name="T9"> Empathy in management i</text:span><text:span text:style-name="T10">s a lot like practicing random acts of kindness, the more you give, the more you get in return.</text:span></text:p>
          </table:table-cell>
          <table:table-cell table:number-columns-repeated="1021"/>
        </table:table-row>
        <table:table-row table:style-name="ro1">
          <table:table-cell table:style-name="ce23" office:value-type="string" calcext:value-type="string">
            <text:p>P18</text:p>
          </table:table-cell>
          <table:table-cell table:style-name="ce30" office:value-type="string" calcext:value-type="string">
            <text:p>Coding</text:p>
          </table:table-cell>
          <table:table-cell table:style-name="ce24" office:value-type="string" calcext:value-type="string">
            <text:p><text:span text:style-name="T39">You read through the code. You read it again to make sure you understand what it’s doing. Your left eye starts twitching. You read the code a third time.</text:span></text:p>
            <text:p><text:span text:style-name="T4"> </text:span></text:p>
            <text:p><text:span text:style-name="T4"> It’s easy to shit on the people who came before you. They’re usually not around to defend themselves or provide context. It’s a common (but terrible) way to prop oneself up and display an illusion of competence. “Look how much I know, and they didn’t!”</text:span></text:p>
            <text:p><text:span text:style-name="T4"> </text:span></text:p>
            <text:p><text:span text:style-name="T4"> It’s much harder to calm down, empathize, and think things through.</text:span></text:p>
          </table:table-cell>
          <table:table-cell table:number-columns-repeated="1021"/>
        </table:table-row>
        <table:table-row table:style-name="ro1">
          <table:table-cell table:style-name="ce23" office:value-type="string" calcext:value-type="string">
            <text:p>P19</text:p>
          </table:table-cell>
          <table:table-cell table:style-name="ce30" office:value-type="string" calcext:value-type="string">
            <text:p>Coding</text:p>
            <text:p/>
            <text:p/>
          </table:table-cell>
          <table:table-cell table:style-name="ce24" office:value-type="string" calcext:value-type="string">
            <text:p><text:span text:style-name="T1">Our product really is </text:span><text:span text:style-name="T2">the code we write</text:span><text:span text:style-name="T3">, the discussions we have, and the feelings we leave with others.</text:span></text:p>
          </table:table-cell>
          <table:table-cell table:number-columns-repeated="1021"/>
        </table:table-row>
        <table:table-row table:style-name="ro1">
          <table:table-cell table:style-name="ce23" office:value-type="string" calcext:value-type="string">
            <text:p>P19</text:p>
          </table:table-cell>
          <table:table-cell table:style-name="ce34" office:value-type="string" calcext:value-type="string">
            <text:p>Communication and Collaboration</text:p>
          </table:table-cell>
          <table:table-cell table:style-name="ce24" office:value-type="string" calcext:value-type="string">
            <text:p><text:span text:style-name="T1">Our product really is the code we write, </text:span><text:span text:style-name="T2">the discussions we have, and the feelings we leave with others</text:span><text:span text:style-name="T3">.</text:span></text:p>
          </table:table-cell>
          <table:table-cell table:number-columns-repeated="1021"/>
        </table:table-row>
        <table:table-row table:style-name="ro1">
          <table:table-cell table:style-name="ce23" office:value-type="string" calcext:value-type="string">
            <text:p>P20</text:p>
          </table:table-cell>
          <table:table-cell table:style-name="ce30" office:value-type="string" calcext:value-type="string">
            <text:p>Coding</text:p>
          </table:table-cell>
          <table:table-cell table:style-name="ce24" office:value-type="string" calcext:value-type="string">
            <text:p><text:span text:style-name="T8">"</text:span><text:span text:style-name="T18">Writing a bit more meaningful code</text:span><text:span text:style-name="T10"> than would be necessary for the now makes my job of</text:span><text:span text:style-name="T9"> maintaining / adding / scaling the thing</text:span><text:span text:style-name="T10"> I’m doing now easier for me (or someone else!) in the future."</text:span></text:p>
            <text:p><text:span text:style-name="T4">Whether you’re building something for yourself, you’re the only one on the team, or you’re part of a giant development team - there's a certain need for having an “orderly” way of “doing things”.</text:span></text:p>
          </table:table-cell>
          <table:table-cell table:number-columns-repeated="1021"/>
        </table:table-row>
        <table:table-row table:style-name="ro1">
          <table:table-cell table:style-name="ce23" office:value-type="string" calcext:value-type="string">
            <text:p>P21</text:p>
          </table:table-cell>
          <table:table-cell table:style-name="ce30" office:value-type="string" calcext:value-type="string">
            <text:p>Coding</text:p>
          </table:table-cell>
          <table:table-cell table:style-name="ce24" office:value-type="string" calcext:value-type="string">
            <text:p><text:span text:style-name="T1">"</text:span><text:span text:style-name="T2">Writing code</text:span><text:span text:style-name="T3"> in a way that is very easy to read is caring for your fellow developer"</text:span></text:p>
            <text:p><text:span text:style-name="T4"/></text:p>
            <text:p><text:span text:style-name="T4">“How might we make the above code a bit more abstract? Or how might we break out some functionality to be able to be used elsewhere?”</text:span></text:p>
            <text:p><text:span text:style-name="T4"/></text:p>
          </table:table-cell>
          <table:table-cell table:number-columns-repeated="1021"/>
        </table:table-row>
        <table:table-row table:style-name="ro1">
          <table:table-cell table:style-name="ce23" office:value-type="string" calcext:value-type="string">
            <text:p>P22</text:p>
          </table:table-cell>
          <table:table-cell table:style-name="ce30" office:value-type="string" calcext:value-type="string">
            <text:p>Coding</text:p>
          </table:table-cell>
          <table:table-cell table:style-name="ce24" office:value-type="string" calcext:value-type="string">
            <text:p><text:span text:style-name="T8">Being a developer doesn't mean you're just </text:span><text:span text:style-name="T18">coding </text:span><text:span text:style-name="T10">all the time. </text:span><text:span text:style-name="T9">You cod</text:span><text:span text:style-name="T10">e, but you also communicate, interact with other people's code, maybe even get on a zoom call.</text:span></text:p>
            <text:p><text:span text:style-name="T8"> "If everyone </text:span><text:span text:style-name="T18">writes code similarly</text:span><text:span text:style-name="T10"> then it helps code reviews, </text:span><text:span text:style-name="T9">discovering bugs </text:span><text:span text:style-name="T10">and pairing in general."</text:span></text:p>
            <text:p><text:span text:style-name="T4"/></text:p>
            <text:p><text:span text:style-name="T1"> Being on the same page with your team with regard to "</text:span><text:span text:style-name="T2">good code</text:span><text:span text:style-name="T3">" not only improves communication and team dynamics</text:span></text:p>
          </table:table-cell>
          <table:table-cell table:number-columns-repeated="1021"/>
        </table:table-row>
        <table:table-row table:style-name="ro1">
          <table:table-cell table:style-name="ce23" office:value-type="string" calcext:value-type="string">
            <text:p>P22</text:p>
          </table:table-cell>
          <table:table-cell table:style-name="ce24" office:value-type="string" calcext:value-type="string">
            <text:p>Communication and Collaboration</text:p>
            <text:p>Code review</text:p>
          </table:table-cell>
          <table:table-cell table:style-name="ce24" office:value-type="string" calcext:value-type="string">
            <text:p><text:span text:style-name="T1">Being a developer doesn't mean you're just coding all the time. You code, </text:span><text:span text:style-name="T2">but you also communicate, interact with other people's code</text:span><text:span text:style-name="T3">, maybe even get on a zoom call.</text:span></text:p>
            <text:p><text:span text:style-name="T8"> "If everyone writes code similarly then it helps </text:span><text:span text:style-name="T18">code reviews</text:span><text:span text:style-name="T10">, discovering bugs and </text:span><text:span text:style-name="T9">pairing in genera</text:span><text:span text:style-name="T10">l."</text:span></text:p>
            <text:p><text:span text:style-name="T4"/></text:p>
            <text:p><text:span text:style-name="T11"> Being on the same page with your team with regard to "good code" not only</text:span><text:span text:style-name="T12"> improves communication and team dynamics</text:span></text:p>
          </table:table-cell>
          <table:table-cell table:number-columns-repeated="1021"/>
        </table:table-row>
        <table:table-row table:style-name="ro1" table:number-rows-repeated="978">
          <table:table-cell table:style-name="ce23"/>
          <table:table-cell table:number-columns-repeated="1023"/>
        </table:table-row>
        <table:table-row table:style-name="ro3" table:number-rows-repeated="1047564">
          <table:table-cell table:number-columns-repeated="1024"/>
        </table:table-row>
        <table:table-row table:style-name="ro3">
          <table:table-cell table:number-columns-repeated="1024"/>
        </table:table-row>
        <table:named-expressions>
          <table:named-range table:name="_xlnm._FilterDatabase" table:base-cell-address="$articles.$A$1" table:cell-range-address="$RQ3.$A$2:.$C$33"/>
        </table:named-expressions>
      </table:table>
      <table:table table:name="RQ4-RQ5" table:style-name="ta5">
        <table:table-column table:style-name="co1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2" table:number-columns-repeated="1018" table:default-cell-style-name="Default"/>
        <table:table-row table:style-name="ro1">
          <table:table-cell table:style-name="ce1"/>
          <table:table-cell table:style-name="ce25"/>
          <table:table-cell table:style-name="ce1"/>
          <table:table-cell table:style-name="ce25"/>
          <table:table-cell table:style-name="ce6"/>
          <table:table-cell table:style-name="ce25" table:number-columns-repeated="23"/>
          <table:table-cell table:number-columns-repeated="996"/>
        </table:table-row>
        <table:table-row table:style-name="ro1">
          <table:table-cell table:style-name="ce1" office:value-type="string" calcext:value-type="string">
            <text:p>Id</text:p>
          </table:table-cell>
          <table:table-cell table:style-name="ce1" office:value-type="string" calcext:value-type="string">
            <text:p>RQ3 - Codes</text:p>
          </table:table-cell>
          <table:table-cell table:style-name="ce1" office:value-type="string" calcext:value-type="string">
            <text:p>RQ4 - Codes</text:p>
          </table:table-cell>
          <table:table-cell table:style-name="ce1" office:value-type="string" calcext:value-type="string">
            <text:p>Quotes - Q4</text:p>
          </table:table-cell>
          <table:table-cell table:style-name="ce6" office:value-type="string" calcext:value-type="string">
            <text:p>RQ5 - Codes</text:p>
          </table:table-cell>
          <table:table-cell table:style-name="ce1" office:value-type="string" calcext:value-type="string">
            <text:p>Quotes - RQ5</text:p>
          </table:table-cell>
          <table:table-cell table:style-name="ce25" table:number-columns-repeated="22"/>
          <table:table-cell table:number-columns-repeated="996"/>
        </table:table-row>
        <table:table-row table:style-name="ro1">
          <table:table-cell table:style-name="ce35" office:value-type="string" calcext:value-type="string" table:number-columns-spanned="1" table:number-rows-spanned="2">
            <text:p>P1</text:p>
          </table:table-cell>
          <table:table-cell table:style-name="ce39" office:value-type="string" calcext:value-type="string" table:number-columns-spanned="1" table:number-rows-spanned="2">
            <text:p>Communication and Collaboration</text:p>
          </table:table-cell>
          <table:table-cell table:style-name="ce41" office:value-type="string" calcext:value-type="string" table:number-columns-spanned="1" table:number-rows-spanned="2">
            <text:p>Broader thinking</text:p>
          </table:table-cell>
          <table:table-cell table:style-name="ce24" office:value-type="string" calcext:value-type="string">
            <text:p><text:span text:style-name="T21">A non-technical CEO or manager will far more appreciate your value </text:span><text:span text:style-name="T22">if you’re empathetic to the bigger picture than just operating in siloed sprints, features or bug-fixes that we’re used to in the day to day.</text:span></text:p>
            <text:p><text:span text:style-name="T23"> </text:span></text:p>
            <text:p><text:span text:style-name="T24"> Demonstrating that you’re capable of</text:span><text:span text:style-name="T25"> thinking at those two distinct levels</text:span><text:span text:style-name="T26"> is a huge advantage.</text:span></text:p>
            <text:p><text:span text:style-name="T23"/></text:p>
          </table:table-cell>
          <table:table-cell table:style-name="ce24" office:value-type="string" calcext:value-type="string">
            <text:p>Career development </text:p>
          </table:table-cell>
          <table:table-cell table:style-name="ce24" office:value-type="string" calcext:value-type="string">
            <text:p><text:span text:style-name="T32">I think one of the best ways to </text:span><text:span text:style-name="T29">level up is to spend time thinking</text:span><text:span text:style-name="T28"> about how what you and your team works on benefits the company or client you’re working for. </text:span><text:span text:style-name="T29">‘level up’ a development career</text:span></text:p>
            <text:p><text:span text:style-name="T23"> </text:span></text:p>
            <text:p><text:span text:style-name="T23"/></text:p>
          </table:table-cell>
          <table:table-cell table:style-name="ce25" table:number-columns-repeated="22"/>
          <table:table-cell table:number-columns-repeated="996"/>
        </table:table-row>
        <table:table-row table:style-name="ro1">
          <table:covered-table-cell table:number-columns-repeated="3"/>
          <table:table-cell table:style-name="ce24" office:value-type="string" calcext:value-type="string">
            <text:p><text:span text:style-name="T24">"when our team suggests</text:span><text:span text:style-name="T25"> different ways of solving a problem</text:span><text:span text:style-name="T26"> taking cost into account. It may be the use of a different AWS service that benefits us over the long term, an admin function that gives extra visibility into a sensitive area, or use of a new framework that will save the team a ton of time."</text:span></text:p>
          </table:table-cell>
          <table:table-cell table:style-name="ce24"/>
          <table:table-cell table:style-name="ce29" office:value-type="string" calcext:value-type="string">
            <text:p><text:span text:style-name="T1">they’ll see you as someone invested i</text:span><text:span text:style-name="T2">n helping them solve the same problems</text:span><text:span text:style-name="T3">, someone operating on the same level, and someone who helps them do their job as well as your own. </text:span></text:p>
          </table:table-cell>
          <table:table-cell table:number-columns-repeated="1018"/>
        </table:table-row>
        <table:table-row table:style-name="ro1">
          <table:table-cell table:style-name="ce36" office:value-type="string" calcext:value-type="string">
            <text:p>P1</text:p>
          </table:table-cell>
          <table:table-cell table:style-name="ce25" office:value-type="string" calcext:value-type="string">
            <text:p>Communication and Collaboration</text:p>
            <text:p/>
          </table:table-cell>
          <table:table-cell table:style-name="ce24" office:value-type="string" calcext:value-type="string">
            <text:p/>
            <text:p>Supporting decisions</text:p>
          </table:table-cell>
          <table:table-cell table:style-name="ce24" office:value-type="string" calcext:value-type="string">
            <text:p><text:span text:style-name="T23"/></text:p>
            <text:p><text:span text:style-name="T32"> Sure, your manager or tech lead </text:span><text:span text:style-name="T33">may have already decided on the best solution for a given problem</text:span><text:span text:style-name="T28"> but if you can </text:span><text:span text:style-name="T29">display empathy for the same decision making process</text:span><text:span text:style-name="T28">, </text:span></text:p>
            <text:p><text:span text:style-name="T23"> demonstrating empathy to your manager is a great quality that will travel</text:span></text:p>
          </table:table-cell>
          <table:table-cell table:style-name="ce24" office:value-type="string" calcext:value-type="string">
            <text:p>Build trust</text:p>
          </table:table-cell>
          <table:table-cell table:style-name="ce29" office:value-type="string" calcext:value-type="string">
            <text:p><text:span text:style-name="T8">Crucially it </text:span><text:span text:style-name="T9">creates a lot of trust that</text:span><text:span text:style-name="T10"> </text:span><text:span text:style-name="T9">you have the business’s best interests at heart</text:span></text:p>
          </table:table-cell>
          <table:table-cell table:number-columns-repeated="1018"/>
        </table:table-row>
        <table:table-row table:style-name="ro1">
          <table:table-cell table:style-name="ce37" office:value-type="string" calcext:value-type="string">
            <text:p>P2</text:p>
          </table:table-cell>
          <table:table-cell table:style-name="ce24" office:value-type="string" calcext:value-type="string">
            <text:p>Coding</text:p>
          </table:table-cell>
          <table:table-cell table:style-name="ce24" office:value-type="string" calcext:value-type="string">
            <text:p>Testing</text:p>
            <text:p/>
          </table:table-cell>
          <table:table-cell table:style-name="ce24" office:value-type="string" calcext:value-type="string">
            <text:p><text:span text:style-name="T4"/></text:p>
            <text:p><text:span text:style-name="T4">"it's important for us to frame these software ""best practices"" through the lens of empathy and how they affect the people that consume our code:</text:span></text:p>
            <text:p><text:span text:style-name="T4">1 Automated Tests</text:span></text:p>
            <text:p><text:span text:style-name="T4"/></text:p>
            <text:p><text:span text:style-name="T1">"By </text:span><text:span text:style-name="T2">automatically verifying that the code works</text:span><text:span text:style-name="T3">, they serve as one of the first line of defense against costly bugs and regressions. When I open up a file for the first time and see that it has some comprehensive test coverage, I feel complete freedom to make whatever changes I need to—without the fear of breaking things! By contrast, opening a file without any tests can be downright terrifying. When we write tests we're not only saving our business time and money, we're making sure that the future maintainer of our code can feel safe about modifying it."</text:span></text:p>
          </table:table-cell>
          <table:table-cell table:style-name="ce24" office:value-type="string" calcext:value-type="string">
            <text:p>Quality improvement</text:p>
            <text:p/>
          </table:table-cell>
          <table:table-cell table:style-name="ce24" office:value-type="string" calcext:value-type="string">
            <text:p><text:span text:style-name="T11">By focusing on empathy in the code we write, we will produce </text:span><text:span text:style-name="T12">higher quality software as a byproduct</text:span></text:p>
            <text:p><text:span text:style-name="T11">1 - we're making sure that the future maintainer of our </text:span><text:span text:style-name="T12">code can feel safe about modifying it.</text:span></text:p>
            <text:p><text:span text:style-name="T4"/></text:p>
            <text:p><text:span text:style-name="T4"/></text:p>
          </table:table-cell>
          <table:table-cell table:style-name="ce6" table:number-columns-repeated="22"/>
          <table:table-cell table:number-columns-repeated="996"/>
        </table:table-row>
        <table:table-row table:style-name="ro1">
          <table:table-cell table:style-name="ce37" office:value-type="string" calcext:value-type="string">
            <text:p>P2</text:p>
          </table:table-cell>
          <table:table-cell table:style-name="ce24" office:value-type="string" calcext:value-type="string">
            <text:p>Coding</text:p>
          </table:table-cell>
          <table:table-cell table:style-name="ce24" office:value-type="string" calcext:value-type="string">
            <text:p><text:span text:style-name="T4">Adopting good programming practices</text:span></text:p>
            <text:p><text:span text:style-name="T40">Following the code style</text:span></text:p>
            <text:p><text:span text:style-name="T4"/></text:p>
            <text:p><text:span text:style-name="T4"/></text:p>
          </table:table-cell>
          <table:table-cell table:style-name="ce24" office:value-type="string" calcext:value-type="string">
            <text:p><text:span text:style-name="T4"/></text:p>
            <text:p><text:span text:style-name="T4">"it's important for us to frame these software ""best practices"" through the lens of empathy and how they affect the people that consume our code:</text:span></text:p>
            <text:p><text:span text:style-name="T4"/></text:p>
            <text:p><text:span text:style-name="T4">2 Consistent styling</text:span></text:p>
            <text:p><text:span text:style-name="T1">-"</text:span><text:span text:style-name="T2">Having a consistent code style is empathetic because</text:span><text:span text:style-name="T3"> it allows your teammates to understand the code faster. Not forcing them to spend extra brain cycles reading through inconsistently formatted code allows them to focus on what actually matters: the problem they are trying to solve.""</text:span></text:p>
          </table:table-cell>
          <table:table-cell table:style-name="ce24" office:value-type="string" calcext:value-type="string">
            <text:p>Quality improvement</text:p>
          </table:table-cell>
          <table:table-cell table:style-name="ce24" office:value-type="string" calcext:value-type="string">
            <text:p><text:span text:style-name="T4"/></text:p>
            <text:p><text:span text:style-name="T11">2 - Having a consistent code style goes a long way towards making life </text:span><text:span text:style-name="T12">easier for future maintainers, it allows your teammates to understand the code faster. </text:span></text:p>
            <text:p><text:span text:style-name="T4"/></text:p>
          </table:table-cell>
          <table:table-cell table:number-columns-repeated="1018"/>
        </table:table-row>
        <table:table-row table:style-name="ro1">
          <table:table-cell table:style-name="ce37" office:value-type="string" calcext:value-type="string">
            <text:p>P2</text:p>
          </table:table-cell>
          <table:table-cell table:style-name="ce24" office:value-type="string" calcext:value-type="string">
            <text:p>Coding</text:p>
          </table:table-cell>
          <table:table-cell table:style-name="ce24" office:value-type="string" calcext:value-type="string">
            <text:p><text:span text:style-name="T4"/></text:p>
            <text:p><text:span text:style-name="T40"/></text:p>
            <text:p><text:span text:style-name="T40">Adopting good programming practices</text:span></text:p>
            <text:p><text:span text:style-name="T4"/></text:p>
            <text:p><text:span text:style-name="T4">Choosing good variable names</text:span></text:p>
            <text:p><text:span text:style-name="T4"/></text:p>
          </table:table-cell>
          <table:table-cell table:style-name="ce24" office:value-type="string" calcext:value-type="string">
            <text:p><text:span text:style-name="T4"/></text:p>
            <text:p><text:span text:style-name="T4">"it's important for us to frame these software ""best practices"" through the lens of empathy and how they affect the people that consume our code:</text:span></text:p>
            <text:p><text:span text:style-name="T4"/></text:p>
            <text:p><text:span text:style-name="T4">3 Choosing good variable names</text:span></text:p>
            <text:p><text:span text:style-name="T1">-"</text:span><text:span text:style-name="T2">By spending that extra (often small) effort up-front to choose a descriptive name</text:span><text:span text:style-name="T3">, you help your team (and your future self) gain context about the code. In the moment we know extra context about why our code is the way it is, so that's the best time to choose a descriptive variable name to remind future maintainers of that context."</text:span></text:p>
          </table:table-cell>
          <table:table-cell table:style-name="ce24" office:value-type="string" calcext:value-type="string">
            <text:p>Quality improvement</text:p>
          </table:table-cell>
          <table:table-cell table:style-name="ce24" office:value-type="string" calcext:value-type="string">
            <text:p><text:span text:style-name="T4"/></text:p>
            <text:p><text:span text:style-name="T11">3 - By spending that extra (often small) effort up-front to choose a descriptive name, </text:span><text:span text:style-name="T12">you help your team (and your future self) gain context about the code.</text:span></text:p>
            <text:p><text:span text:style-name="T4"/></text:p>
          </table:table-cell>
          <table:table-cell table:number-columns-repeated="1018"/>
        </table:table-row>
        <table:table-row table:style-name="ro1">
          <table:table-cell table:style-name="ce37" office:value-type="string" calcext:value-type="string">
            <text:p>P2</text:p>
          </table:table-cell>
          <table:table-cell table:style-name="ce24" office:value-type="string" calcext:value-type="string">
            <text:p>Communication and Collaboration</text:p>
            <text:p>Coding</text:p>
          </table:table-cell>
          <table:table-cell table:style-name="ce24" office:value-type="string" calcext:value-type="string">
            <text:p><text:span text:style-name="T40"/></text:p>
            <text:p><text:span text:style-name="T4">Adopting good programming practices</text:span></text:p>
            <text:p><text:span text:style-name="T40">Documenting the code</text:span></text:p>
            <text:p><text:span text:style-name="T40">Adding comments to the code</text:span></text:p>
            <text:p><text:span text:style-name="T40"/></text:p>
          </table:table-cell>
          <table:table-cell table:style-name="ce24" office:value-type="string" calcext:value-type="string">
            <text:p><text:span text:style-name="T4">"it's important for us to frame these software ""best practices"" through the lens of empathy and how they affect the people that consume our code:</text:span></text:p>
            <text:p><text:span text:style-name="T4">4 Adding comments</text:span></text:p>
            <text:p><text:span text:style-name="T4"/></text:p>
            <text:p><text:span text:style-name="T4"/></text:p>
            <text:p><text:span text:style-name="T1">-"</text:span><text:span text:style-name="T2">Adding a comment can be super valuable when some future developer stumbles across that code</text:span><text:span text:style-name="T3"> and is trying to figure out exactly why it's in the codebase. That way they know whether it's safe to delete that code or not."</text:span></text:p>
            <text:p><text:span text:style-name="T4"/></text:p>
          </table:table-cell>
          <table:table-cell table:style-name="ce24" office:value-type="string" calcext:value-type="string">
            <text:p>Quality improvement</text:p>
          </table:table-cell>
          <table:table-cell table:style-name="ce24" office:value-type="string" calcext:value-type="string">
            <text:p><text:span text:style-name="T4"/></text:p>
            <text:p><text:span text:style-name="T4"/></text:p>
            <text:p><text:span text:style-name="T8">4 - Adding a comment </text:span><text:span text:style-name="T18">can be super valuable when some future developer</text:span><text:span text:style-name="T20"> stumbles across that code and </text:span><text:span text:style-name="T9">is trying to figure out exactly why it's in the codebase</text:span><text:span text:style-name="T10">. </text:span><text:span text:style-name="T9">That way they know whether it's safe to delete that code or not.</text:span></text:p>
          </table:table-cell>
          <table:table-cell table:number-columns-repeated="1018"/>
        </table:table-row>
        <table:table-row table:style-name="ro1">
          <table:table-cell table:style-name="ce37" office:value-type="string" calcext:value-type="string">
            <text:p>P2</text:p>
          </table:table-cell>
          <table:table-cell table:style-name="ce24" office:value-type="string" calcext:value-type="string">
            <text:p>Communication and Collaboration</text:p>
            <text:p>Coding</text:p>
          </table:table-cell>
          <table:table-cell table:style-name="ce24" office:value-type="string" calcext:value-type="string">
            <text:p><text:span text:style-name="T4"/></text:p>
            <text:p><text:span text:style-name="T4"/></text:p>
            <text:p><text:span text:style-name="T4">Adopting good programming practices</text:span></text:p>
            <text:p><text:span text:style-name="T40">Documenting the code</text:span></text:p>
          </table:table-cell>
          <table:table-cell table:style-name="ce24" office:value-type="string" calcext:value-type="string">
            <text:p><text:span text:style-name="T4">""it's important for us to frame these software ""best practices"" through the lens of empathy and how they affect the people that consume our code:</text:span></text:p>
            <text:p><text:span text:style-name="T4"/></text:p>
            <text:p><text:span text:style-name="T4">5 - Documentation (Having clear, well-written docs)"</text:span></text:p>
            <text:p><text:span text:style-name="T4"/></text:p>
            <text:p><text:span text:style-name="T1">-"</text:span><text:span text:style-name="T2">One of the best ways to fight unclarity is through a good set of documentation</text:span><text:span text:style-name="T3">. Having clear, well-written docs about getting the app running or performing certain tasks can go a long way towards making a codebase friendly and inviting instead of unclear and daunting.</text:span></text:p>
            <text:p><text:span text:style-name="T4"/></text:p>
            <text:p><text:span text:style-name="T4">However, docs also have to be written with empathy in mind! Making sure that documentation is extensive enough to provide clarity while not coming across as belittling is a fine balance."</text:span></text:p>
          </table:table-cell>
          <table:table-cell table:style-name="ce24" office:value-type="string" calcext:value-type="string">
            <text:p/>
            <text:p>Quality improvement</text:p>
            <text:p/>
            <text:p>Improve developers onboarding</text:p>
          </table:table-cell>
          <table:table-cell table:style-name="ce24" office:value-type="string" calcext:value-type="string">
            <text:p><text:span text:style-name="T4">At the end of the day, engineering is about communication—we tell the computer what operations to execute, and we tell our teammates what the code is supposed to do. </text:span></text:p>
            <text:p><text:span text:style-name="T4"/></text:p>
            <text:p><text:span text:style-name="T8">5 - A great way to measure the empathy of your codebase is to watch what happens </text:span><text:span text:style-name="T18">when a new team member comes on board.</text:span><text:span text:style-name="T10"> How long does it take for them to get the app running locally? </text:span><text:span text:style-name="T9">What types of questions are they asking?</text:span><text:span text:style-name="T10"> What types of things are they "doing wrong" in their first few PRs.</text:span></text:p>
            <text:p><text:span text:style-name="T4"/></text:p>
            <text:p><text:span text:style-name="T4">If you don't have any new team members coming onboard for a while, put yourself in the shoes of a junior developer starting their first day at your company. What types of things about your codebase would be confusing or unclear?</text:span></text:p>
            <text:p><text:span text:style-name="T4"/></text:p>
            <text:p><text:span text:style-name="T11">One of the best ways to fight unclarity is through a good set of documentation. Having clear, well-written docs about getting the app running or performing certain tasks can go a long way towards</text:span><text:span text:style-name="T12"> making a codebase friendly and inviting instead of unclear and daunting.</text:span></text:p>
            <text:p><text:span text:style-name="T4"/></text:p>
            <text:p><text:span text:style-name="T1">However, docs also have to be written with empathy in mind! Making sure that documentation is </text:span><text:span text:style-name="T2">extensive enough to provide clarity </text:span><text:span text:style-name="T3">while not coming across as belittling is a fine balance.</text:span></text:p>
          </table:table-cell>
          <table:table-cell table:number-columns-repeated="1018"/>
        </table:table-row>
        <table:table-row table:style-name="ro1">
          <table:table-cell table:style-name="ce7" office:value-type="string" calcext:value-type="string">
            <text:p>P3</text:p>
          </table:table-cell>
          <table:table-cell table:style-name="ce24" office:value-type="string" calcext:value-type="string">
            <text:p>Communication and Collaboration</text:p>
          </table:table-cell>
          <table:table-cell table:style-name="ce25" office:value-type="string" calcext:value-type="string">
            <text:p>Understanding others (client)</text:p>
          </table:table-cell>
          <table:table-cell table:style-name="ce25" office:value-type="string" calcext:value-type="string">
            <text:p><text:span text:style-name="T44"/></text:p>
            <text:p><text:span text:style-name="T45">Understand the client</text:span><text:span text:style-name="T46"> is not difficult, we just need to empathize with them. Just like we should empathize with everybody else.</text:span></text:p>
            <text:p><text:span text:style-name="T44">The same empathy which connects the doctors to their patients, should connect developers with clients. if you don't understand the needs of your client you most likely</text:span></text:p>
            <text:p><text:span text:style-name="T44">don't understand your colleagues either.</text:span></text:p>
          </table:table-cell>
          <table:table-cell table:style-name="ce24" office:value-type="string" calcext:value-type="string">
            <text:p>Better products</text:p>
          </table:table-cell>
          <table:table-cell table:style-name="ce25" office:value-type="string" calcext:value-type="string">
            <text:p><text:span text:style-name="T44">The real heroes in software development are those who actually try and succeed tounderstand </text:span><text:span text:style-name="T53">what the client wants and are able to translate this into a well written code.</text:span></text:p>
          </table:table-cell>
          <table:table-cell table:number-columns-repeated="1018"/>
        </table:table-row>
        <table:table-row table:style-name="ro1">
          <table:table-cell table:style-name="ce7" office:value-type="string" calcext:value-type="string">
            <text:p>P4</text:p>
          </table:table-cell>
          <table:table-cell table:style-name="ce24" office:value-type="string" calcext:value-type="string">
            <text:p>Communication and Collaboration</text:p>
          </table:table-cell>
          <table:table-cell table:style-name="ce24" office:value-type="string" calcext:value-type="string">
            <text:p><text:span text:style-name="T4">Being mindful</text:span></text:p>
            <text:p><text:span text:style-name="T40"/></text:p>
          </table:table-cell>
          <table:table-cell table:style-name="ce24" office:value-type="string" calcext:value-type="string">
            <text:p><text:span text:style-name="T16">So being mindful about your daily interactions</text:span><text:span text:style-name="T17">, be it with anyone in your office or personal life can help you learn and practice this.</text:span></text:p>
            <text:p><text:span text:style-name="T4"/></text:p>
            <text:p><text:span text:style-name="T4">being aware during daily interactions with other people</text:span></text:p>
            <text:p><text:span text:style-name="T11">1 - </text:span><text:span text:style-name="T12">when software developers need to talk to people</text:span></text:p>
            <text:p><text:span text:style-name="T4"/></text:p>
          </table:table-cell>
          <table:table-cell table:style-name="ce24" office:value-type="string" calcext:value-type="string">
            <text:p>Improve stakeholders' collaboration</text:p>
            <text:p>Better products</text:p>
            <text:p>Improve employee retention</text:p>
            <text:p>Build a great team</text:p>
          </table:table-cell>
          <table:table-cell table:style-name="ce25" office:value-type="string" calcext:value-type="string">
            <text:p><text:span text:style-name="T44">Software Developer is a generic term or title and I assume that software developers play different roles in their organizations - Business Analysis, Coding, Testing, Leadership, DevOps, Maintenance etc. Each of these roles would involve talking to people and </text:span><text:span text:style-name="T53">wherever you need to deal with people, empathy can play a key role. It can help you create better client relations, create better products, retain employees &amp; help you build a great team.</text:span></text:p>
          </table:table-cell>
          <table:table-cell table:number-columns-repeated="1018"/>
        </table:table-row>
        <table:table-row table:style-name="ro1">
          <table:table-cell table:style-name="ce7" office:value-type="string" calcext:value-type="string">
            <text:p>P4</text:p>
          </table:table-cell>
          <table:table-cell table:style-name="ce24" office:value-type="string" calcext:value-type="string">
            <text:p>Communication and Collaboration</text:p>
          </table:table-cell>
          <table:table-cell table:style-name="ce24" office:value-type="string" calcext:value-type="string">
            <text:p><text:span text:style-name="T4">Being mindful</text:span></text:p>
            <text:p><text:span text:style-name="T40"/></text:p>
          </table:table-cell>
          <table:table-cell table:style-name="ce24" office:value-type="string" calcext:value-type="string">
            <text:p><text:span text:style-name="T1">So </text:span><text:span text:style-name="T2">being mindful about your daily interactions</text:span><text:span text:style-name="T3">, be it with anyone in your office or personal life can help you learn and practice this.</text:span></text:p>
            <text:p><text:span text:style-name="T39"/></text:p>
            <text:p><text:span text:style-name="T39">being aware during daily interactions with other people</text:span></text:p>
            <text:p><text:span text:style-name="T4"/></text:p>
            <text:p><text:span text:style-name="T4">2 - working with a coleague</text:span></text:p>
            <text:p><text:span text:style-name="T4"/></text:p>
          </table:table-cell>
          <table:table-cell table:style-name="ce24" office:value-type="string" calcext:value-type="string">
            <text:p>Improve stakeholders' collaboration</text:p>
            <text:p>Better work environment</text:p>
            <text:p/>
          </table:table-cell>
          <table:table-cell table:style-name="ce25" office:value-type="string" calcext:value-type="string">
            <text:p><text:span text:style-name="T54">Working with a fellow associate - A lot of time when you go up the ladder or let's say if you are super skilful, and you are working with someone who may not be equally skilful; that shouldn't allow you think or develop some subconscious bias about that person - e.g. He/she is not good or he/she is taking too long to finish the task or he/she is giving me excuses. Because if you do that, your subconscious mind may not let you experience that person's actual state or condition. That's where Empathy plays a very important role. If you are a fellow developer or a lead and if you practice being empathetic, </text:span><text:span text:style-name="T55">you can create a better work environment for that person</text:span><text:span text:style-name="T56"> and </text:span><text:span text:style-name="T57">also help him/her grow eventually. </text:span><text:span text:style-name="T56">Note - arrogance &amp; rudeness are disproportional of Empathy.</text:span></text:p>
          </table:table-cell>
          <table:table-cell table:number-columns-repeated="1018"/>
        </table:table-row>
        <table:table-row table:style-name="ro1">
          <table:table-cell table:style-name="ce7" office:value-type="string" calcext:value-type="string">
            <text:p>P4</text:p>
          </table:table-cell>
          <table:table-cell table:style-name="ce24" office:value-type="string" calcext:value-type="string">
            <text:p>Communication and Collaboration</text:p>
          </table:table-cell>
          <table:table-cell table:style-name="ce24" office:value-type="string" calcext:value-type="string">
            <text:p>Being mindful </text:p>
            <text:p>Being compassionate</text:p>
          </table:table-cell>
          <table:table-cell table:style-name="ce24" office:value-type="string" calcext:value-type="string">
            <text:p><text:span text:style-name="T1">So </text:span><text:span text:style-name="T2">being mindful about your daily interactions</text:span><text:span text:style-name="T3">, be it with anyone in your office or personal life can help you learn and practice this.</text:span></text:p>
            <text:p><text:span text:style-name="T4"/></text:p>
            <text:p><text:span text:style-name="T4">being aware during daily interactions with other people</text:span></text:p>
            <text:p><text:span text:style-name="T4"/></text:p>
            <text:p><text:span text:style-name="T4">3 - taking an interview</text:span></text:p>
            <text:p><text:span text:style-name="T4"/></text:p>
            <text:p><text:span text:style-name="T1">However during the interview, </text:span><text:span text:style-name="T2">If you can be kind enough</text:span><text:span text:style-name="T3">, give decent time to the candidate even if he/she is not doing well can do wonders. </text:span></text:p>
          </table:table-cell>
          <table:table-cell table:style-name="ce24" office:value-type="string" calcext:value-type="string">
            <text:p>Improve hiring process</text:p>
          </table:table-cell>
          <table:table-cell table:style-name="ce25" office:value-type="string" calcext:value-type="string">
            <text:p><text:span text:style-name="T58">However during the interview, </text:span><text:span text:style-name="T59">If you can be kind enough</text:span><text:span text:style-name="T60">, give decent time to the candidate even if he/she is not doing well can do wonders. It is generally the interviewers' </text:span><text:span text:style-name="T61">responsibility to get the best out of the candidate and it will only happen when you'll show empathy towards the candidate</text:span><text:span text:style-name="T62">. Sometimes if you find candidate very nervous, you may have to play dumb and that eventually can make him/her feel comfortable. If you are able to achieve that by being little empathetic then </text:span><text:span text:style-name="T61">it certainly creates a great experience for both interviewer and the candidate</text:span><text:span text:style-name="T63">. And who knows you'll end up</text:span><text:span text:style-name="T61"> hiring a great team player :D</text:span></text:p>
          </table:table-cell>
          <table:table-cell table:number-columns-repeated="1018"/>
        </table:table-row>
        <table:table-row table:style-name="ro1">
          <table:table-cell table:style-name="ce7" office:value-type="string" calcext:value-type="string">
            <text:p>P4</text:p>
          </table:table-cell>
          <table:table-cell table:style-name="ce24" office:value-type="string" calcext:value-type="string">
            <text:p>Communication and Collaboration</text:p>
          </table:table-cell>
          <table:table-cell table:style-name="ce24" office:value-type="string" calcext:value-type="string">
            <text:p><text:span text:style-name="T4">Being mindful</text:span></text:p>
            <text:p><text:span text:style-name="T40"/></text:p>
          </table:table-cell>
          <table:table-cell table:style-name="ce24" office:value-type="string" calcext:value-type="string">
            <text:p><text:span text:style-name="T1">So </text:span><text:span text:style-name="T2">being mindful about your daily interactions</text:span><text:span text:style-name="T3">, be it with anyone in your office or personal life can help you learn and practice this.</text:span></text:p>
            <text:p><text:span text:style-name="T4"/></text:p>
            <text:p><text:span text:style-name="T39">being aware during daily interactions with other people</text:span></text:p>
            <text:p><text:span text:style-name="T4"/></text:p>
            <text:p><text:span text:style-name="T4">4 - during customer interactions</text:span></text:p>
            <text:p><text:span text:style-name="T4"/></text:p>
          </table:table-cell>
          <table:table-cell table:style-name="ce24" office:value-type="string" calcext:value-type="string">
            <text:p>Better work environment</text:p>
            <text:p/>
          </table:table-cell>
          <table:table-cell table:style-name="ce25" office:value-type="string" calcext:value-type="string">
            <text:p><text:span text:style-name="T44">I've seen a lot of back n forths happening because of small communication gaps, it can be frustrating for both sides. The simple solution is when you go to these discussions try and be empathetic, this might enable you to think from a customer standpoint and when gradually both parties start to think in same directions,</text:span><text:span text:style-name="T53"> there are always possibilities of lesser conflicts and unneeded iterations.</text:span></text:p>
          </table:table-cell>
          <table:table-cell table:number-columns-repeated="1018"/>
        </table:table-row>
        <table:table-row table:style-name="ro1">
          <table:table-cell table:style-name="ce7" office:value-type="string" calcext:value-type="string">
            <text:p>P4</text:p>
          </table:table-cell>
          <table:table-cell table:style-name="ce24" office:value-type="string" calcext:value-type="string">
            <text:p>Communication and Collaboration</text:p>
            <text:p>Management and Leadership</text:p>
          </table:table-cell>
          <table:table-cell table:style-name="ce24" office:value-type="string" calcext:value-type="string">
            <text:p>Being mindful </text:p>
          </table:table-cell>
          <table:table-cell table:style-name="ce24" office:value-type="string" calcext:value-type="string">
            <text:p><text:span text:style-name="T1">So </text:span><text:span text:style-name="T2">being mindful about your daily interactions</text:span><text:span text:style-name="T3">, be it with anyone in your office or personal life can help you learn and practice this.</text:span></text:p>
            <text:p><text:span text:style-name="T4"/></text:p>
            <text:p><text:span text:style-name="T4"/></text:p>
            <text:p><text:span text:style-name="T4">5 - being a leader</text:span></text:p>
          </table:table-cell>
          <table:table-cell table:style-name="ce24" office:value-type="string" calcext:value-type="string">
            <text:p>Better products </text:p>
            <text:p>Build a great team</text:p>
            <text:p>Better work environment</text:p>
            <text:p>Increase motivation</text:p>
            <text:p>Build trust</text:p>
            <text:p>Better leadership</text:p>
          </table:table-cell>
          <table:table-cell table:style-name="ce25" office:value-type="string" calcext:value-type="string">
            <text:p><text:span text:style-name="T54">1 - It can help you create better client relations, </text:span><text:span text:style-name="T57">create better products</text:span><text:span text:style-name="T56">, retain employees &amp; helpyou</text:span><text:span text:style-name="T57"> build a great team.</text:span></text:p>
            <text:p><text:span text:style-name="T5"> 2 - you can create a </text:span><text:span text:style-name="T6">better work environment </text:span><text:span text:style-name="T7">for that person and also help him/her grow eventually</text:span></text:p>
            <text:p><text:span text:style-name="T5"> 3 - </text:span><text:span text:style-name="T6">create a better work environment</text:span><text:span text:style-name="T7"> for that person and also helphim/her grow eventually.</text:span></text:p>
            <text:p><text:span text:style-name="T44"> 4 - when gradually bothparties start to think in same directions, there are always possibilities of </text:span><text:span text:style-name="T53">lesser conflicts and unneeded iterations</text:span></text:p>
            <text:p><text:span text:style-name="T54"> 5 - better understand the needs of those people who you work &amp;deal with; experience the world in a bigger perspective as you perceive through notonly your perspective but of those around you as well; </text:span><text:span text:style-name="T55">learn how to motivate the people around you </text:span><text:span text:style-name="T56">and help them grow;more effectively convince others of your point of view; e</text:span><text:span text:style-name="T57"> a better leader,</text:span><text:span text:style-name="T56"> and most importantly, a better friend.</text:span></text:p>
          </table:table-cell>
          <table:table-cell table:number-columns-repeated="1018"/>
        </table:table-row>
        <table:table-row table:style-name="ro1">
          <table:table-cell table:style-name="ce7" office:value-type="string" calcext:value-type="string">
            <text:p>P5</text:p>
          </table:table-cell>
          <table:table-cell table:style-name="ce24" office:value-type="string" calcext:value-type="string">
            <text:p>Communication and Collaboration</text:p>
          </table:table-cell>
          <table:table-cell table:style-name="ce24" office:value-type="string" calcext:value-type="string">
            <text:p>Understanding others (customer)</text:p>
            <text:p/>
          </table:table-cell>
          <table:table-cell table:style-name="ce24" office:value-type="string" calcext:value-type="string">
            <text:p><text:span text:style-name="T24">After several interviews with all the staff involved</text:span><text:span text:style-name="T25"> I understood the problem they were trying to solve</text:span><text:span text:style-name="T26"> and as a result was able to recommend a new manual process that would not involve writing new software but rather  eliminate unnecessary work to achieve the same result.</text:span></text:p>
            <text:p><text:span text:style-name="T23"> </text:span></text:p>
            <text:p><text:span text:style-name="T21"> Part of the importance of gaining empathy is so that the developer can operate without excessive communication, able to answer their own questions when issues come up </text:span><text:span text:style-name="T22">based on that deeper understanding of what the customer is trying to accomplish</text:span></text:p>
          </table:table-cell>
          <table:table-cell table:style-name="ce30" office:value-type="string" calcext:value-type="string">
            <text:p>Improve stakeholders' communication</text:p>
            <text:p/>
            <text:p>Better products</text:p>
          </table:table-cell>
          <table:table-cell table:style-name="ce25" office:value-type="string" calcext:value-type="string">
            <text:p><text:span text:style-name="T44">After several interviews with all the staff involved I understood the problem they were trying to solve and as a result was able to recommend a new manual process that would not involve writing new software but rather  eliminate unnecessary work to achieve the same result.</text:span></text:p>
            <text:p><text:span text:style-name="T44"> </text:span></text:p>
            <text:p><text:span text:style-name="T5"> Part of the importance of gaining empathy is so </text:span><text:span text:style-name="T6">that the developer can operate without excessive communication</text:span><text:span text:style-name="T7">, able to answer their own questions when issues come up based on that deeper understanding of what the customer is trying to accomplish</text:span></text:p>
            <text:p><text:span text:style-name="T44"> </text:span></text:p>
            <text:p><text:span text:style-name="T44"> If all you have is the design you have no way to determine if it is </text:span><text:span text:style-name="T53">actually meeting the needs of the customer. </text:span></text:p>
            <text:p><text:span text:style-name="T44"> Second, it undermines developer ownership. By dropping designs onto developers they lose any sense of investment in the success of the implementation because they have no agency to alter the implementation. </text:span></text:p>
            <text:p><text:span text:style-name="T44"> </text:span></text:p>
            <text:p><text:span text:style-name="T44"> By building empathy developers gain an intuition such</text:span><text:span text:style-name="T53"> that they can put themselves into the heads of the customer</text:span></text:p>
            <text:p><text:span text:style-name="T44"> This has a two fold benefit. First they can often </text:span><text:span text:style-name="T53">answer questions for themselves without talking to the customer"</text:span></text:p>
          </table:table-cell>
          <table:table-cell table:number-columns-repeated="1018"/>
        </table:table-row>
        <table:table-row table:style-name="ro1">
          <table:table-cell table:style-name="ce7" office:value-type="string" calcext:value-type="string">
            <text:p>P5</text:p>
          </table:table-cell>
          <table:table-cell table:style-name="ce24" office:value-type="string" calcext:value-type="string">
            <text:p>Communication and Collaboration</text:p>
          </table:table-cell>
          <table:table-cell table:style-name="ce24" office:value-type="string" calcext:value-type="string">
            <text:p/>
            <text:p>Taking perspective</text:p>
          </table:table-cell>
          <table:table-cell table:style-name="ce24" office:value-type="string" calcext:value-type="string">
            <text:p><text:span text:style-name="T21">On more than one occasion I have been involved in projects in which I have been treated as a machine part, following small tasks, only to find later that there was a simple, elegant and far less costly solution if only the customer had bothered to communicate the high level problem earlier. This is not about seniority; </text:span><text:span text:style-name="T22">do not assume that young inexperienced developers can't have good ideas or new perspectives. Often they are able to provide a fresh perspective unconstrained by preconceived ideas.</text:span></text:p>
          </table:table-cell>
          <table:table-cell table:style-name="ce30" office:value-type="string" calcext:value-type="string">
            <text:p/>
            <text:p> </text:p>
            <text:p>Foster agency, creativity, and innovation</text:p>
            <text:p/>
          </table:table-cell>
          <table:table-cell table:style-name="ce25" office:value-type="string" calcext:value-type="string">
            <text:p><text:span text:style-name="T44">After several interviews with all the staff involved I understood the problem they were trying to solve and as a result was able to recommend a new manual process that would not involve writing new software but rather </text:span></text:p>
            <text:p><text:span text:style-name="T44"> eliminate unnecessary work to achieve the same result.</text:span></text:p>
            <text:p><text:span text:style-name="T44"> </text:span></text:p>
            <text:p><text:span text:style-name="T44"> Part of the importance of gaining empathy is so that the developer can operate </text:span><text:span text:style-name="T53">without excessive communication, able to answer their own questions when issues come up based on that deeper understanding of what the customer is trying to accomplish</text:span></text:p>
            <text:p><text:span text:style-name="T5">...Second, they have the freedom and ownership to be more </text:span><text:span text:style-name="T6">creative and innovative</text:span><text:span text:style-name="T7"> in the delivery and implementation, rather than simply following a precise set of plans."</text:span></text:p>
            <text:p><text:span text:style-name="T44"/></text:p>
          </table:table-cell>
          <table:table-cell table:number-columns-repeated="1018"/>
        </table:table-row>
        <table:table-row table:style-name="ro1">
          <table:table-cell table:style-name="ce7" office:value-type="string" calcext:value-type="string">
            <text:p>P6</text:p>
          </table:table-cell>
          <table:table-cell table:style-name="ce24" office:value-type="string" calcext:value-type="string">
            <text:p>Communication and Collaboration</text:p>
            <text:p>Code review</text:p>
          </table:table-cell>
          <table:table-cell table:style-name="ce24" office:value-type="string" calcext:value-type="string">
            <text:p>Being open</text:p>
            <text:p>Being compassionate </text:p>
            <text:p/>
          </table:table-cell>
          <table:table-cell table:style-name="ce24" office:value-type="string" calcext:value-type="string">
            <text:p><text:span text:style-name="T21">We are all humans, we all have emotions, and we all have needs. </text:span><text:span text:style-name="T22">Being able to communicate those in an open, vulnerable way is at the core of creating real connections, and being able to communicate with one another on the most human level.</text:span></text:p>
            <text:p><text:span text:style-name="T23"/></text:p>
            <text:p><text:span text:style-name="T21">You can only guess, and understanding that you do not know where they are coming from when they make such comments is the first step to empathy. </text:span><text:span text:style-name="T22">We can show compassion towards the commenter, and try to understand their feelings and needs.</text:span></text:p>
            <text:p><text:span text:style-name="T23"/></text:p>
          </table:table-cell>
          <table:table-cell table:style-name="ce24" office:value-type="string" calcext:value-type="string">
            <text:p>Stronger connections</text:p>
            <text:p>Improve stakeholders' communication</text:p>
          </table:table-cell>
          <table:table-cell table:style-name="ce24" office:value-type="string" calcext:value-type="string">
            <text:p><text:span text:style-name="T21"> Being able to communicate those in an open, vulnerable way is at the core of </text:span><text:span text:style-name="T22">creating real connections, and being able to communicate with one another on the most human level. </text:span></text:p>
          </table:table-cell>
          <table:table-cell table:number-columns-repeated="1018"/>
        </table:table-row>
        <table:table-row table:style-name="ro1">
          <table:table-cell table:style-name="ce7" office:value-type="string" calcext:value-type="string">
            <text:p>P6</text:p>
          </table:table-cell>
          <table:table-cell table:style-name="ce24" office:value-type="string" calcext:value-type="string">
            <text:p>Communication and Collaboration</text:p>
            <text:p>Code review</text:p>
          </table:table-cell>
          <table:table-cell table:style-name="ce24" office:value-type="string" calcext:value-type="string">
            <text:p><text:span text:style-name="T23"/></text:p>
            <text:p><text:span text:style-name="T23">Being compassionate</text:span></text:p>
            <text:p><text:span text:style-name="T41">(Observing events without judgement;</text:span></text:p>
            <text:p><text:span text:style-name="T41">Recognizing emotions and thoughts that surround those emotions;</text:span></text:p>
            <text:p><text:span text:style-name="T41">Understanding the needs that the emotions stem from;</text:span></text:p>
            <text:p><text:span text:style-name="T41">Making a request that will enrich life)</text:span></text:p>
          </table:table-cell>
          <table:table-cell table:style-name="ce24" office:value-type="string" calcext:value-type="string">
            <text:p>"There are four main components to nonviolent communication:</text:p>
            <text:p>1 - Observing events without judgement;</text:p>
            <text:p>2 - Recognizing the emotions that the events incite within us, as well as the thoughts that surround those emotions;</text:p>
            <text:p>3 - Understanding the needs that the emotions stem from;</text:p>
            <text:p>4 - Making a request that will enrich life."</text:p>
            <text:p/>
            <text:p/>
            <text:p/>
            <text:p>Indeed, this post could have centered around writing PR comments in a nonviolent way, and you can imagine there are many more applications we can apply this style of communicating both at work and in our personal lives.</text:p>
          </table:table-cell>
          <table:table-cell table:style-name="ce24" office:value-type="string" calcext:value-type="string">
            <text:p>Reduces blame</text:p>
            <text:p>Improve stakeholders' communication</text:p>
            <text:p>Resolve issues</text:p>
          </table:table-cell>
          <table:table-cell table:style-name="ce24" office:value-type="string" calcext:value-type="string">
            <text:p><text:span text:style-name="T4"/></text:p>
            <text:p><text:span text:style-name="T4"/></text:p>
            <text:p><text:span text:style-name="T11">"This post is about communicating with humans, and sorting through the complexities of our day-to-day lives, such that we start to </text:span><text:span text:style-name="T12">think about the ways to communicate with others to enrich those experiences.</text:span></text:p>
            <text:p><text:span text:style-name="T4"/></text:p>
            <text:p><text:span text:style-name="T11">The second option ignores the comment, and retaliates. </text:span><text:span text:style-name="T12">Responses of this nature mean shutting down and not receiving the message compassionately, placing blame on the commenter. This will likely lead to more negativity.</text:span></text:p>
            <text:p><text:span text:style-name="T4"/></text:p>
            <text:p><text:span text:style-name="T4">The fourth option is empathetic towards the commenter. Perhaps they are having a bad day, perhaps they just got out of a long meeting and are mentally exhausted. You can only guess, and understanding that you do not know where they are coming from when they make such comments is the first step to empathy. </text:span></text:p>
            <text:p><text:span text:style-name="T4"/></text:p>
            <text:p><text:span text:style-name="T4">From there, the commenter opened up. They gave much of what they are thinking. From here we can more easily guess at what they are feeling and needing.</text:span></text:p>
            <text:p><text:span text:style-name="T4"> </text:span></text:p>
            <text:p><text:span text:style-name="T1"> The author reflects back to the commenter what they said to show that their comment was read. They address the feelings they found in the comment and echoed them. </text:span><text:span text:style-name="T2">They then offer to spend time with the commenter, to resolve the issues present in the current state of the code.</text:span><text:span text:style-name="T3">"</text:span></text:p>
          </table:table-cell>
          <table:table-cell table:number-columns-repeated="1018"/>
        </table:table-row>
        <table:table-row table:style-name="ro1">
          <table:table-cell table:style-name="ce7" office:value-type="string" calcext:value-type="string">
            <text:p>P7</text:p>
          </table:table-cell>
          <table:table-cell table:style-name="ce27" office:value-type="string" calcext:value-type="string">
            <text:p>Coding</text:p>
          </table:table-cell>
          <table:table-cell table:style-name="ce24" office:value-type="string" calcext:value-type="string">
            <text:p>Taking perspective</text:p>
          </table:table-cell>
          <table:table-cell table:style-name="ce24" office:value-type="string" calcext:value-type="string">
            <text:p><text:span text:style-name="T23">As a beginner, I used to have a knee-jerk reaction when exposed to a new codebase. I would judge it and think something along these lines:</text:span></text:p>
            <text:p><text:span text:style-name="T23"/></text:p>
            <text:p><text:span text:style-name="T47">Why did they use this? ugh</text:span></text:p>
            <text:p><text:span text:style-name="T47">Why use this framework here?</text:span></text:p>
            <text:p><text:span text:style-name="T47">This looks overly complicated?</text:span></text:p>
            <text:p><text:span text:style-name="T24">Do you get the drift? But </text:span><text:span text:style-name="T25">the truth is it's very likely that if I had been in the place of the original devs who built it, I may not have done a better job</text:span><text:span text:style-name="T26">. The constraints of the time and place might have resulted in such a codebase (could be bad or good or somewhere in b/w).</text:span></text:p>
          </table:table-cell>
          <table:table-cell table:style-name="ce24" office:value-type="string" calcext:value-type="string">
            <text:p>Reduce blame</text:p>
          </table:table-cell>
          <table:table-cell table:style-name="ce24" office:value-type="string" calcext:value-type="string">
            <text:p><text:span text:style-name="T23">But the truth is it's very likely that if I had been in the place of the original devs who built it, I may not have done a better job. The constraints of the time and place might have resulted in such a codebase (could be bad or good or somewhere in b/w).</text:span></text:p>
            <text:p><text:span text:style-name="T30">Don't judge too quickly.</text:span><text:span text:style-name="T31">We need to keep the big picture in mind and adhere to the style.</text:span></text:p>
            <text:p><text:span text:style-name="T23"> </text:span></text:p>
            <text:p><text:span text:style-name="T23"/></text:p>
          </table:table-cell>
          <table:table-cell table:number-columns-repeated="1018"/>
        </table:table-row>
        <table:table-row table:style-name="ro1">
          <table:table-cell table:style-name="ce7" office:value-type="string" calcext:value-type="string">
            <text:p>P7</text:p>
          </table:table-cell>
          <table:table-cell table:style-name="ce27" office:value-type="string" calcext:value-type="string">
            <text:p/>
            <text:p>Coding</text:p>
          </table:table-cell>
          <table:table-cell table:style-name="ce24" office:value-type="string" calcext:value-type="string">
            <text:p><text:span text:style-name="T23">Adopting good programming practices</text:span></text:p>
            <text:p><text:span text:style-name="T41">Following the code style</text:span></text:p>
            <text:p><text:span text:style-name="T41">Keeping the code simple</text:span></text:p>
          </table:table-cell>
          <table:table-cell table:style-name="ce24" office:value-type="string" calcext:value-type="string">
            <text:p><text:span text:style-name="T23"/></text:p>
            <text:p><text:span text:style-name="T21">Well, every codebase has a rhythm/style to it.</text:span><text:span text:style-name="T22"> And one must make sure to adhere to the style already present in the existing codebase.  </text:span></text:p>
            <text:p><text:span text:style-name="T23"/></text:p>
            <text:p><text:span text:style-name="T23">I think this is where leadership kicks in - since somebody needs to decide on things and also take the blame for things when things will eventually go wrong!</text:span></text:p>
            <text:p><text:span text:style-name="T47"> Simplicity is hard</text:span></text:p>
            <text:p><text:span text:style-name="T23">So anything in your codebase that you are able to read, understand quickly and it just works? - It's boring, but it's the coolest thing you have just witnessed</text:span></text:p>
            <text:p><text:span text:style-name="T23"/></text:p>
          </table:table-cell>
          <table:table-cell table:style-name="ce24" office:value-type="string" calcext:value-type="string">
            <text:p>Quality improvement</text:p>
          </table:table-cell>
          <table:table-cell table:style-name="ce24" office:value-type="string" calcext:value-type="string">
            <text:p><text:span text:style-name="T23">Don't judge too quickly.We need to keep the big picture in mind and adhere to the style.</text:span></text:p>
            <text:p><text:span text:style-name="T23"> </text:span></text:p>
            <text:p><text:span text:style-name="T47">The difference in readability is massive if you don't.</text:span></text:p>
            <text:p><text:span text:style-name="T23"> </text:span></text:p>
            <text:p><text:span text:style-name="T47"> Simplicity is hard</text:span></text:p>
            <text:p><text:span text:style-name="T23"> So anything in your codebase that you are able to read, understand quickly and it just works? - It's boring, but it's the coolest thing you have just witnessed"</text:span></text:p>
          </table:table-cell>
          <table:table-cell table:number-columns-repeated="1018"/>
        </table:table-row>
        <table:table-row table:style-name="ro1">
          <table:table-cell table:style-name="ce7" office:value-type="string" calcext:value-type="string">
            <text:p>P8</text:p>
          </table:table-cell>
          <table:table-cell table:style-name="ce24" office:value-type="string" calcext:value-type="string">
            <text:p>Communication and Collaboration</text:p>
            <text:p>Management and Leadership</text:p>
          </table:table-cell>
          <table:table-cell table:style-name="ce24" office:value-type="string" calcext:value-type="string">
            <text:p>Taking care</text:p>
            <text:p>Being open</text:p>
            <text:p>Attentive listening</text:p>
          </table:table-cell>
          <table:table-cell table:style-name="ce25" office:value-type="string" calcext:value-type="string">
            <text:p><text:span text:style-name="T5">"My strategy for building connection is: </text:span><text:span text:style-name="T6">demonstrating care, showing vulnerability, and deep listening</text:span><text:span text:style-name="T7">. Proving that you care is something that you cannot fake."</text:span></text:p>
            <text:p><text:span text:style-name="T44"/></text:p>
            <text:p><text:span text:style-name="T44"/></text:p>
          </table:table-cell>
          <table:table-cell table:style-name="ce24" office:value-type="string" calcext:value-type="string">
            <text:p>Build trust</text:p>
            <text:p/>
          </table:table-cell>
          <table:table-cell table:style-name="ce24" office:value-type="string" calcext:value-type="string">
            <text:p><text:span text:style-name="T23"/></text:p>
            <text:p><text:span text:style-name="T32">Building rapport with the team is critical to </text:span><text:span text:style-name="T29">establishing the psychological safety required</text:span><text:span text:style-name="T28"> for folks to feel comfortable </text:span><text:span text:style-name="T29">sharing their real thoughts.</text:span></text:p>
            <text:p><text:span text:style-name="T23"/></text:p>
            <text:p><text:span text:style-name="T23"/></text:p>
          </table:table-cell>
          <table:table-cell table:number-columns-repeated="1018"/>
        </table:table-row>
        <table:table-row table:style-name="ro1">
          <table:table-cell table:style-name="ce7" office:value-type="string" calcext:value-type="string">
            <text:p>P8</text:p>
          </table:table-cell>
          <table:table-cell table:style-name="ce24" office:value-type="string" calcext:value-type="string">
            <text:p>Communication and Collaboration</text:p>
            <text:p>Management and Leadership</text:p>
          </table:table-cell>
          <table:table-cell table:style-name="ce24" office:value-type="string" calcext:value-type="string">
            <text:p>Being open</text:p>
          </table:table-cell>
          <table:table-cell table:style-name="ce25" office:value-type="string" calcext:value-type="string">
            <text:p><text:span text:style-name="T48">To build mutual respect, candor, and empathy, I like to take tie in an early</text:span><text:span text:style-name="T49"> 1:1 to model it through sharing my life story, career journey, goals, and missteps</text:span></text:p>
            <text:p><text:span text:style-name="T48"/></text:p>
            <text:p><text:span text:style-name="T48">"Now that you have learned about each individual's motivation, it is time to find the common thread that binds the team together. This shared context will help you build a plan to harmoniously fit everyone's local maximum (personal motivation) into the global maximum (personal+team+company motivation)."</text:span></text:p>
            <text:p><text:span text:style-name="T48"> </text:span></text:p>
            <text:p><text:span text:style-name="T48"> </text:span></text:p>
            <text:p><text:span text:style-name="T48"> </text:span></text:p>
            <text:p><text:span text:style-name="T48"> </text:span></text:p>
          </table:table-cell>
          <table:table-cell table:style-name="ce24" office:value-type="string" calcext:value-type="string">
            <text:p>Build respect</text:p>
            <text:p>Increase motivation</text:p>
          </table:table-cell>
          <table:table-cell table:style-name="ce24" office:value-type="string" calcext:value-type="string">
            <text:p><text:span text:style-name="T24">To </text:span><text:span text:style-name="T25">build mutual respect</text:span><text:span text:style-name="T26">, candor, and empathy, I like to take tie in an early 1:1 to model it through sharing my life story, career journey, goals, and missteps</text:span></text:p>
            <text:p><text:span text:style-name="T23"/></text:p>
            <text:p><text:span text:style-name="T21">As a manager trying to build a high-functioning team, you should focus on making the most of this overlap to </text:span><text:span text:style-name="T22">set them up for the other 95% of their career</text:span></text:p>
            <text:p><text:span text:style-name="T23"> </text:span></text:p>
            <text:p><text:span text:style-name="T23"> </text:span></text:p>
            <text:p><text:span text:style-name="T32">Many define successful management</text:span><text:span text:style-name="T29"> as the ability to get the most out of the team.</text:span><text:span text:style-name="T28"> Now that you have learned about each individual's motivation, it is time to find the common thread that binds the team together. </text:span><text:span text:style-name="T29">This shared context will help you build a plan to harmoniously fit everyone's local maximum (personal motivation) into the global maximum (personal+team+company motivation).</text:span></text:p>
            <text:p><text:span text:style-name="T23"/></text:p>
          </table:table-cell>
          <table:table-cell table:number-columns-repeated="1018"/>
        </table:table-row>
        <table:table-row table:style-name="ro1">
          <table:table-cell table:style-name="ce7" office:value-type="string" calcext:value-type="string">
            <text:p>P9</text:p>
          </table:table-cell>
          <table:table-cell table:style-name="ce24" office:value-type="string" calcext:value-type="string">
            <text:p>Coding</text:p>
          </table:table-cell>
          <table:table-cell table:style-name="ce24" office:value-type="string" calcext:value-type="string">
            <text:p>Understanding others (user)</text:p>
          </table:table-cell>
          <table:table-cell table:style-name="ce24" office:value-type="string" calcext:value-type="string">
            <text:p><text:span text:style-name="T21">Each person has to act with </text:span><text:span text:style-name="T22">empathy toward their frustrated users. Understand them. Care about them.</text:span></text:p>
            <text:p><text:span text:style-name="T23"/></text:p>
            <text:p><text:span text:style-name="T23">And if you can remember the frustration you are currently encountering, perhaps you’ll have just a bit more empathy toward your end user</text:span></text:p>
          </table:table-cell>
          <table:table-cell table:style-name="ce24" office:value-type="string" calcext:value-type="string">
            <text:p>Better products</text:p>
          </table:table-cell>
          <table:table-cell table:style-name="ce24" office:value-type="string" calcext:value-type="string">
            <text:p><text:span text:style-name="T21">you’ll have just a bit more empathy toward your end user, </text:span><text:span text:style-name="T22">who is just trying to use your work product to get something done.</text:span></text:p>
            <text:p><text:span text:style-name="T23"> They are just trying to finish a task and get on with their life. The software you are writing is the tool they are using to do that.</text:span></text:p>
            <text:p><text:span text:style-name="T23"> They just want to finish their job, complete their task, do their thing.</text:span></text:p>
          </table:table-cell>
          <table:table-cell table:number-columns-repeated="1018"/>
        </table:table-row>
        <table:table-row table:style-name="ro1">
          <table:table-cell table:style-name="ce7" office:value-type="string" calcext:value-type="string">
            <text:p>P10</text:p>
          </table:table-cell>
          <table:table-cell table:style-name="ce24" office:value-type="string" calcext:value-type="string">
            <text:p>Coding</text:p>
          </table:table-cell>
          <table:table-cell table:style-name="ce24" office:value-type="string" calcext:value-type="string">
            <text:p><text:span text:style-name="T4"/></text:p>
            <text:p><text:span text:style-name="T4"/></text:p>
            <text:p><text:span text:style-name="T4">Adopting good programming practices</text:span></text:p>
            <text:p><text:span text:style-name="T40">Documenting the code</text:span></text:p>
          </table:table-cell>
          <table:table-cell table:style-name="ce24" office:value-type="string" calcext:value-type="string">
            <text:p><text:span text:style-name="T24">I see the suffering of new colleagues </text:span><text:span text:style-name="T25">when they need to understand my code and take action by documenting it</text:span><text:span text:style-name="T26">.</text:span></text:p>
            <text:p><text:span text:style-name="T23"/></text:p>
          </table:table-cell>
          <table:table-cell table:style-name="ce24" office:value-type="string" calcext:value-type="string">
            <text:p>Quality improvement</text:p>
          </table:table-cell>
          <table:table-cell table:style-name="ce24" office:value-type="string" calcext:value-type="string">
            <text:p><text:span text:style-name="T24">I see the suffering of new colleagues </text:span><text:span text:style-name="T25">when they need to understand my code</text:span><text:span text:style-name="T26"> and take action by documenting it.</text:span></text:p>
            <text:p><text:span text:style-name="T23"> </text:span></text:p>
          </table:table-cell>
          <table:table-cell table:number-columns-repeated="1018"/>
        </table:table-row>
        <table:table-row table:style-name="ro1">
          <table:table-cell table:style-name="ce7" office:value-type="string" calcext:value-type="string">
            <text:p>P10</text:p>
          </table:table-cell>
          <table:table-cell table:style-name="ce24" office:value-type="string" calcext:value-type="string">
            <text:p>Coding</text:p>
          </table:table-cell>
          <table:table-cell table:style-name="ce24" office:value-type="string" calcext:value-type="string">
            <text:p>Adopting good programming practices</text:p>
            <text:p/>
          </table:table-cell>
          <table:table-cell table:style-name="ce24" office:value-type="string" calcext:value-type="string">
            <text:p><text:span text:style-name="T21"> I see the suffering of people who have to maintain my code – which can also be my future self – </text:span><text:span text:style-name="T22">and take action by applying good coding practices and simple design.</text:span></text:p>
          </table:table-cell>
          <table:table-cell table:style-name="ce24" office:value-type="string" calcext:value-type="string">
            <text:p>Quality improvement</text:p>
          </table:table-cell>
          <table:table-cell table:style-name="ce24" office:value-type="string" calcext:value-type="string">
            <text:p><text:span text:style-name="T30"> I see the suffering of people who have to maintain my cod</text:span><text:span text:style-name="T31">e – which can also be my future self – and take action by applying good coding practices and simple design.</text:span></text:p>
          </table:table-cell>
          <table:table-cell table:number-columns-repeated="1018"/>
        </table:table-row>
        <table:table-row table:style-name="ro1">
          <table:table-cell table:style-name="ce7" office:value-type="string" calcext:value-type="string">
            <text:p>P10</text:p>
          </table:table-cell>
          <table:table-cell table:style-name="ce24" office:value-type="string" calcext:value-type="string">
            <text:p>Coding</text:p>
          </table:table-cell>
          <table:table-cell table:style-name="ce24" office:value-type="string" calcext:value-type="string">
            <text:p>Testing</text:p>
            <text:p/>
          </table:table-cell>
          <table:table-cell table:style-name="ce24" office:value-type="string" calcext:value-type="string">
            <text:p><text:span text:style-name="T21">I see the suffering of my customer when facing bugs in my software and take action by </text:span><text:span text:style-name="T22">establishing automated self-tests. </text:span></text:p>
          </table:table-cell>
          <table:table-cell table:style-name="ce24" office:value-type="string" calcext:value-type="string">
            <text:p>Quality improvement</text:p>
            <text:p>Build compassion</text:p>
          </table:table-cell>
          <table:table-cell table:style-name="ce24" office:value-type="string" calcext:value-type="string">
            <text:p><text:span text:style-name="T21">I see the suffering of my customer </text:span><text:span text:style-name="T22">when facing bugs in my software and take action by establishing automated self-tests. (Oh yes, testing is compassionate!)</text:span></text:p>
          </table:table-cell>
          <table:table-cell table:number-columns-repeated="1018"/>
        </table:table-row>
        <table:table-row table:style-name="ro1">
          <table:table-cell table:style-name="ce7" office:value-type="string" calcext:value-type="string">
            <text:p>P10</text:p>
          </table:table-cell>
          <table:table-cell table:style-name="ce24" office:value-type="string" calcext:value-type="string">
            <text:p>Coding</text:p>
          </table:table-cell>
          <table:table-cell table:style-name="ce24" office:value-type="string" calcext:value-type="string">
            <text:p>Understanding others (user)</text:p>
          </table:table-cell>
          <table:table-cell table:style-name="ce24" office:value-type="string" calcext:value-type="string">
            <text:p><text:span text:style-name="T24"> I see and </text:span><text:span text:style-name="T25">understand the underlying suffering of that specific request of my customer</text:span><text:span text:style-name="T26">, which helps me to take the right action and develop a fitting solution.</text:span></text:p>
          </table:table-cell>
          <table:table-cell table:style-name="ce24" office:value-type="string" calcext:value-type="string">
            <text:p>Better products</text:p>
          </table:table-cell>
          <table:table-cell table:style-name="ce24" office:value-type="string" calcext:value-type="string">
            <text:p><text:span text:style-name="T21"> I see and understand the underlying suffering of that specific request of my customer, which helps me to take the right action</text:span><text:span text:style-name="T22"> and develop a fitting solution. </text:span></text:p>
          </table:table-cell>
          <table:table-cell table:number-columns-repeated="1018"/>
        </table:table-row>
        <table:table-row table:style-name="ro1">
          <table:table-cell table:style-name="ce7" office:value-type="string" calcext:value-type="string">
            <text:p>P10</text:p>
          </table:table-cell>
          <table:table-cell table:style-name="ce24" office:value-type="string" calcext:value-type="string">
            <text:p>Coding</text:p>
          </table:table-cell>
          <table:table-cell table:style-name="ce24" office:value-type="string" calcext:value-type="string">
            <text:p><text:span text:style-name="T23">Being compassionate </text:span></text:p>
            <text:p><text:span text:style-name="T42">  (</text:span><text:span text:style-name="T43">Assuming a positive intention</text:span></text:p>
            <text:p><text:span text:style-name="T41">  Accepting failure as part of the journey</text:span></text:p>
            <text:p><text:span text:style-name="T41">  Defining boundaries by recognizing that there are things that are not within our control)</text:span></text:p>
          </table:table-cell>
          <table:table-cell table:style-name="ce24" office:value-type="string" calcext:value-type="string">
            <text:p><text:span text:style-name="T30">Compassionate coding might,</text:span><text:span text:style-name="T31"> however, educate you to notice things you did not notice in the past. It might eventually show you how some of your actions cause suffering for others or for yourself.</text:span></text:p>
            <text:p><text:span text:style-name="T23"> </text:span></text:p>
            <text:p><text:span text:style-name="T23"> This directive contains some very significant aspects:</text:span></text:p>
            <text:p><text:span text:style-name="T23"> It assumes positive intent.</text:span></text:p>
            <text:p><text:span text:style-name="T23"> It accepts failure as part of an ongoing journey and assumes growth and change</text:span></text:p>
            <text:p><text:span text:style-name="T23"> It defines very clear boundaries, because it acknowledges that there are things which are not under our control like the resources available or the situation at hand.</text:span></text:p>
          </table:table-cell>
          <table:table-cell table:style-name="ce24" office:value-type="string" calcext:value-type="string">
            <text:p>Better products</text:p>
          </table:table-cell>
          <table:table-cell table:style-name="ce24" office:value-type="string" calcext:value-type="string">
            <text:p><text:span text:style-name="T21"> Maybe, by practicing, we will begin to care for things which were not in our focus before. Maybe we will be able to make a difference so people who gave birth to a stillborn will not receive pregnancy ads.</text:span><text:span text:style-name="T22"> Maybe we will be able to improve the help that suffering people get from our apps.</text:span></text:p>
          </table:table-cell>
          <table:table-cell table:number-columns-repeated="1018"/>
        </table:table-row>
        <table:table-row table:style-name="ro1">
          <table:table-cell table:style-name="ce37" office:value-type="string" calcext:value-type="string">
            <text:p>P11</text:p>
          </table:table-cell>
          <table:table-cell table:style-name="ce30" office:value-type="string" calcext:value-type="string">
            <text:p>Coding</text:p>
            <text:p>Communication and Collaboration</text:p>
          </table:table-cell>
          <table:table-cell table:style-name="ce24" office:value-type="string" calcext:value-type="string">
            <text:p>Being mindful</text:p>
            <text:p/>
          </table:table-cell>
          <table:table-cell table:style-name="ce24" office:value-type="string" calcext:value-type="string">
            <text:p><text:span text:style-name="T23">When pairing, ask yourself (be honest):</text:span></text:p>
            <text:p><text:span text:style-name="T23"> </text:span></text:p>
            <text:p><text:span text:style-name="T23"> Am I resisting input from my pair? If so, ask why? Probably not a good reason...</text:span></text:p>
            <text:p><text:span text:style-name="T23"> Is there a sense of flow? If not, where is the resistance?</text:span></text:p>
            <text:p><text:span text:style-name="T23"> Where are my reactions coming from? Am I reacting out of compassion or fear?</text:span></text:p>
            <text:p><text:span text:style-name="T23"> There are many questions you can ask yourself, but the point is to become aware. Pairing can be a humbling experience for many. It can be a bit painful on bad days, but on good days it can be a greater experience than coding solo. It can be even better when ego and empathy are balanced. The key is awareness."</text:span></text:p>
            <text:p><text:span text:style-name="T47"> Be aware of how your pair is feeling.</text:span></text:p>
          </table:table-cell>
          <table:table-cell table:style-name="ce24" office:value-type="string" calcext:value-type="string">
            <text:p>Quality improvement</text:p>
          </table:table-cell>
          <table:table-cell table:style-name="ce24" office:value-type="string" calcext:value-type="string">
            <text:p><text:span text:style-name="T21">When pairing empathy is paramount, especially if you are in a position of seniority, it can be quite threatening to your pair. In these scenarios your collective result will be colored by the subtle tension between you and your pair; </text:span><text:span text:style-name="T22">the code will simply not be as good as it could have been.</text:span></text:p>
            <text:p><text:span text:style-name="T23"> </text:span></text:p>
            <text:p><text:span text:style-name="T23"> Simply put, I code (and pair) without ego. I do not identify with my code. The things that I do try to identify with are:</text:span></text:p>
            <text:p><text:span text:style-name="T23"> </text:span></text:p>
            <text:p><text:span text:style-name="T23"> Readability</text:span></text:p>
            <text:p><text:span text:style-name="T23"> Maintainability</text:span></text:p>
            <text:p><text:span text:style-name="T23"> Testability</text:span></text:p>
            <text:p><text:span text:style-name="T24">To bring it together, I believe we can all </text:span><text:span text:style-name="T25">write better code </text:span><text:span text:style-name="T26">by balancing our ego with empathy.</text:span></text:p>
          </table:table-cell>
          <table:table-cell table:number-columns-repeated="1018"/>
        </table:table-row>
        <table:table-row table:style-name="ro1">
          <table:table-cell table:style-name="ce7" office:value-type="string" calcext:value-type="string">
            <text:p>P12</text:p>
          </table:table-cell>
          <table:table-cell table:style-name="ce24" office:value-type="string" calcext:value-type="string">
            <text:p>Coding</text:p>
          </table:table-cell>
          <table:table-cell table:style-name="ce24" office:value-type="string" calcext:value-type="string">
            <text:p>Testing</text:p>
            <text:p/>
          </table:table-cell>
          <table:table-cell table:style-name="ce24" office:value-type="string" calcext:value-type="string">
            <text:p><text:span text:style-name="T24">That's why I propose that every developer at least occasionally</text:span><text:span text:style-name="T25"> participate in user tests of their produc</text:span><text:span text:style-name="T26">t. There are a number of benefits for the developer, the user, and for the rest of the team.</text:span></text:p>
            <text:p><text:span text:style-name="T23"> </text:span></text:p>
            <text:p><text:span text:style-name="T30"> Observing user tests will help you cultivate more compassion for your users. </text:span><text:span text:style-name="T31">Empathy is becoming a more common term in the design vocabulary, but few are talking about compassion.</text:span></text:p>
            <text:p><text:span text:style-name="T23"> One way to understand compassion is to see it as a much more active form of empathy. </text:span></text:p>
            <text:p><text:span text:style-name="T23"> </text:span></text:p>
            <text:p><text:span text:style-name="T24"> When a developer sees users struggling in person, her natural problem-solving ability will kick in. For example, </text:span><text:span text:style-name="T25">after a user testing session,</text:span><text:span text:style-name="T26"> she may see that it makes more sense to fix what seemed like a minor bug since that will have a bigger impact for the user than the whole site redesign that seemed more technically interesting to her.</text:span></text:p>
          </table:table-cell>
          <table:table-cell table:style-name="ce24" office:value-type="string" calcext:value-type="string">
            <text:p>Build compassion </text:p>
            <text:p/>
            <text:p>Build pride</text:p>
            <text:p>Better products</text:p>
          </table:table-cell>
          <table:table-cell table:style-name="ce24" office:value-type="string" calcext:value-type="string">
            <text:p><text:span text:style-name="T24">"We write software to help human beings, and to </text:span><text:span text:style-name="T25">write better software,</text:span><text:span text:style-name="T26"> we need to start caring about those human beings and their messy, illogical, and confusing feelings."</text:span></text:p>
            <text:p><text:span text:style-name="T23"/></text:p>
            <text:p><text:span text:style-name="T23">"There are a number of benefits for the developer, the user, and for the rest of the team.""""</text:span></text:p>
            <text:p><text:span text:style-name="T23">As: </text:span></text:p>
            <text:p><text:span text:style-name="T47">1. You Will Develop More Compassion for the User</text:span></text:p>
            <text:p><text:span text:style-name="T47"/></text:p>
            <text:p><text:span text:style-name="T47">3. You Will Derive More Meaning From Your Work""""""</text:span></text:p>
            <text:p><text:span text:style-name="T23"/></text:p>
            <text:p><text:span text:style-name="T24">In this way, remembering the human beings using our software focuses our attention and helps prioritize our efforts, ultimately resulting in </text:span><text:span text:style-name="T25">products better suited to our users</text:span><text:span text:style-name="T26">."</text:span></text:p>
          </table:table-cell>
          <table:table-cell table:number-columns-repeated="1018"/>
        </table:table-row>
        <table:table-row table:style-name="ro1">
          <table:table-cell table:style-name="ce7" office:value-type="string" calcext:value-type="string">
            <text:p>P12</text:p>
          </table:table-cell>
          <table:table-cell table:style-name="ce27" office:value-type="string" calcext:value-type="string">
            <text:p>Communication and Collaboration</text:p>
          </table:table-cell>
          <table:table-cell table:style-name="ce24" office:value-type="string" calcext:value-type="string">
            <text:p>Testing</text:p>
            <text:p/>
          </table:table-cell>
          <table:table-cell table:style-name="ce24" office:value-type="string" calcext:value-type="string">
            <text:p><text:span text:style-name="T24">That's why I propose that every developer at least occasionally</text:span><text:span text:style-name="T25"> participate in user tests of their produc</text:span><text:span text:style-name="T26">t. There are a number of benefits for the developer, the user, and for the rest of the team.</text:span></text:p>
            <text:p><text:span text:style-name="T23"> </text:span></text:p>
            <text:p><text:span text:style-name="T30"> Observing user tests will help you cultivate more compassion for your users. </text:span><text:span text:style-name="T31">Empathy is becoming a more common term in the design vocabulary, but few are talking about compassion.</text:span></text:p>
            <text:p><text:span text:style-name="T23"> One way to understand compassion is to see it as a much more active form of empathy. </text:span></text:p>
            <text:p><text:span text:style-name="T23"> </text:span></text:p>
            <text:p><text:span text:style-name="T24"> When a developer sees users struggling in person, her natural problem-solving ability will kick in. For example, </text:span><text:span text:style-name="T25">after a user testing session,</text:span><text:span text:style-name="T26"> she may see that it makes more sense to fix what seemed like a minor bug since that will have a bigger impact for the user than the whole site redesign that seemed more technically interesting to her.</text:span></text:p>
          </table:table-cell>
          <table:table-cell table:style-name="ce24" office:value-type="string" calcext:value-type="string">
            <text:p/>
            <text:p>Improve stakeholders' communication</text:p>
            <text:p/>
          </table:table-cell>
          <table:table-cell table:style-name="ce24" office:value-type="string" calcext:value-type="string">
            <text:p><text:span text:style-name="T23">"There are a number of benefits for the developer, the user, and for the rest of the team.""""</text:span></text:p>
            <text:p><text:span text:style-name="T23">As: </text:span></text:p>
            <text:p><text:span text:style-name="T23">1. You Will Develop More Compassion for the User</text:span></text:p>
            <text:p><text:span text:style-name="T47">2. You Will Communicate More Effectively With Designers and Product Owners</text:span></text:p>
            <text:p><text:span text:style-name="T23">3. You Will Derive More Meaning From Your Work""""""</text:span></text:p>
            <text:p><text:span text:style-name="T23"/></text:p>
          </table:table-cell>
          <table:table-cell table:number-columns-repeated="1018"/>
        </table:table-row>
        <table:table-row table:style-name="ro1">
          <table:table-cell table:style-name="ce7" office:value-type="string" calcext:value-type="string">
            <text:p>P13</text:p>
          </table:table-cell>
          <table:table-cell table:style-name="ce30" office:value-type="string" calcext:value-type="string">
            <text:p>Coding</text:p>
            <text:p>Communication and Collaboration</text:p>
          </table:table-cell>
          <table:table-cell table:style-name="ce24" office:value-type="string" calcext:value-type="string">
            <text:p>Understanding others</text:p>
          </table:table-cell>
          <table:table-cell table:style-name="ce24" office:value-type="string" calcext:value-type="string">
            <text:p><text:span text:style-name="T11"> I have worked as a software developer for few years now, and the most common thing that I had to deal with,</text:span><text:span text:style-name="T12"> was figure how works some code that another dev wrote.</text:span></text:p>
            <text:p><text:span text:style-name="T4"/></text:p>
            <text:p><text:span text:style-name="T16">Each person has your own backgrounds, convictions, policies and mental model</text:span><text:span text:style-name="T17">, as long that their code follows the team/company conventions and not present some real issue there is nothing to worry about.</text:span></text:p>
            <text:p><text:span text:style-name="T4"> </text:span></text:p>
            <text:p><text:span text:style-name="T4"/></text:p>
          </table:table-cell>
          <table:table-cell table:style-name="ce30" office:value-type="string" calcext:value-type="string">
            <text:p>Reduce blame</text:p>
          </table:table-cell>
          <table:table-cell table:style-name="ce24" office:value-type="string" calcext:value-type="string">
            <text:p><text:span text:style-name="T32">Each person has your own backgrounds, convictions, policies and mental model, as long that their code follows the team/company conventions and not present some real issue </text:span><text:span text:style-name="T29">there is nothing to worry about</text:span><text:span text:style-name="T28">. I hope to help beginners developers to recognize this thoughts and follow some logical work flow </text:span><text:span text:style-name="T29">before blame, judge or criticizing some work colleague.</text:span></text:p>
          </table:table-cell>
          <table:table-cell table:number-columns-repeated="1018"/>
        </table:table-row>
        <table:table-row table:style-name="ro1">
          <table:table-cell table:style-name="ce7" office:value-type="string" calcext:value-type="string">
            <text:p>P14</text:p>
          </table:table-cell>
          <table:table-cell table:style-name="ce30" office:value-type="string" calcext:value-type="string">
            <text:p>Communication and Collaboration </text:p>
            <text:p>Code review</text:p>
            <text:p/>
          </table:table-cell>
          <table:table-cell table:style-name="ce24" office:value-type="string" calcext:value-type="string">
            <text:p>Being compassionate</text:p>
          </table:table-cell>
          <table:table-cell table:style-name="ce24" office:value-type="string" calcext:value-type="string">
            <text:p><text:span text:style-name="T1">"I have personally </text:span><text:span text:style-name="T2">trying my best to polite</text:span><text:span text:style-name="T3"> and motivate people rather then you being rude."</text:span></text:p>
            <text:p><text:span text:style-name="T4"/></text:p>
            <text:p><text:span text:style-name="T1">"We always talk about extreme empathy where we like to say that we should put ourselves in the other person shoes, but we never can. But</text:span><text:span text:style-name="T2"> it's is really important to help them</text:span><text:span text:style-name="T3">, I know it's difficult and it takes a lot of energy.</text:span></text:p>
            <text:p><text:span text:style-name="T4"> </text:span></text:p>
            <text:p><text:span text:style-name="T11"> That is where I say empathy is really important when you are working in a big team. I know it takes a lot of courage </text:span><text:span text:style-name="T12">to spend your time and energy helping each other."</text:span></text:p>
            <text:p><text:span text:style-name="T4"/></text:p>
            <text:p><text:span text:style-name="T4"/></text:p>
            <text:p><text:span text:style-name="T4"/></text:p>
            <text:p><text:span text:style-name="T4"/></text:p>
          </table:table-cell>
          <table:table-cell table:style-name="ce24" office:value-type="string" calcext:value-type="string">
            <text:p>Better work environment</text:p>
            <text:p>Increase motivation</text:p>
            <text:p>Improve stakeholders' collaboration</text:p>
          </table:table-cell>
          <table:table-cell table:style-name="ce24" office:value-type="string" calcext:value-type="string">
            <text:p><text:span text:style-name="T24">Having the empathy will help us </text:span><text:span text:style-name="T25">create a really good team environment</text:span><text:span text:style-name="T26"> where no is afraid of being dump </text:span></text:p>
            <text:p><text:span text:style-name="T24">I have personally trying my best to polite and </text:span><text:span text:style-name="T25">motivate people rather then you being rude</text:span><text:span text:style-name="T26">.</text:span></text:p>
            <text:p><text:span text:style-name="T23"> </text:span></text:p>
            <text:p><text:span text:style-name="T24">Main purpose is to </text:span><text:span text:style-name="T25">make life of my team member easy and how we can create a healthy environment </text:span><text:span text:style-name="T26">where everybody feel to fall in pit of success rather then failure.</text:span></text:p>
            <text:p><text:span text:style-name="T23"/></text:p>
          </table:table-cell>
          <table:table-cell table:number-columns-repeated="1018"/>
        </table:table-row>
        <table:table-row table:style-name="ro1">
          <table:table-cell table:style-name="ce7" office:value-type="string" calcext:value-type="string">
            <text:p>P14</text:p>
          </table:table-cell>
          <table:table-cell table:style-name="ce30" office:value-type="string" calcext:value-type="string">
            <text:p>Communication and Collaboration </text:p>
            <text:p>Code review</text:p>
            <text:p/>
          </table:table-cell>
          <table:table-cell table:style-name="ce24" office:value-type="string" calcext:value-type="string">
            <text:p>Sharing knowledge</text:p>
          </table:table-cell>
          <table:table-cell table:style-name="ce24" office:value-type="string" calcext:value-type="string">
            <text:p><text:span text:style-name="T1">I think it make easy for all the team member to</text:span><text:span text:style-name="T2"> share the knowledge</text:span><text:span text:style-name="T3">, I might have learned something new may be from my mentor, community.</text:span></text:p>
          </table:table-cell>
          <table:table-cell table:style-name="ce24" office:value-type="string" calcext:value-type="string">
            <text:p/>
            <text:p>Build pride</text:p>
          </table:table-cell>
          <table:table-cell table:style-name="ce24" office:value-type="string" calcext:value-type="string">
            <text:p><text:span text:style-name="T23"> I think it make easy for all the team member to share the knowledge, I might have learned something new may be from my mentor, community. colleagues or may be from someone else. </text:span></text:p>
            <text:p><text:span text:style-name="T24"> </text:span><text:span text:style-name="T25">Everyday where I feel proud of what I am doing rather being insecure of being judged by someone, </text:span><text:span text:style-name="T26">who is just there to push you to put of failure.</text:span></text:p>
          </table:table-cell>
          <table:table-cell table:number-columns-repeated="1018"/>
        </table:table-row>
        <table:table-row table:style-name="ro1">
          <table:table-cell table:style-name="ce7" office:value-type="string" calcext:value-type="string">
            <text:p>P15</text:p>
          </table:table-cell>
          <table:table-cell table:style-name="ce30" office:value-type="string" calcext:value-type="string">
            <text:p/>
            <text:p>Communication and Collaboration</text:p>
            <text:p>Management and Leadership</text:p>
          </table:table-cell>
          <table:table-cell table:style-name="ce30" office:value-type="string" calcext:value-type="string">
            <text:p/>
            <text:p>Being curious</text:p>
            <text:p>Being patient</text:p>
            <text:p/>
          </table:table-cell>
          <table:table-cell table:style-name="ce24" office:value-type="string" calcext:value-type="string">
            <text:p><text:span text:style-name="T4">Building empathy takes practice, and every SRE might embody it differently. For some folks, it might look like this:</text:span></text:p>
            <text:p><text:span text:style-name="T4"> </text:span></text:p>
            <text:p><text:span text:style-name="T39"> curiosity</text:span></text:p>
            <text:p><text:span text:style-name="T39"> patience</text:span></text:p>
            <text:p><text:span text:style-name="T39"> open communication</text:span></text:p>
            <text:p><text:span text:style-name="T4"> ability to admit being wrong</text:span></text:p>
            <text:p><text:span text:style-name="T4"> </text:span></text:p>
            <text:p><text:span text:style-name="T1"> SREs should </text:span><text:span text:style-name="T2">stay curious and ask as many questions</text:span><text:span text:style-name="T3"> when reviewing documentation, incidents, or data.</text:span></text:p>
            <text:p><text:span text:style-name="T4"> </text:span></text:p>
            <text:p><text:span text:style-name="T1"> We know that the work SREs do can be very time-demanding and stressful; the ability to </text:span><text:span text:style-name="T2">stay calm under pressure</text:span><text:span text:style-name="T3"> is sometimes one of the best qualities of an SRE.</text:span></text:p>
            <text:p><text:span text:style-name="T4"> </text:span></text:p>
            <text:p><text:span text:style-name="T1"> Additionally, like any work or personal relationship, </text:span><text:span text:style-name="T2">the more one can communicate, the better;</text:span><text:span text:style-name="T3"> providing data with this is helpful, especially when dealing with incidents. </text:span></text:p>
            <text:p><text:span text:style-name="T4"/></text:p>
            <text:p><text:span text:style-name="T4"> </text:span></text:p>
          </table:table-cell>
          <table:table-cell table:style-name="ce30" office:value-type="string" calcext:value-type="string">
            <text:p>Raise feedback</text:p>
            <text:p> </text:p>
            <text:p>Reduce blame</text:p>
            <text:p> </text:p>
            <text:p>Build trust</text:p>
            <text:p/>
            <text:p>Resolve incidents faster</text:p>
            <text:p/>
            <text:p/>
          </table:table-cell>
          <table:table-cell table:style-name="ce24" office:value-type="string" calcext:value-type="string">
            <text:p><text:span text:style-name="T21">When we talk to seasoned SREs, we learn that their empathy </text:span><text:span text:style-name="T22">has allowed them to be more successful.</text:span></text:p>
            <text:p><text:span text:style-name="T23"> </text:span></text:p>
            <text:p><text:span text:style-name="T23">As an SRE, leading with empathy means that you become an individual that has established a lot of trust in the organization. This has several benefits:</text:span></text:p>
            <text:p><text:span text:style-name="T24"> Teams might </text:span><text:span text:style-name="T25">ask you earlier in the development processes/issue process for feedback</text:span><text:span text:style-name="T26"> on the issues they are facing (ability to approach)</text:span></text:p>
            <text:p><text:span text:style-name="T32"> Discourse at incident reviews is </text:span><text:span text:style-name="T33">less about blaming others</text:span><text:span text:style-name="T64"> and more about </text:span><text:span text:style-name="T29">learning and sharing</text:span><text:span text:style-name="T28"> and </text:span><text:span text:style-name="T29">moving forward together (trust)</text:span></text:p>
            <text:p><text:span text:style-name="T23"/></text:p>
            <text:p><text:span text:style-name="T24">With communication practices like this, one might </text:span><text:span text:style-name="T25">be able to resolve an incident in less time </text:span><text:span text:style-name="T26">or just be able to provide more context when a postmortem is written up</text:span></text:p>
          </table:table-cell>
          <table:table-cell table:number-columns-repeated="1018"/>
        </table:table-row>
        <table:table-row table:style-name="ro1">
          <table:table-cell table:style-name="ce7" office:value-type="string" calcext:value-type="string">
            <text:p>P15</text:p>
          </table:table-cell>
          <table:table-cell table:style-name="ce30" office:value-type="string" calcext:value-type="string">
            <text:p/>
            <text:p>Communication and Collaboration</text:p>
            <text:p>Management and Leadership</text:p>
          </table:table-cell>
          <table:table-cell table:style-name="ce30" office:value-type="string" calcext:value-type="string">
            <text:p>Attentive listening</text:p>
          </table:table-cell>
          <table:table-cell table:style-name="ce24" office:value-type="string" calcext:value-type="string">
            <text:p><text:span text:style-name="T1">Empathy goes a long way; being empathetic builds engineers' knowledge level and increases engineering morale and company culture. It begins with </text:span><text:span text:style-name="T2">listening to the needs of the teams</text:span><text:span text:style-name="T3"> they support and the issues they are working on.</text:span></text:p>
          </table:table-cell>
          <table:table-cell table:style-name="ce30" office:value-type="string" calcext:value-type="string">
            <text:p>Raise morale</text:p>
            <text:p/>
            <text:p>Build knowledge level</text:p>
            <text:p/>
          </table:table-cell>
          <table:table-cell table:style-name="ce24" office:value-type="string" calcext:value-type="string">
            <text:p><text:span text:style-name="T32">Empathy goes a long way; being empathetic </text:span><text:span text:style-name="T33">builds engineers' knowledge level and increases engineering morale and company culture</text:span><text:span text:style-name="T28">. It begins with</text:span><text:span text:style-name="T29"> listening to the needs of the teams</text:span><text:span text:style-name="T28"> they support and the issues they are working on.</text:span></text:p>
          </table:table-cell>
          <table:table-cell table:number-columns-repeated="1018"/>
        </table:table-row>
        <table:table-row table:style-name="ro1">
          <table:table-cell table:style-name="ce7" office:value-type="string" calcext:value-type="string">
            <text:p>P15</text:p>
          </table:table-cell>
          <table:table-cell table:style-name="ce30" office:value-type="string" calcext:value-type="string">
            <text:p/>
            <text:p>Communication and Collaboration</text:p>
            <text:p>Management and Leadership</text:p>
          </table:table-cell>
          <table:table-cell table:style-name="ce30" office:value-type="string" calcext:value-type="string">
            <text:p>Being open</text:p>
            <text:p/>
          </table:table-cell>
          <table:table-cell table:style-name="ce24" office:value-type="string" calcext:value-type="string">
            <text:p><text:span text:style-name="T4">Building empathy takes practice, and every SRE might embody it differently. For some folks, it might look like this:</text:span></text:p>
            <text:p><text:span text:style-name="T4"> </text:span></text:p>
            <text:p><text:span text:style-name="T4"> curiosity</text:span></text:p>
            <text:p><text:span text:style-name="T4"> patience</text:span></text:p>
            <text:p><text:span text:style-name="T4"> open communication</text:span></text:p>
            <text:p><text:span text:style-name="T39"> ability to admit being wrong</text:span></text:p>
            <text:p><text:span text:style-name="T4"> </text:span></text:p>
            <text:p><text:span text:style-name="T1">Additionally, the ability </text:span><text:span text:style-name="T2">to be vulnerable, open, honest, and transparent</text:span><text:span text:style-name="T3"> with our peers is important.</text:span></text:p>
            <text:p><text:span text:style-name="T4"> </text:span></text:p>
            <text:p><text:span text:style-name="T1"> </text:span><text:span text:style-name="T2">Cultivating a culture where failure is embraced and a culture of experimentation</text:span><text:span text:style-name="T3"> is cultivated is important and essential. This will also be very helpful for an honest postmortem. One gets to show up for their team.</text:span></text:p>
          </table:table-cell>
          <table:table-cell table:style-name="ce30" office:value-type="string" calcext:value-type="string">
            <text:p>Build trust</text:p>
          </table:table-cell>
          <table:table-cell table:style-name="ce24" office:value-type="string" calcext:value-type="string">
            <text:p><text:span text:style-name="T47">This helps build trust and allows room for failure.</text:span></text:p>
            <text:p><text:span text:style-name="T23"> </text:span></text:p>
            <text:p><text:span text:style-name="T24"> As an SRE, leading with empathy means that </text:span><text:span text:style-name="T25">you become an individual that has established a lot of trust in the organization</text:span><text:span text:style-name="T26">. This has several benefits:</text:span></text:p>
            <text:p><text:span text:style-name="T23"> Teams might ask you earlier in the development processes/issue process for feedback on the issues they are facing (ability to approach)</text:span></text:p>
            <text:p><text:span text:style-name="T23"> Discourse at incident reviews is less about blaming others and more about learning and sharing and moving forward together (trust)</text:span></text:p>
            <text:p><text:span text:style-name="T23"/></text:p>
          </table:table-cell>
          <table:table-cell table:number-columns-repeated="1018"/>
        </table:table-row>
        <table:table-row table:style-name="ro1">
          <table:table-cell table:style-name="ce7" office:value-type="string" calcext:value-type="string">
            <text:p>P15</text:p>
          </table:table-cell>
          <table:table-cell table:style-name="ce30" office:value-type="string" calcext:value-type="string">
            <text:p/>
            <text:p>Communication and Collaboration</text:p>
            <text:p>Management and Leadership</text:p>
          </table:table-cell>
          <table:table-cell table:style-name="ce30" office:value-type="string" calcext:value-type="string">
            <text:p>Taking care</text:p>
          </table:table-cell>
          <table:table-cell table:style-name="ce24" office:value-type="string" calcext:value-type="string">
            <text:p><text:span text:style-name="T19">"This is a call to action for our leaders to check in with their teams more.</text:span><text:span text:style-name="T50"> This entails listening to quarterly retrospectives, attending post-mortem reviews, and revising the information we collect about our services, requests, and incidents. This also includes other manager-y duties like listening to ideas your team brings to the table,</text:span><text:span text:style-name="T51"> proactively tracking and ensuring your team takes time off </text:span><text:span text:style-name="T10">(I’m looking at you managers at unlimited PTO companies) along with </text:span><text:span text:style-name="T9">ensuring that on-call schedules are balanced across the organization</text:span><text:span text:style-name="T10">, ensuring your SMEs (Subject Matter Experts) are not very close from burning out, and ensuring that other people are also getting trained to be on-call."</text:span></text:p>
            <text:p><text:span text:style-name="T4">"</text:span></text:p>
          </table:table-cell>
          <table:table-cell table:style-name="ce30" office:value-type="string" calcext:value-type="string">
            <text:p>Prevent burn out</text:p>
          </table:table-cell>
          <table:table-cell table:style-name="ce24" office:value-type="string" calcext:value-type="string">
            <text:p><text:span text:style-name="T8">"This is a call to action for our leaders to check in with their teams more. This entails listening to quarterly retrospectives, attending post-mortem reviews, and revising the information we collect about our services, requests, and incidents. This also includes other manager-y duties like listening to ideas your team brings to the table, proactively tracking and ensuring your team takes time off (I’m looking at you managers at unlimited PTO companies) </text:span><text:span text:style-name="T18">along with ensuring that on-call schedules are balanced across the organization, ensuring your </text:span><text:span text:style-name="T10">SMEs (Subject Matter Experts) are not very close from </text:span><text:span text:style-name="T9">burning out</text:span><text:span text:style-name="T10">, and ensuring that other people are also getting trained to be on-call."</text:span></text:p>
            <text:p><text:span text:style-name="T4"/></text:p>
          </table:table-cell>
          <table:table-cell table:number-columns-repeated="1018"/>
        </table:table-row>
        <table:table-row table:style-name="ro1">
          <table:table-cell table:style-name="ce7" office:value-type="string" calcext:value-type="string">
            <text:p>P16</text:p>
          </table:table-cell>
          <table:table-cell table:style-name="ce30" office:value-type="string" calcext:value-type="string">
            <text:p>Communication and Collaboration</text:p>
            <text:p>Code review</text:p>
          </table:table-cell>
          <table:table-cell table:style-name="ce30" office:value-type="string" calcext:value-type="string">
            <text:p>Being mindful </text:p>
          </table:table-cell>
          <table:table-cell table:style-name="ce24" office:value-type="string" calcext:value-type="string">
            <text:p><text:span text:style-name="T11">With rare exceptions, we as humans are wired to feel empathy instinctively, but by </text:span><text:span text:style-name="T12">being mindful of situations where empathy is important, we can all develop this vital quality.</text:span></text:p>
            <text:p><text:span text:style-name="T4"/></text:p>
            <text:p><text:span text:style-name="T1">"</text:span><text:span text:style-name="T2">Make a habit of thinking about others</text:span><text:span text:style-name="T3">, and you’ll do your part in creating better products, a healthy workplace culture, and a rich and fulfilling career for yourself."</text:span></text:p>
          </table:table-cell>
          <table:table-cell table:style-name="ce30" office:value-type="string" calcext:value-type="string">
            <text:p>Better products</text:p>
            <text:p>Better work environment</text:p>
            <text:p>Career development</text:p>
          </table:table-cell>
          <table:table-cell table:style-name="ce24" office:value-type="string" calcext:value-type="string">
            <text:p><text:span text:style-name="T24">"Make a habit of thinking about others, and you’ll do your part in </text:span><text:span text:style-name="T25">creating better products, a healthy workplace culture, and a rich and fulfilling career for yourself</text:span><text:span text:style-name="T26">."</text:span></text:p>
          </table:table-cell>
          <table:table-cell table:number-columns-repeated="1018"/>
        </table:table-row>
        <table:table-row table:style-name="ro1">
          <table:table-cell table:style-name="ce7" office:value-type="string" calcext:value-type="string">
            <text:p>P16</text:p>
          </table:table-cell>
          <table:table-cell table:style-name="ce30" office:value-type="string" calcext:value-type="string">
            <text:p>Communication and Collaboration</text:p>
            <text:p>Code review</text:p>
          </table:table-cell>
          <table:table-cell table:style-name="ce30" office:value-type="string" calcext:value-type="string">
            <text:p><text:span text:style-name="T4">Reviewing the code</text:span></text:p>
            <text:p><text:span text:style-name="T4">Anticipating questions</text:span></text:p>
            <text:p><text:span text:style-name="T4">Adopting good programming practices</text:span></text:p>
            <text:p><text:span text:style-name="T40">(Documenting the code)</text:span></text:p>
            <text:p><text:span text:style-name="T4"/></text:p>
            <text:p><text:span text:style-name="T4"/></text:p>
          </table:table-cell>
          <table:table-cell table:style-name="ce24" office:value-type="string" calcext:value-type="string">
            <text:p><text:span text:style-name="T11">1. </text:span><text:span text:style-name="T12">Be your own critic first</text:span></text:p>
            <text:p><text:span text:style-name="T4"> You’ve just finished writing some code, and you’re about to request a review. But wait, who should be the first one to review it?</text:span></text:p>
            <text:p><text:span text:style-name="T1"> </text:span><text:span text:style-name="T2">Before you send any code review, take the time to scan through your code for clear issues. Avoiding the need for someone else to point out obvious issues in your code</text:span><text:span text:style-name="T3"> is one of the key ways you can be respectful of their time.</text:span></text:p>
            <text:p><text:span text:style-name="T11"> 2. </text:span><text:span text:style-name="T12">Anticipate your coworkers’ questions</text:span></text:p>
            <text:p><text:span text:style-name="T1"> We’ve all had to commit code that we're not proud of — maybe an impending deadline or working with a rough API made you do some questionable things. This is something of a corollary to #1, </text:span><text:span text:style-name="T2">but read your own code with not only a critical eye for issues, but things that will confuse the crap out of your coworkers</text:span><text:span text:style-name="T3">.</text:span></text:p>
            <text:p><text:span text:style-name="T4"> </text:span></text:p>
            <text:p><text:span text:style-name="T1"> </text:span><text:span text:style-name="T2">Be proactive in documenting the sacrifices in code quality you’ve had to make</text:span><text:span text:style-name="T3">, and why. In other words, leave comments (in the code or in the PR, however your team decides to deal with comments) with answers to questions that you know your reviewers will have.</text:span></text:p>
            <text:p><text:span text:style-name="T4"/></text:p>
          </table:table-cell>
          <table:table-cell table:style-name="ce30" office:value-type="string" calcext:value-type="string">
            <text:p>Improve stakeholders' communication</text:p>
            <text:p>Build respect</text:p>
          </table:table-cell>
          <table:table-cell table:style-name="ce24" office:value-type="string" calcext:value-type="string">
            <text:p><text:span text:style-name="T24">Consequently, it makes a lot of sense to </text:span><text:span text:style-name="T25">minimize the amount of time and number of back-and-forth interactions that it takes to help you out</text:span><text:span text:style-name="T26">. How can you best accomplish this?</text:span></text:p>
            <text:p><text:span text:style-name="T23"/></text:p>
            <text:p><text:span text:style-name="T21">Avoiding the need for someone else to point out obvious issues in your code</text:span><text:span text:style-name="T22"> is one of the key ways you can be respectful of their time.</text:span></text:p>
          </table:table-cell>
          <table:table-cell table:number-columns-repeated="1018"/>
        </table:table-row>
        <table:table-row table:style-name="ro1">
          <table:table-cell table:style-name="ce7" office:value-type="string" calcext:value-type="string">
            <text:p>P16</text:p>
          </table:table-cell>
          <table:table-cell table:style-name="ce30" office:value-type="string" calcext:value-type="string">
            <text:p>Communication</text:p>
            <text:p>Code review</text:p>
          </table:table-cell>
          <table:table-cell table:style-name="ce30" office:value-type="string" calcext:value-type="string">
            <text:p>Understanding others</text:p>
            <text:p/>
            <text:p/>
            <text:p/>
            <text:p>Being positive</text:p>
          </table:table-cell>
          <table:table-cell table:style-name="ce24" office:value-type="string" calcext:value-type="string">
            <text:p><text:span text:style-name="T4"> 3. Seek first to understand</text:span></text:p>
            <text:p><text:span text:style-name="T8"> It’s safe to consider it reality that other engineers in your organization </text:span><text:span text:style-name="T18">are going to disagree with you</text:span><text:span text:style-name="T10">. Unless you are able to get to a point where you make all your technical decisions unilaterally, </text:span><text:span text:style-name="T9">you simply have to accept this fact and learn how to deal with it productively</text:span><text:span text:style-name="T10">.</text:span></text:p>
            <text:p><text:span text:style-name="T8"> Nowadays I still hold strong opinions, but I try my hardest to </text:span><text:span text:style-name="T9">view disagreement as an opportunity to learn from someone else</text:span><text:span text:style-name="T10">. Make every effort to </text:span><text:span text:style-name="T9">understand your disagreeing coworker’s point of view. </text:span></text:p>
            <text:p><text:span text:style-name="T39"> </text:span></text:p>
            <text:p><text:span text:style-name="T4"/></text:p>
            <text:p><text:span text:style-name="T11"> 4. </text:span><text:span text:style-name="T12">Be positive</text:span></text:p>
            <text:p><text:span text:style-name="T8"> Programming as an industry can be regarded as one of the most critical. You’re constantly putting your work out there to be judged by your teammates. If you’re like most engineers, myself included, your code reviews will be littered with nitpicks and things you need to improve, and rarely will you find a word of encouragement. In many ways,</text:span><text:span text:style-name="T18"> handling this criticism is just part of the job</text:span><text:span text:style-name="T10">. We want to constantly be learning, growing, and pushing ourselves towards excellence. However, pushing others towards greatness and </text:span><text:span text:style-name="T9">providing positive reinforcement</text:span><text:span text:style-name="T10"> are not mutually exclusive.</text:span></text:p>
            <text:p><text:span text:style-name="T4"/></text:p>
            <text:p><text:span text:style-name="T1">Building trust by</text:span><text:span text:style-name="T2"> offering genuine praise can help constructive feedback</text:span><text:span text:style-name="T3"> land much more effectively.</text:span></text:p>
            <text:p><text:span text:style-name="T4"/></text:p>
            <text:p><text:span text:style-name="T4"> </text:span></text:p>
            <text:p><text:span text:style-name="T4"> When someone makes a request or asks you for something, put yourselves in the shoes of someone who doesn’t know all the terminology and details of the issue that you might. How might they want their engineer to respond?</text:span></text:p>
            <text:p><text:span text:style-name="T4"> </text:span></text:p>
            <text:p><text:span text:style-name="T4"> Above all, remember that you’re all in pursuit of the same goals. Hopefully, if someone is asking something of you, it’s in service of building a better product for your users. Remember this as you communicate with the people around you.</text:span></text:p>
          </table:table-cell>
          <table:table-cell table:style-name="ce30" office:value-type="string" calcext:value-type="string">
            <text:p>Build trust </text:p>
            <text:p>Raise feedback</text:p>
          </table:table-cell>
          <table:table-cell table:style-name="ce24" office:value-type="string" calcext:value-type="string">
            <text:p><text:span text:style-name="T30"> If you work in an environment where ideas can compete openly and the best ideas win</text:span><text:span text:style-name="T31">, this means the eventual outcome will be best for your team, even if it’s not your idea.</text:span></text:p>
            <text:p><text:span text:style-name="T23"/></text:p>
            <text:p><text:span text:style-name="T27">Building trust </text:span><text:span text:style-name="T65">by offering genuine praise can </text:span><text:span text:style-name="T66">help constructive feedback</text:span><text:span text:style-name="T28"> land much more effectively. When people know you care about them, they’ll know that your criticism comes from trying to </text:span><text:span text:style-name="T29">make them better</text:span><text:span text:style-name="T28"> rather than trying to tear them down.</text:span></text:p>
          </table:table-cell>
          <table:table-cell table:number-columns-repeated="1018"/>
        </table:table-row>
        <table:table-row table:style-name="ro1">
          <table:table-cell table:style-name="ce7" office:value-type="string" calcext:value-type="string">
            <text:p>P16</text:p>
          </table:table-cell>
          <table:table-cell table:style-name="ce30" office:value-type="string" calcext:value-type="string">
            <text:p>Communication</text:p>
            <text:p>Code review</text:p>
          </table:table-cell>
          <table:table-cell table:style-name="ce30" office:value-type="string" calcext:value-type="string">
            <text:p>Understanding others (users)</text:p>
            <text:p/>
          </table:table-cell>
          <table:table-cell table:style-name="ce30" office:value-type="string" calcext:value-type="string">
            <text:p><text:span text:style-name="T1">Above all, remember that you’re all in pursuit of the same goals. Hopefully, if someone is asking something of you, </text:span><text:span text:style-name="T2">it’s in service of building a better product for your users</text:span><text:span text:style-name="T3">. Remember this as you communicate with the people around you.</text:span></text:p>
            <text:p><text:span text:style-name="T4"> </text:span></text:p>
            <text:p><text:span text:style-name="T39"> Your users are not just metrics</text:span></text:p>
            <text:p><text:span text:style-name="T39"> </text:span></text:p>
            <text:p><text:span text:style-name="T39"> The point is never to forget that there are human beings behind those screens.</text:span></text:p>
            <text:p><text:span text:style-name="T4"> </text:span></text:p>
            <text:p><text:span text:style-name="T4"> Remember also that your users are likely quite different from you. </text:span></text:p>
            <text:p><text:span text:style-name="T4"/></text:p>
          </table:table-cell>
          <table:table-cell table:style-name="ce30" office:value-type="string" calcext:value-type="string">
            <text:p>Better products</text:p>
            <text:p>Career development </text:p>
          </table:table-cell>
          <table:table-cell table:style-name="ce24" office:value-type="string" calcext:value-type="string">
            <text:p><text:span text:style-name="T24">"Above all, remember that you’re all in pursuit of the same goals. Hopefully, if someone is asking something of you, </text:span><text:span text:style-name="T25">it’s in service of building a better product for your users</text:span><text:span text:style-name="T26">. Remember this as you communicate with the people around you.</text:span></text:p>
            <text:p><text:span text:style-name="T23"> </text:span></text:p>
            <text:p><text:span text:style-name="T23"> Your users are not just metrics</text:span></text:p>
            <text:p><text:span text:style-name="T23"> </text:span></text:p>
            <text:p><text:span text:style-name="T23"> The point is never to forget that there are human beings behind those screens.</text:span></text:p>
            <text:p><text:span text:style-name="T23"> </text:span></text:p>
            <text:p><text:span text:style-name="T23"> Remember also that your users are likely quite different from you. </text:span></text:p>
            <text:p><text:span text:style-name="T23"/></text:p>
            <text:p><text:span text:style-name="T23"/></text:p>
            <text:p><text:span text:style-name="T32">it’s worth mentioning here that cultivating your empathy will also </text:span><text:span text:style-name="T33">lead to a better product for your users</text:span><text:span text:style-name="T28">. </text:span><text:span text:style-name="T29">Our software tends to exist to make our users’ lives easier</text:span><text:span text:style-name="T28">. We should all strive to make it as simple and intuitive as possible.</text:span></text:p>
            <text:p><text:span text:style-name="T23"> </text:span></text:p>
            <text:p><text:span text:style-name="T32"> you’ll do your part in </text:span><text:span text:style-name="T33">creating better products</text:span><text:span text:style-name="T28">, a healthy workplace culture, </text:span><text:span text:style-name="T29">and a rich and fulfilling career for yourself</text:span><text:span text:style-name="T28">."</text:span></text:p>
          </table:table-cell>
          <table:table-cell table:number-columns-repeated="1018"/>
        </table:table-row>
        <table:table-row table:style-name="ro1">
          <table:table-cell table:style-name="ce7" office:value-type="string" calcext:value-type="string">
            <text:p>P17</text:p>
          </table:table-cell>
          <table:table-cell table:style-name="ce30" office:value-type="string" calcext:value-type="string">
            <text:p>Management and Leadership</text:p>
            <text:p>Communication and Collaboration</text:p>
            <text:p/>
          </table:table-cell>
          <table:table-cell table:style-name="ce30" office:value-type="string" calcext:value-type="string">
            <text:p/>
            <text:p>Being compassionate</text:p>
          </table:table-cell>
          <table:table-cell table:style-name="ce24" office:value-type="string" calcext:value-type="string">
            <text:p><text:span text:style-name="T8">I find that empathy is an interesting formula: </text:span><text:span text:style-name="T18">the more you lean in to your teams</text:span><text:span text:style-name="T10"> with empathy and urge them to take care of themselves, with the mindset of "you come first" and "you're the most important part of our business," the more you create a healthy culture and as a result the more the team wants to lean back in to help the organization. Empathy in management is a lot like </text:span><text:span text:style-name="T9">practicing random acts of kindness</text:span><text:span text:style-name="T10">, the more you give, the more you get in return.</text:span></text:p>
          </table:table-cell>
          <table:table-cell table:style-name="ce30" office:value-type="string" calcext:value-type="string">
            <text:p>Better work environment</text:p>
            <text:p> </text:p>
            <text:p>Increase team support</text:p>
          </table:table-cell>
          <table:table-cell table:style-name="ce24" office:value-type="string" calcext:value-type="string">
            <text:p><text:span text:style-name="T32">I find that empathy is an interesting formula: </text:span><text:span text:style-name="T33">the more you lean in to your teams with empathy</text:span><text:span text:style-name="T28"> and urge them to take care of themselves, with the mindset of "you come first" and "you're the most important part of our business," the more you </text:span><text:span text:style-name="T29">create a healthy culture and as a result the more the team wants to lean back in to help the organization</text:span><text:span text:style-name="T28">. Empathy in management is a lot like practicing random acts of kindness, the more you give, the more you get in return.</text:span></text:p>
          </table:table-cell>
          <table:table-cell table:number-columns-repeated="1018"/>
        </table:table-row>
        <table:table-row table:style-name="ro1">
          <table:table-cell table:style-name="ce7" office:value-type="string" calcext:value-type="string">
            <text:p>P17</text:p>
          </table:table-cell>
          <table:table-cell table:style-name="ce30" office:value-type="string" calcext:value-type="string">
            <text:p>Management and Leadership</text:p>
            <text:p>Communication and Collaboration</text:p>
            <text:p/>
          </table:table-cell>
          <table:table-cell table:style-name="ce30" office:value-type="string" calcext:value-type="string">
            <text:p>Taking care</text:p>
          </table:table-cell>
          <table:table-cell table:style-name="ce24" office:value-type="string" calcext:value-type="string">
            <text:p><text:span text:style-name="T1">I find that empathy is an interesting formula: the more you lean in to your teams with empathy and</text:span><text:span text:style-name="T2"> urge them to take care of themselves, with the mindset of "you come first" and "you're the most important part of our business</text:span><text:span text:style-name="T3">," the more you create a healthy culture and as a result the more the team wants to lean back in to help the organization. Empathy in management is a lot like practicing random acts of kindness, the more you give, the more you get in return.</text:span></text:p>
            <text:p><text:span text:style-name="T4"> </text:span></text:p>
            <text:p><text:span text:style-name="T1"> There is no big secret here: </text:span><text:span text:style-name="T2">if you take care of the team, truly, honestly and empathetically</text:span><text:span text:style-name="T3">, your team will show up and take care of the business.</text:span></text:p>
          </table:table-cell>
          <table:table-cell table:style-name="ce30" office:value-type="string" calcext:value-type="string">
            <text:p>Better work environment</text:p>
            <text:p> </text:p>
            <text:p>Increase team support</text:p>
            <text:p> </text:p>
            <text:p>Build trust</text:p>
            <text:p> </text:p>
            <text:p>Raise productivity</text:p>
            <text:p> </text:p>
            <text:p>Better leadership</text:p>
          </table:table-cell>
          <table:table-cell table:style-name="ce24" office:value-type="string" calcext:value-type="string">
            <text:p><text:span text:style-name="T24">"I find that empathy is an interesting formula: the more you lean in to your teams with empathy </text:span><text:span text:style-name="T25">and urge them to take care of themselves, with the mindset of ""you come first"" and ""you're the most important part of our business,"" the more you create a healthy culture and as a result the more the team wants to lean back in to help the organization</text:span><text:span text:style-name="T26">. Empathy in management is a lot like practicing random acts of kindness, the more you give, the more you get in return.</text:span></text:p>
            <text:p><text:span text:style-name="T23"> </text:span></text:p>
            <text:p><text:span text:style-name="T27">Building trust through empathy in our culture</text:span><text:span text:style-name="T28"> doesn’t start with me; there is a dependency on this focus coming from the top...This approach has such an important ripple effect. Not only am I grateful for this culture </text:span><text:span text:style-name="T29">which drives my productivity levels higher but it also fortifies me as a leader</text:span><text:span text:style-name="T28"> to share these values with my direct reports. There is no big secret here: if you take care of the team, truly, honestly and empathetically, your team will show up and take care of the business.</text:span></text:p>
            <text:p><text:span text:style-name="T23"/></text:p>
            <text:p><text:span text:style-name="T32">It's interesting to watch how this approach unfolds: </text:span><text:span text:style-name="T29">the more I lead in this way of empathy</text:span><text:span text:style-name="T28"> and blocker tackling,</text:span><text:span text:style-name="T29"> the more my team members have the space, energy and mental peace to do their best to deliver and drive innovation.</text:span></text:p>
          </table:table-cell>
          <table:table-cell table:number-columns-repeated="1018"/>
        </table:table-row>
        <table:table-row table:style-name="ro1">
          <table:table-cell table:style-name="ce38" office:value-type="string" calcext:value-type="string" table:number-columns-spanned="1" table:number-rows-spanned="2">
            <text:p>P18</text:p>
          </table:table-cell>
          <table:table-cell table:style-name="ce40" office:value-type="string" calcext:value-type="string" table:number-columns-spanned="1" table:number-rows-spanned="2">
            <text:p>Coding</text:p>
          </table:table-cell>
          <table:table-cell table:style-name="ce40" office:value-type="string" calcext:value-type="string" table:number-columns-spanned="1" table:number-rows-spanned="2">
            <text:p>Taking perspective</text:p>
          </table:table-cell>
          <table:table-cell table:style-name="ce24" office:value-type="string" calcext:value-type="string">
            <text:p><text:span text:style-name="T1"> "</text:span><text:span text:style-name="T2">It’s easy to shit on the people who came before you.</text:span><text:span text:style-name="T3"> They’re usually not around to defend themselves or provide context. It’s a common (but terrible) way to prop oneself up and display an illusion of competence."</text:span></text:p>
            <text:p><text:span text:style-name="T4"/></text:p>
            <text:p><text:span text:style-name="T8">When DevOps practitioners talk about establishing culture, one of the big elements they discuss is creating trust by </text:span><text:span text:style-name="T9">not focusing on placing blame.</text:span><text:span text:style-name="T10"> That idea doesn’t just apply to your immediate co-workers. It applies to those in the past as well. </text:span><text:span text:style-name="T9">Trashing prior devs/engineers can have the same effect as trashing the people you currently work with, it just adds a caveat to the way the team thinks about trust.</text:span></text:p>
          </table:table-cell>
          <table:table-cell table:style-name="ce40" office:value-type="string" calcext:value-type="string" table:number-columns-spanned="1" table:number-rows-spanned="2">
            <text:p> Reduce blame</text:p>
            <text:p>Build trust</text:p>
          </table:table-cell>
          <table:table-cell table:style-name="ce24" office:value-type="string" calcext:value-type="string">
            <text:p><text:span text:style-name="T32">When DevOps practitioners talk </text:span><text:span text:style-name="T33">about establishing culture</text:span><text:span text:style-name="T28">, one of the big elements they discuss is </text:span><text:span text:style-name="T29">creating trust by not focusing on placing blame.</text:span><text:span text:style-name="T28"> That idea doesn’t just apply to your immediate co-workers. It applies to those in the past as well. Trashing prior devs/engineers can have the same effect as trashing the people you currently work with, it just adds a caveat to the way the team thinks about trust.</text:span></text:p>
            <text:p><text:span text:style-name="T23"/></text:p>
          </table:table-cell>
          <table:table-cell table:number-columns-repeated="1018"/>
        </table:table-row>
        <table:table-row table:style-name="ro1">
          <table:covered-table-cell table:number-columns-repeated="3"/>
          <table:table-cell table:style-name="ce24" office:value-type="string" calcext:value-type="string">
            <text:p><text:span text:style-name="T52">"“How” a problem was solved/band-aided/kicked-down-the-road is usually the root of those frustrations, </text:span><text:span text:style-name="T3">but the next step is</text:span><text:span text:style-name="T2"> thinking through the “Why” of the solution, which is often the source of useful information. </text:span></text:p>
            <text:p><text:span text:style-name="T39"> </text:span></text:p>
            <text:p><text:span text:style-name="T39"/></text:p>
            <text:p><text:span text:style-name="T1">Everyone is trying, no one has arrived, and </text:span><text:span text:style-name="T2">the more we empathize with the unknown constraints of those who came before us</text:span><text:span text:style-name="T3">, the better off we’ll be.</text:span></text:p>
            <text:p><text:span text:style-name="T39"/></text:p>
          </table:table-cell>
          <table:covered-table-cell/>
          <table:table-cell table:style-name="ce24" office:value-type="string" calcext:value-type="string">
            <text:p/>
            <text:p> </text:p>
            <text:p> Everyone is trying, no one has arrived, and the more we empathize with the unknown constraints of those who came before us, the better off we’ll be.</text:p>
          </table:table-cell>
          <table:table-cell table:number-columns-repeated="1018"/>
        </table:table-row>
        <table:table-row table:style-name="ro1">
          <table:table-cell table:style-name="ce6" office:value-type="string" calcext:value-type="string">
            <text:p>P19</text:p>
          </table:table-cell>
          <table:table-cell table:style-name="ce30" office:value-type="string" calcext:value-type="string">
            <text:p>Coding</text:p>
            <text:p>Communication</text:p>
            <text:p/>
          </table:table-cell>
          <table:table-cell table:style-name="ce30" office:value-type="string" calcext:value-type="string">
            <text:p><text:span text:style-name="T4">Adopting good programming practices</text:span></text:p>
            <text:p><text:span text:style-name="T40">Maintaining a consistent architecture</text:span></text:p>
            <text:p><text:span text:style-name="T40">Adopting Single Responsibility</text:span></text:p>
          </table:table-cell>
          <table:table-cell table:style-name="ce24" office:value-type="string" calcext:value-type="string">
            <text:p><text:span text:style-name="T4">"We all have our styles, but having a core set of values in a development team leads to a lot of good."</text:span></text:p>
            <text:p><text:span text:style-name="T4">as in the following topics: "</text:span></text:p>
            <text:p><text:span text:style-name="T4">"We all have our styles, but having a core set of values in a development team leads to a lot of good."</text:span></text:p>
            <text:p><text:span text:style-name="T11">as in the following topics: " Architecture: Is the architecture you're building reasonable? Believe it or not, you're building architecture every day. </text:span><text:span text:style-name="T12">Every bit of code you place into the codebase is part of the architecture. Does it make sense?</text:span></text:p>
            <text:p><text:span text:style-name="T11"> </text:span><text:span text:style-name="T12">Consistency is key.</text:span></text:p>
            <text:p><text:span text:style-name="T4"> Folder structure shouldn't be dictated by one side of the codebase.</text:span></text:p>
            <text:p><text:span text:style-name="T4"> Tools: Do you monitor and ask why when someone adds a new node module? Did you choose it because it is shiny?</text:span></text:p>
            <text:p><text:span text:style-name="T4"> Less is more.</text:span></text:p>
            <text:p><text:span text:style-name="T4"> Fundamentals are forever.</text:span></text:p>
            <text:p><text:span text:style-name="T4"/></text:p>
            <text:p><text:span text:style-name="T1"> Single Responsibility: script.js is so 2014. Components! Atomic Design! Insert system here! </text:span><text:span text:style-name="T2">Single responsibility is, in my mind, one of the best ideas to come out of the UNIX world</text:span><text:span text:style-name="T3">. The command cd doesn't also make directories, does it? No. It only changes the active one. The things you build should be the same way.</text:span></text:p>
            <text:p><text:span text:style-name="T4"/></text:p>
          </table:table-cell>
          <table:table-cell table:style-name="ce30" office:value-type="string" calcext:value-type="string">
            <text:p>Better products</text:p>
          </table:table-cell>
          <table:table-cell table:style-name="ce24" office:value-type="string" calcext:value-type="string">
            <text:p><text:span text:style-name="T52">Our product</text:span><text:span text:style-name="T3"> really is the code we write, the discussions we have, and the feelings we leave with others. Developing with empathy will get us all to a</text:span><text:span text:style-name="T2"> better, more inclusive and helpful development world.</text:span></text:p>
          </table:table-cell>
          <table:table-cell table:style-name="ce6" table:number-columns-repeated="22"/>
          <table:table-cell table:number-columns-repeated="996"/>
        </table:table-row>
        <table:table-row table:style-name="ro1">
          <table:table-cell table:style-name="ce6" office:value-type="string" calcext:value-type="string">
            <text:p>P19</text:p>
          </table:table-cell>
          <table:table-cell table:style-name="ce30" office:value-type="string" calcext:value-type="string">
            <text:p>Coding</text:p>
            <text:p/>
          </table:table-cell>
          <table:table-cell table:style-name="ce30" office:value-type="string" calcext:value-type="string">
            <text:p>Prioritizing accessibility</text:p>
          </table:table-cell>
          <table:table-cell table:style-name="ce30" office:value-type="string" calcext:value-type="string">
            <text:p><text:span text:style-name="T4">Building for everyone: Accessibility. It’s not a buzzword. It’s not a bolt on. It affects you if you write only JavaScript. It affects you if you write anything for the web.</text:span></text:p>
            <text:p><text:span text:style-name="T39"> Don’t sacrifice accessibility because of time.</text:span></text:p>
            <text:p><text:span text:style-name="T39"> Don’t sacrifice accessibility for anything.</text:span></text:p>
            <text:p><text:span text:style-name="T4"> </text:span></text:p>
          </table:table-cell>
          <table:table-cell table:style-name="ce30" office:value-type="string" calcext:value-type="string">
            <text:p>Promote inclusion </text:p>
          </table:table-cell>
          <table:table-cell table:style-name="ce24" office:value-type="string" calcext:value-type="string">
            <text:p><text:span text:style-name="T1">Developing with empathy will get us all to a better, </text:span><text:span text:style-name="T2">more inclusive </text:span><text:span text:style-name="T3">and helpful development world.</text:span></text:p>
          </table:table-cell>
          <table:table-cell table:style-name="ce6" table:number-columns-repeated="22"/>
          <table:table-cell table:number-columns-repeated="996"/>
        </table:table-row>
        <table:table-row table:style-name="ro1">
          <table:table-cell table:style-name="ce37" office:value-type="string" calcext:value-type="string">
            <text:p>P20</text:p>
          </table:table-cell>
          <table:table-cell table:style-name="ce30" office:value-type="string" calcext:value-type="string">
            <text:p>Coding</text:p>
          </table:table-cell>
          <table:table-cell table:style-name="ce30" office:value-type="string" calcext:value-type="string">
            <text:p>Being compassionate</text:p>
          </table:table-cell>
          <table:table-cell table:style-name="ce24" office:value-type="string" calcext:value-type="string">
            <text:p><text:span text:style-name="T1">"</text:span><text:span text:style-name="T2">Writing a bit more meaningful code</text:span><text:span text:style-name="T3"> than would be necessary for the now makes my job of maintaining / adding / scaling the thing I’m doing now easier for me (or someone else!) in the future.</text:span></text:p>
          </table:table-cell>
          <table:table-cell table:style-name="ce30" office:value-type="string" calcext:value-type="string">
            <text:p>Quality improvement</text:p>
          </table:table-cell>
          <table:table-cell table:style-name="ce24" office:value-type="string" calcext:value-type="string">
            <text:p><text:span text:style-name="T24">Writing a bit more meaningful code than would be necessary for the now </text:span><text:span text:style-name="T25">makes my job of maintaining / adding / scaling the thing I’m doing now easier for me (</text:span><text:span text:style-name="T26">or someone else!) in the future.</text:span></text:p>
          </table:table-cell>
          <table:table-cell table:number-columns-repeated="1018"/>
        </table:table-row>
        <table:table-row table:style-name="ro1">
          <table:table-cell table:style-name="ce37" office:value-type="string" calcext:value-type="string">
            <text:p>P20</text:p>
          </table:table-cell>
          <table:table-cell table:style-name="ce30" office:value-type="string" calcext:value-type="string">
            <text:p>Coding</text:p>
          </table:table-cell>
          <table:table-cell table:style-name="ce30" office:value-type="string" calcext:value-type="string">
            <text:p>Understanding others (developers)</text:p>
          </table:table-cell>
          <table:table-cell table:style-name="ce24" office:value-type="string" calcext:value-type="string">
            <text:p><text:span text:style-name="T4">Developing with empathy means that you keep the following in mind:</text:span></text:p>
            <text:p><text:span text:style-name="T4"> </text:span></text:p>
            <text:p><text:span text:style-name="T11"> </text:span><text:span text:style-name="T12">the person before you may not have had the time to think about the bigger picture.</text:span></text:p>
            <text:p><text:span text:style-name="T39"> the person before you may not have had the technical know-how to always think about the most common denominator.</text:span></text:p>
            <text:p><text:span text:style-name="T4"> </text:span></text:p>
          </table:table-cell>
          <table:table-cell table:style-name="ce30" office:value-type="string" calcext:value-type="string">
            <text:p>Quality improvement</text:p>
          </table:table-cell>
          <table:table-cell table:style-name="ce33" office:value-type="string" calcext:value-type="string">
            <text:p><text:span text:style-name="T11">the people you work with now are likely to need your help in </text:span><text:span text:style-name="T12">keeping the codebase healthy.</text:span></text:p>
          </table:table-cell>
          <table:table-cell table:number-columns-repeated="1018"/>
        </table:table-row>
        <table:table-row table:style-name="ro1">
          <table:table-cell table:style-name="ce37" office:value-type="string" calcext:value-type="string">
            <text:p>P20</text:p>
          </table:table-cell>
          <table:table-cell table:style-name="ce30" office:value-type="string" calcext:value-type="string">
            <text:p>Coding</text:p>
          </table:table-cell>
          <table:table-cell table:style-name="ce30" office:value-type="string" calcext:value-type="string">
            <text:p><text:span text:style-name="T4">Adopting good programming practices</text:span></text:p>
            <text:p><text:span text:style-name="T40">Fixing what is possible</text:span></text:p>
            <text:p><text:span text:style-name="T40">Not trying to solve everything </text:span></text:p>
          </table:table-cell>
          <table:table-cell table:style-name="ce24" office:value-type="string" calcext:value-type="string">
            <text:p><text:span text:style-name="T11">Whether you’re building something for yourself, you’re the only one on the team, or you’re part of a giant development team - </text:span><text:span text:style-name="T12">there's a certain need for having an “orderly” way of “doing things”. </text:span></text:p>
            <text:p><text:span text:style-name="T4"> Developing with empathy means that you keep the following in mind:</text:span></text:p>
            <text:p><text:span text:style-name="T4"> </text:span></text:p>
            <text:p><text:span text:style-name="T1"> you should </text:span><text:span text:style-name="T2">leave the codebase in a better state</text:span><text:span text:style-name="T3"> than it was before you arrived.</text:span></text:p>
            <text:p><text:span text:style-name="T1"> the people you work with now are likely to need your help in </text:span><text:span text:style-name="T2">keeping the codebase healthy</text:span><text:span text:style-name="T3">.</text:span></text:p>
            <text:p><text:span text:style-name="T4"> you can’t solve everything.</text:span></text:p>
            <text:p><text:span text:style-name="T11"> the person after you could very well be in the same position you are in right now if you don’t</text:span><text:span text:style-name="T12"> fix what you can.</text:span></text:p>
            <text:p><text:span text:style-name="T4"> </text:span></text:p>
            <text:p><text:span text:style-name="T11"> it requires constant communication with project leaders, designers, and everyone else on the team to </text:span><text:span text:style-name="T12">maintain a codebase in the most optimal way</text:span></text:p>
          </table:table-cell>
          <table:table-cell table:style-name="ce30" office:value-type="string" calcext:value-type="string">
            <text:p>Quality improvement</text:p>
          </table:table-cell>
          <table:table-cell table:style-name="ce24" office:value-type="string" calcext:value-type="string">
            <text:p><text:span text:style-name="T1">you should </text:span><text:span text:style-name="T2">leave the codebase in a better state</text:span><text:span text:style-name="T3"> than it was before you arrived.</text:span></text:p>
            <text:p><text:span text:style-name="T1"> the people you work with now are likely to need your help in </text:span><text:span text:style-name="T2">keeping the codebase healthy</text:span><text:span text:style-name="T3">.</text:span></text:p>
            <text:p><text:span text:style-name="T4"> </text:span></text:p>
            <text:p><text:span text:style-name="T11"> it requires constant communication with project leaders, designers, and everyone else on the team to </text:span><text:span text:style-name="T12">maintain a codebase in the most optimal way.</text:span></text:p>
            <text:p><text:span text:style-name="T4"> </text:span></text:p>
            <text:p><text:span text:style-name="T4"> </text:span></text:p>
          </table:table-cell>
          <table:table-cell table:number-columns-repeated="1018"/>
        </table:table-row>
        <table:table-row table:style-name="ro1">
          <table:table-cell table:style-name="ce37" office:value-type="string" calcext:value-type="string">
            <text:p>P20</text:p>
          </table:table-cell>
          <table:table-cell table:style-name="ce30" office:value-type="string" calcext:value-type="string">
            <text:p>Coding</text:p>
          </table:table-cell>
          <table:table-cell table:style-name="ce30" office:value-type="string" calcext:value-type="string">
            <text:p><text:span text:style-name="T4">Adopting good programming practices</text:span></text:p>
            <text:p><text:span text:style-name="T40"/></text:p>
            <text:p><text:span text:style-name="T40">Adopting Single Responsibility</text:span></text:p>
          </table:table-cell>
          <table:table-cell table:style-name="ce24" office:value-type="string" calcext:value-type="string">
            <text:p><text:span text:style-name="T1"> </text:span><text:span text:style-name="T2">Writing a codebase with single responsibility in mind</text:span><text:span text:style-name="T3"> is hard work. It takes a lot of thinking and planning to be comfortable breaking complex ideas up into small bits that all do “their own thing” and can be reused."</text:span></text:p>
          </table:table-cell>
          <table:table-cell table:style-name="ce30" office:value-type="string" calcext:value-type="string">
            <text:p>Quality improvement</text:p>
            <text:p>Raise productivity</text:p>
            <text:p>Improve developers onboarding</text:p>
            <text:p/>
          </table:table-cell>
          <table:table-cell table:style-name="ce24" office:value-type="string" calcext:value-type="string">
            <text:p><text:span text:style-name="T21">This helps your codebase </text:span><text:span text:style-name="T22">be easier to maintain, easier to debug, and easier to learn.</text:span></text:p>
            <text:p><text:span text:style-name="T23"/></text:p>
            <text:p><text:span text:style-name="T21"> Writing a codebase with single responsibility in mind is hard work. It takes a lot of thinking and planning to be comfortable breaking complex ideas up into small bits </text:span><text:span text:style-name="T22">that all do “their own thing” and can be reused.</text:span></text:p>
            <text:p><text:span text:style-name="T21">it allows developers and teams alike to </text:span><text:span text:style-name="T22">work quicker, increase speed and efficiency, and helps onboard new developers and instills good heuristics on what should be “new” and what can be reused.</text:span></text:p>
          </table:table-cell>
          <table:table-cell table:number-columns-repeated="1018"/>
        </table:table-row>
        <table:table-row table:style-name="ro1">
          <table:table-cell table:style-name="ce7" office:value-type="string" calcext:value-type="string">
            <text:p>P21</text:p>
          </table:table-cell>
          <table:table-cell table:style-name="ce30" office:value-type="string" calcext:value-type="string">
            <text:p>Coding</text:p>
          </table:table-cell>
          <table:table-cell table:style-name="ce30" office:value-type="string" calcext:value-type="string">
            <text:p><text:span text:style-name="T4">Adopting good programming practices</text:span></text:p>
            <text:p><text:span text:style-name="T40">Using abstractions</text:span></text:p>
            <text:p><text:span text:style-name="T40">Keeping the code modularized</text:span></text:p>
            <text:p><text:span text:style-name="T4"/></text:p>
          </table:table-cell>
          <table:table-cell table:style-name="ce24" office:value-type="string" calcext:value-type="string">
            <text:p><text:span text:style-name="T1">"when writing code, sometimes there is not a thought </text:span><text:span text:style-name="T2">to abstract something that could be calculated / used somewhere else</text:span><text:span text:style-name="T3">.</text:span></text:p>
            <text:p><text:span text:style-name="T4"/></text:p>
            <text:p><text:span text:style-name="T8">How might we </text:span><text:span text:style-name="T18">make the above code a bit more abstract</text:span><text:span text:style-name="T10">? Or how might we </text:span><text:span text:style-name="T9">break out some functionality to be able to be used elsewhere</text:span><text:span text:style-name="T10">?"</text:span></text:p>
            <text:p><text:span text:style-name="T4"/></text:p>
          </table:table-cell>
          <table:table-cell table:style-name="ce24" office:value-type="string" calcext:value-type="string">
            <text:p>Quality improvement</text:p>
          </table:table-cell>
          <table:table-cell table:style-name="ce24" office:value-type="string" calcext:value-type="string">
            <text:p><text:span text:style-name="T23"/></text:p>
            <text:p><text:span text:style-name="T23"/></text:p>
            <text:p><text:span text:style-name="T24">"Now, if we take this idea and apply it to </text:span><text:span text:style-name="T25">""""reusable components"""" or """"reusability"""</text:span><text:span text:style-name="T26">" it makes total sense. But aside from reusable components, what other ways can we make our code more modular and reusable?</text:span></text:p>
            <text:p><text:span text:style-name="T23"/></text:p>
            <text:p><text:span text:style-name="T32">"</text:span><text:span text:style-name="T33">Writing code in a way that is very easy to read</text:span><text:span text:style-name="T28"> is caring for your fellow developer, and </text:span><text:span text:style-name="T29">it makes it easier for you to come back to in a few months and not want to pull your hair out!</text:span><text:span text:style-name="T28">"</text:span></text:p>
          </table:table-cell>
          <table:table-cell table:number-columns-repeated="1018"/>
        </table:table-row>
        <table:table-row table:style-name="ro1">
          <table:table-cell table:style-name="ce7" office:value-type="string" calcext:value-type="string">
            <text:p>P22</text:p>
          </table:table-cell>
          <table:table-cell table:style-name="ce30" office:value-type="string" calcext:value-type="string">
            <text:p>Coding</text:p>
            <text:p>Communication and</text:p>
            <text:p>Collaboration</text:p>
            <text:p>Code review</text:p>
          </table:table-cell>
          <table:table-cell table:style-name="ce24" office:value-type="string" calcext:value-type="string">
            <text:p><text:span text:style-name="T4">Adopting good programming practices</text:span></text:p>
            <text:p><text:span text:style-name="T40">Following the code style</text:span></text:p>
          </table:table-cell>
          <table:table-cell table:style-name="ce24" office:value-type="string" calcext:value-type="string">
            <text:p><text:span text:style-name="T1">"I feel like this goes faster when </text:span><text:span text:style-name="T2">everyone kinda does things similarly</text:span><text:span text:style-name="T3">.</text:span></text:p>
            <text:p><text:span text:style-name="T4"/></text:p>
            <text:p><text:span text:style-name="T16">Style guides help do the following</text:span><text:span text:style-name="T17">:</text:span></text:p>
            <text:p><text:span text:style-name="T4"/></text:p>
            <text:p><text:span text:style-name="T4">Ensure everyone is writing similar code</text:span></text:p>
            <text:p><text:span text:style-name="T4">Ensure readability</text:span></text:p>
            <text:p><text:span text:style-name="T4">Ramp up new developers to the ""expectations"" of ""good code"" or ""clean code""</text:span></text:p>
            <text:p><text:span text:style-name="T4">Clears up any issues regarding the above otherwise vague terms."</text:span></text:p>
            <text:p><text:span text:style-name="T4"/></text:p>
            <text:p><text:span text:style-name="T11">"</text:span><text:span text:style-name="T12">Using a Code Style Guide</text:span></text:p>
            <text:p><text:span text:style-name="T4"> </text:span></text:p>
            <text:p><text:span text:style-name="T4"> I've found that setting expectations of what ""good code"" or ""clean code"" looks like is a great way to help folks who do not necessarily know what questions to ask or if they even have any questions.</text:span></text:p>
            <text:p><text:span text:style-name="T4"> </text:span></text:p>
            <text:p><text:span text:style-name="T4"> If everyone writes code similarly then it helps code reviews, discovering bugs and pairing in general."</text:span></text:p>
          </table:table-cell>
          <table:table-cell table:style-name="ce30" office:value-type="string" calcext:value-type="string">
            <text:p>Quality improvement</text:p>
            <text:p>Raise productivity</text:p>
            <text:p>Improve stakeholders' communication</text:p>
            <text:p>Improve stakeholders' collaboration</text:p>
          </table:table-cell>
          <table:table-cell table:style-name="ce24" office:value-type="string" calcext:value-type="string">
            <text:p><text:span text:style-name="T24">"If everyone writes code similarly then it helps </text:span><text:span text:style-name="T25">code reviews, discovering bugs and pairing in general</text:span><text:span text:style-name="T26">. </text:span></text:p>
            <text:p><text:span text:style-name="T23"> </text:span></text:p>
            <text:p><text:span text:style-name="T24"> I feel like </text:span><text:span text:style-name="T25">this goes faster when everyone</text:span><text:span text:style-name="T26"> kinda does things similarly.</text:span></text:p>
            <text:p><text:span text:style-name="T23"> </text:span></text:p>
            <text:p><text:span text:style-name="T23"> Style guides help do the following:</text:span></text:p>
            <text:p><text:span text:style-name="T23"> </text:span></text:p>
            <text:p><text:span text:style-name="T21"> Ensure </text:span><text:span text:style-name="T22">everyone is writing similar code</text:span></text:p>
            <text:p><text:span text:style-name="T47"> Ensure readability</text:span></text:p>
            <text:p><text:span text:style-name="T23"> Ramp up new developers to the ""expectations"" of ""good code"" or ""clean code""</text:span></text:p>
            <text:p><text:span text:style-name="T21"> </text:span><text:span text:style-name="T22">Clears up any issues regarding the above otherwise vague terms.</text:span></text:p>
            <text:p><text:span text:style-name="T23"> </text:span></text:p>
            <text:p><text:span text:style-name="T24"> Being on the same page with your team with regard to ""good code"" not only</text:span><text:span text:style-name="T25"> improves communication and team dynamics</text:span><text:span text:style-name="T26">, but it reduces the ""omg who wrote this?"" reaction you might have before you pull out git blame :)"</text:span></text:p>
            <text:p><text:span text:style-name="T23"/></text:p>
          </table:table-cell>
          <table:table-cell table:number-columns-repeated="1018"/>
        </table:table-row>
        <table:table-row table:style-name="ro1" table:number-rows-repeated="944">
          <table:table-cell table:number-columns-repeated="4"/>
          <table:table-cell table:style-name="ce6"/>
          <table:table-cell table:style-name="ce25"/>
          <table:table-cell table:number-columns-repeated="1018"/>
        </table:table-row>
        <table:table-row table:style-name="ro3" table:number-rows-repeated="1047575">
          <table:table-cell table:number-columns-repeated="1024"/>
        </table:table-row>
        <table:table-row table:style-name="ro3">
          <table:table-cell table:number-columns-repeated="1024"/>
        </table:table-row>
      </table:table>
      <table:named-expressions/>
      <table:database-ranges>
        <table:database-range table:name="__Anonymous_Sheet_DB__1" table:target-range-address="RQ1.A1:RQ1.D38" table:display-filter-buttons="true"/>
        <table:database-range table:name="__Anonymous_Sheet_DB__3" table:target-range-address="RQ3.A2:RQ3.C33"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sans-serif" svg:font-family="'Arial, sans-serif'"/>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6.69pt" fo:margin-bottom="56.69pt" fo:margin-left="36.85pt" fo:margin-right="36.85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articles" style:display-name="PageStyle_articles" style:page-layout-name="Mpm3">
      <style:header style:display="false"/>
      <style:header-left style:display="false"/>
      <style:footer style:display="false"/>
      <style:footer-left style:display="false"/>
    </style:master-page>
    <style:master-page style:name="PageStyle_5f_RQ1" style:display-name="PageStyle_RQ1" style:page-layout-name="Mpm4">
      <style:header style:display="false"/>
      <style:header-left style:display="false"/>
      <style:footer style:display="false"/>
      <style:footer-left style:display="false"/>
    </style:master-page>
    <style:master-page style:name="PageStyle_5f_RQ2" style:display-name="PageStyle_RQ2" style:page-layout-name="Mpm4">
      <style:header style:display="false"/>
      <style:header-left style:display="false"/>
      <style:footer style:display="false"/>
      <style:footer-left style:display="false"/>
    </style:master-page>
    <style:master-page style:name="PageStyle_5f_RQ3" style:display-name="PageStyle_RQ3" style:page-layout-name="Mpm4">
      <style:header style:display="false"/>
      <style:header-left style:display="false"/>
      <style:footer style:display="false"/>
      <style:footer-left style:display="false"/>
    </style:master-page>
    <style:master-page style:name="PageStyle_5f_RQ4-RQ5" style:display-name="PageStyle_RQ4-RQ5"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912" meta:object-count="0"/>
    <meta:generator>LibreOfficeDev/6.0.5.2$Linux_X86_64 LibreOffice_project/</meta:generator>
  </office:meta>
</office:document-meta>
</file>